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5.835cm"/>
    </style:style>
    <style:style style:name="co11" style:family="table-column">
      <style:table-column-properties fo:break-before="auto" style:column-width="5.48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57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104"/>
    <style:style style:name="ce9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ce8"/>
        <table:table-row table:style-name="ro1">
          <table:table-cell table:style-name="ce3" office:value-type="string" calcext:value-type="string">
            <text:p>month_start_date</text:p>
          </table:table-cell>
          <table:table-cell table:style-name="ce3" office:value-type="string" calcext:value-type="string">
            <text:p>month_date</text:p>
          </table:table-cell>
          <table:table-cell table:style-name="ce3" office:value-type="string" calcext:value-type="string">
            <text:p>employee_pk</text:p>
          </table:table-cell>
          <table:table-cell table:style-name="ce3" office:value-type="string" calcext:value-type="string">
            <text:p>employee_name</text:p>
          </table:table-cell>
          <table:table-cell table:style-name="ce3" office:value-type="string" calcext:value-type="string">
            <text:p>employee_team_name</text:p>
          </table:table-cell>
          <table:table-cell table:style-name="ce3" office:value-type="string" calcext:value-type="string">
            <text:p>goal_value</text:p>
          </table:table-cell>
          <table:table-cell table:style-name="ce6" office:value-type="string" calcext:value-type="string">
            <text:p>cap_value</text:p>
          </table:table-cell>
          <table:table-cell table:style-name="ce3" office:value-type="string" calcext:value-type="string">
            <text:p>achieved_goal</text:p>
          </table:table-cell>
          <table:table-cell table:style-name="ce3" office:value-type="string" calcext:value-type="string">
            <text:p>goal_exists</text:p>
          </table:table-cell>
          <table:table-cell table:style-name="ce3" office:value-type="string" calcext:value-type="string">
            <text:p>weight_goal_value</text:p>
          </table:table-cell>
          <table:table-cell table:style-name="ce3" office:value-type="string" calcext:value-type="string">
            <text:p>weight_cap_value</text:p>
          </table:table-cell>
          <table:table-cell table:style-name="ce3" office:value-type="string" calcext:value-type="string">
            <text:p>done_meetings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0.0224x + 0.0062</text:p>
          </table:table-cell>
          <table:table-cell office:value-type="string" calcext:value-type="string">
            <text:p>is_male</text:p>
          </table:table-cell>
          <table:table-cell office:value-type="string" calcext:value-type="string">
            <text:p>client_count</text:p>
          </table:table-cell>
          <table:table-cell office:value-type="string" calcext:value-type="string">
            <text:p>wallet_equity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4cebac59513c9cbf04afa397b9f4a2e1</text:p>
          </table:table-cell>
          <table:table-cell table:style-name="ce1" office:value-type="string" calcext:value-type="string">
            <text:p>Andressa Gueresi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6" office:value-type="float" office:value="5001232.18" calcext:value-type="float">
            <text:p>5001232,18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]&gt;0;1;0)" office:value-type="float" office:value="1" calcext:value-type="float">
            <text:p>1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string" calcext:value-type="string">
            <text:p>4.53146554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51.28571429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2];[Sheet2.$D$1:.$D$1048576];[.B2])" office:value-type="float" office:value="110" calcext:value-type="float">
            <text:p>110</text:p>
          </table:table-cell>
          <table:table-cell table:formula="of:=SUMIFS([Sheet2.$E$1:.$E$1048576];[Sheet2.$A$1:.$A$1048576];[.D2];[Sheet2.$D$1:.$D$1048576];[.B2])" office:value-type="currency" office:currency="BRL" office:value="53058244.788512" calcext:value-type="currency">
            <text:p>R$ 53.058.244,79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e6ab233a8afade53725ba4715b0e9525</text:p>
          </table:table-cell>
          <table:table-cell table:style-name="ce1" office:value-type="string" calcext:value-type="string">
            <text:p>Pedro Scartezzini de Moraes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2431531.28" calcext:value-type="float">
            <text:p>2431531,28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2.59902701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];[Sheet2.$D$1:.$D$1048576];[.B3])" office:value-type="float" office:value="70" calcext:value-type="float">
            <text:p>70</text:p>
          </table:table-cell>
          <table:table-cell table:formula="of:=SUMIFS([Sheet2.$E$1:.$E$1048576];[Sheet2.$A$1:.$A$1048576];[.D3];[Sheet2.$D$1:.$D$1048576];[.B3])" office:value-type="currency" office:currency="BRL" office:value="117414449.746" calcext:value-type="currency">
            <text:p>R$ 117.414.449,75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c40d931642a5050be105893d9bd12675</text:p>
          </table:table-cell>
          <table:table-cell table:style-name="ce1" office:value-type="string" calcext:value-type="string">
            <text:p>Guilherme Ioris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-1201073.44" calcext:value-type="float">
            <text:p>-1201073,4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75944012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];[Sheet2.$D$1:.$D$1048576];[.B4])" office:value-type="float" office:value="93" calcext:value-type="float">
            <text:p>93</text:p>
          </table:table-cell>
          <table:table-cell table:formula="of:=SUMIFS([Sheet2.$E$1:.$E$1048576];[Sheet2.$A$1:.$A$1048576];[.D4];[Sheet2.$D$1:.$D$1048576];[.B4])" office:value-type="currency" office:currency="BRL" office:value="183886373.04152" calcext:value-type="currency">
            <text:p>R$ 183.886.373,04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89e92536adb7d26b6bd0965f4ad48a32</text:p>
          </table:table-cell>
          <table:table-cell table:style-name="ce1" office:value-type="string" calcext:value-type="string">
            <text:p>Marco Vinícius Pereir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250000" calcext:value-type="float">
            <text:p>1250000</text:p>
          </table:table-cell>
          <table:table-cell table:style-name="ce6" office:value-type="float" office:value="1413623.93" calcext:value-type="float">
            <text:p>1413623,93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0282499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5.52678571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5];[Sheet2.$D$1:.$D$1048576];[.B5])" office:value-type="float" office:value="106" calcext:value-type="float">
            <text:p>106</text:p>
          </table:table-cell>
          <table:table-cell table:formula="of:=SUMIFS([Sheet2.$E$1:.$E$1048576];[Sheet2.$A$1:.$A$1048576];[.D5];[Sheet2.$D$1:.$D$1048576];[.B5])" office:value-type="currency" office:currency="BRL" office:value="49501553.266592" calcext:value-type="currency">
            <text:p>R$ 49.501.553,27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21d486f3aa0f0a525f2ec45e4aa8b78b</text:p>
          </table:table-cell>
          <table:table-cell table:style-name="ce1" office:value-type="string" calcext:value-type="string">
            <text:p>Vithor Ros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250000" calcext:value-type="float">
            <text:p>1250000</text:p>
          </table:table-cell>
          <table:table-cell table:style-name="ce6" office:value-type="float" office:value="891751.92" calcext:value-type="float">
            <text:p>891751,9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5649483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5.52678571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6];[Sheet2.$D$1:.$D$1048576];[.B6])" office:value-type="float" office:value="95" calcext:value-type="float">
            <text:p>95</text:p>
          </table:table-cell>
          <table:table-cell table:formula="of:=SUMIFS([Sheet2.$E$1:.$E$1048576];[Sheet2.$A$1:.$A$1048576];[.D6];[Sheet2.$D$1:.$D$1048576];[.B6])" office:value-type="currency" office:currency="BRL" office:value="47730262.019072" calcext:value-type="currency">
            <text:p>R$ 47.730.262,02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3dbd04f7f3a753b65adfa3ca909a7b7b</text:p>
          </table:table-cell>
          <table:table-cell table:style-name="ce1" office:value-type="string" calcext:value-type="string">
            <text:p>Gabriel Silveir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6" office:value-type="float" office:value="6551222.47" calcext:value-type="float">
            <text:p>6551222,47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7]&gt;0;1;0)" office:value-type="float" office:value="1" calcext:value-type="float">
            <text:p>1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string" calcext:value-type="string">
            <text:p>6.5512224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1.28571429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];[Sheet2.$D$1:.$D$1048576];[.B7])" office:value-type="float" office:value="100" calcext:value-type="float">
            <text:p>100</text:p>
          </table:table-cell>
          <table:table-cell table:formula="of:=SUMIFS([Sheet2.$E$1:.$E$1048576];[Sheet2.$A$1:.$A$1048576];[.D7];[Sheet2.$D$1:.$D$1048576];[.B7])" office:value-type="currency" office:currency="BRL" office:value="52335087.680018" calcext:value-type="currency">
            <text:p>R$ 52.335.087,68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1a21f820e0d5f28732b4696d6b1bbd2e</text:p>
          </table:table-cell>
          <table:table-cell table:style-name="ce1" office:value-type="string" calcext:value-type="string">
            <text:p>Lucas Becker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5772791.26" calcext:value-type="float">
            <text:p>5772791,26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8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5.7727912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];[Sheet2.$D$1:.$D$1048576];[.B8])" office:value-type="float" office:value="87" calcext:value-type="float">
            <text:p>87</text:p>
          </table:table-cell>
          <table:table-cell table:formula="of:=SUMIFS([Sheet2.$E$1:.$E$1048576];[Sheet2.$A$1:.$A$1048576];[.D8];[Sheet2.$D$1:.$D$1048576];[.B8])" office:value-type="currency" office:currency="BRL" office:value="176852996.771136" calcext:value-type="currency">
            <text:p>R$ 176.852.996,77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e6ab233a8afade53725ba4715b0e9525</text:p>
          </table:table-cell>
          <table:table-cell table:style-name="ce1" office:value-type="string" calcext:value-type="string">
            <text:p>Pedro Scartezzini de Moraes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2200000" calcext:value-type="float">
            <text:p>2200000</text:p>
          </table:table-cell>
          <table:table-cell table:style-name="ce6" office:value-type="float" office:value="4479081.56" calcext:value-type="float">
            <text:p>4479081,56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9]&gt;0;1;0)" office:value-type="float" office:value="1" calcext:value-type="float">
            <text:p>1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4.479081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97.937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];[Sheet2.$D$1:.$D$1048576];[.B9])" office:value-type="float" office:value="72" calcext:value-type="float">
            <text:p>72</text:p>
          </table:table-cell>
          <table:table-cell table:formula="of:=SUMIFS([Sheet2.$E$1:.$E$1048576];[Sheet2.$A$1:.$A$1048576];[.D9];[Sheet2.$D$1:.$D$1048576];[.B9])" office:value-type="currency" office:currency="BRL" office:value="104964610.333295" calcext:value-type="currency">
            <text:p>R$ 104.964.610,33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e6ab233a8afade53725ba4715b0e9525</text:p>
          </table:table-cell>
          <table:table-cell table:style-name="ce1" office:value-type="string" calcext:value-type="string">
            <text:p>Pedro Scartezzini de Moraes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4445910.32" calcext:value-type="float">
            <text:p>4445910,32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0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4.4459103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10];[Sheet2.$D$1:.$D$1048576];[.B10])" office:value-type="float" office:value="71" calcext:value-type="float">
            <text:p>71</text:p>
          </table:table-cell>
          <table:table-cell table:formula="of:=SUMIFS([Sheet2.$E$1:.$E$1048576];[Sheet2.$A$1:.$A$1048576];[.D10];[Sheet2.$D$1:.$D$1048576];[.B10])" office:value-type="currency" office:currency="BRL" office:value="111849080.690472" calcext:value-type="currency">
            <text:p>R$ 111.849.080,69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c40d931642a5050be105893d9bd12675</text:p>
          </table:table-cell>
          <table:table-cell table:style-name="ce1" office:value-type="string" calcext:value-type="string">
            <text:p>Guilherme Ioris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4295776.76" calcext:value-type="float">
            <text:p>4295776,76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1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4.2957767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11];[Sheet2.$D$1:.$D$1048576];[.B11])" office:value-type="float" office:value="109" calcext:value-type="float">
            <text:p>109</text:p>
          </table:table-cell>
          <table:table-cell table:formula="of:=SUMIFS([Sheet2.$E$1:.$E$1048576];[Sheet2.$A$1:.$A$1048576];[.D11];[Sheet2.$D$1:.$D$1048576];[.B11])" office:value-type="currency" office:currency="BRL" office:value="184848187.157788" calcext:value-type="currency">
            <text:p>R$ 184.848.187,16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9828d8778b2d3a7d58040b5dea46abed</text:p>
          </table:table-cell>
          <table:table-cell table:style-name="ce1" office:value-type="string" calcext:value-type="string">
            <text:p>Évelyn Padilha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6" office:value-type="float" office:value="4274381.92" calcext:value-type="float">
            <text:p>4274381,92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2]&gt;0;1;0)" office:value-type="float" office:value="1" calcext:value-type="float">
            <text:p>1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4.2743819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26.50892857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12];[Sheet2.$D$1:.$D$1048576];[.B12])" office:value-type="float" office:value="53" calcext:value-type="float">
            <text:p>53</text:p>
          </table:table-cell>
          <table:table-cell table:formula="of:=SUMIFS([Sheet2.$E$1:.$E$1048576];[Sheet2.$A$1:.$A$1048576];[.D12];[Sheet2.$D$1:.$D$1048576];[.B12])" office:value-type="currency" office:currency="BRL" office:value="23766062.97" calcext:value-type="currency">
            <text:p>R$ 23.766.062,97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b20b07cb05cb53f542abbc69faf48e98</text:p>
          </table:table-cell>
          <table:table-cell table:style-name="ce1" office:value-type="string" calcext:value-type="string">
            <text:p>Karina Gerhardt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836000" calcext:value-type="float">
            <text:p>1836000</text:p>
          </table:table-cell>
          <table:table-cell table:style-name="ce6" office:value-type="float" office:value="3970772.67" calcext:value-type="float">
            <text:p>3970772,67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3]&gt;0;1;0)" office:value-type="float" office:value="1" calcext:value-type="float">
            <text:p>1</text:p>
          </table:table-cell>
          <table:table-cell table:style-name="ce1" office:value-type="float" office:value="1836" calcext:value-type="float">
            <text:p>1836</text:p>
          </table:table-cell>
          <table:table-cell table:style-name="ce1" office:value-type="string" calcext:value-type="string">
            <text:p>3.9707726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81.6875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13];[Sheet2.$D$1:.$D$1048576];[.B13])" office:value-type="float" office:value="180" calcext:value-type="float">
            <text:p>180</text:p>
          </table:table-cell>
          <table:table-cell table:formula="of:=SUMIFS([Sheet2.$E$1:.$E$1048576];[Sheet2.$A$1:.$A$1048576];[.D13];[Sheet2.$D$1:.$D$1048576];[.B13])" office:value-type="currency" office:currency="BRL" office:value="188450459.620144" calcext:value-type="currency">
            <text:p>R$ 188.450.459,62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c40d931642a5050be105893d9bd12675</text:p>
          </table:table-cell>
          <table:table-cell table:style-name="ce1" office:value-type="string" calcext:value-type="string">
            <text:p>Guilherme Ioris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3702262.5" calcext:value-type="float">
            <text:p>3702262,5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4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3.702262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14];[Sheet2.$D$1:.$D$1048576];[.B14])" office:value-type="float" office:value="92" calcext:value-type="float">
            <text:p>92</text:p>
          </table:table-cell>
          <table:table-cell table:formula="of:=SUMIFS([Sheet2.$E$1:.$E$1048576];[Sheet2.$A$1:.$A$1048576];[.D14];[Sheet2.$D$1:.$D$1048576];[.B14])" office:value-type="currency" office:currency="BRL" office:value="137988139.05212" calcext:value-type="currency">
            <text:p>R$ 137.988.139,05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b20b07cb05cb53f542abbc69faf48e98</text:p>
          </table:table-cell>
          <table:table-cell table:style-name="ce1" office:value-type="string" calcext:value-type="string">
            <text:p>Karina Gerhardt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2065000" calcext:value-type="float">
            <text:p>2065000</text:p>
          </table:table-cell>
          <table:table-cell table:style-name="ce6" office:value-type="float" office:value="3629083.73" calcext:value-type="float">
            <text:p>3629083,73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5]&gt;0;1;0)" office:value-type="float" office:value="1" calcext:value-type="float">
            <text:p>1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string" calcext:value-type="string">
            <text:p>3.6290837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91.91071429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15];[Sheet2.$D$1:.$D$1048576];[.B15])" office:value-type="float" office:value="200" calcext:value-type="float">
            <text:p>200</text:p>
          </table:table-cell>
          <table:table-cell table:formula="of:=SUMIFS([Sheet2.$E$1:.$E$1048576];[Sheet2.$A$1:.$A$1048576];[.D15];[Sheet2.$D$1:.$D$1048576];[.B15])" office:value-type="currency" office:currency="BRL" office:value="227120797.447316" calcext:value-type="currency">
            <text:p>R$ 227.120.797,45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1eaacd9f7f6efc91ba9811e0d47767c3</text:p>
          </table:table-cell>
          <table:table-cell table:style-name="ce1" office:value-type="string" calcext:value-type="string">
            <text:p>Joubert Raniê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3412605.42" calcext:value-type="float">
            <text:p>3412605,42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3.4126054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16];[Sheet2.$D$1:.$D$1048576];[.B16])" office:value-type="float" office:value="95" calcext:value-type="float">
            <text:p>95</text:p>
          </table:table-cell>
          <table:table-cell table:formula="of:=SUMIFS([Sheet2.$E$1:.$E$1048576];[Sheet2.$A$1:.$A$1048576];[.D16];[Sheet2.$D$1:.$D$1048576];[.B16])" office:value-type="currency" office:currency="BRL" office:value="143006136.62" calcext:value-type="currency">
            <text:p>R$ 143.006.136,62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1eaacd9f7f6efc91ba9811e0d47767c3</text:p>
          </table:table-cell>
          <table:table-cell table:style-name="ce1" office:value-type="string" calcext:value-type="string">
            <text:p>Joubert Raniê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1000" calcext:value-type="float">
            <text:p>1721000</text:p>
          </table:table-cell>
          <table:table-cell table:style-name="ce6" office:value-type="float" office:value="3148219.49" calcext:value-type="float">
            <text:p>3148219,49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3.1482194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55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17];[Sheet2.$D$1:.$D$1048576];[.B17])" office:value-type="float" office:value="156" calcext:value-type="float">
            <text:p>156</text:p>
          </table:table-cell>
          <table:table-cell table:formula="of:=SUMIFS([Sheet2.$E$1:.$E$1048576];[Sheet2.$A$1:.$A$1048576];[.D17];[Sheet2.$D$1:.$D$1048576];[.B17])" office:value-type="currency" office:currency="BRL" office:value="129700015.1" calcext:value-type="currency">
            <text:p>R$ 129.700.015,10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1a21f820e0d5f28732b4696d6b1bbd2e</text:p>
          </table:table-cell>
          <table:table-cell table:style-name="ce1" office:value-type="string" calcext:value-type="string">
            <text:p>Lucas Becker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3048175.63" calcext:value-type="float">
            <text:p>3048175,63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3.0481756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18];[Sheet2.$D$1:.$D$1048576];[.B18])" office:value-type="float" office:value="93" calcext:value-type="float">
            <text:p>93</text:p>
          </table:table-cell>
          <table:table-cell table:formula="of:=SUMIFS([Sheet2.$E$1:.$E$1048576];[Sheet2.$A$1:.$A$1048576];[.D18];[Sheet2.$D$1:.$D$1048576];[.B18])" office:value-type="currency" office:currency="BRL" office:value="169558480.371875" calcext:value-type="currency">
            <text:p>R$ 169.558.480,37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b20b07cb05cb53f542abbc69faf48e98</text:p>
          </table:table-cell>
          <table:table-cell table:style-name="ce1" office:value-type="string" calcext:value-type="string">
            <text:p>Karina Gerhardt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1000" calcext:value-type="float">
            <text:p>1721000</text:p>
          </table:table-cell>
          <table:table-cell table:style-name="ce6" office:value-type="float" office:value="2957596" calcext:value-type="float">
            <text:p>2957596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2.95759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76.55357143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19];[Sheet2.$D$1:.$D$1048576];[.B19])" office:value-type="float" office:value="176" calcext:value-type="float">
            <text:p>176</text:p>
          </table:table-cell>
          <table:table-cell table:formula="of:=SUMIFS([Sheet2.$E$1:.$E$1048576];[Sheet2.$A$1:.$A$1048576];[.D19];[Sheet2.$D$1:.$D$1048576];[.B19])" office:value-type="currency" office:currency="BRL" office:value="181765469.60683" calcext:value-type="currency">
            <text:p>R$ 181.765.469,61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e6ab233a8afade53725ba4715b0e9525</text:p>
          </table:table-cell>
          <table:table-cell table:style-name="ce1" office:value-type="string" calcext:value-type="string">
            <text:p>Pedro Scartezzini de Moraes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2929881.28" calcext:value-type="float">
            <text:p>2929881,28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2.9298812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0];[Sheet2.$D$1:.$D$1048576];[.B20])" office:value-type="float" office:value="72" calcext:value-type="float">
            <text:p>72</text:p>
          </table:table-cell>
          <table:table-cell table:formula="of:=SUMIFS([Sheet2.$E$1:.$E$1048576];[Sheet2.$A$1:.$A$1048576];[.D20];[Sheet2.$D$1:.$D$1048576];[.B20])" office:value-type="currency" office:currency="BRL" office:value="115205739.081274" calcext:value-type="currency">
            <text:p>R$ 115.205.739,08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c36672cce38c84eea6e08d102271341b</text:p>
          </table:table-cell>
          <table:table-cell table:style-name="ce1" office:value-type="string" calcext:value-type="string">
            <text:p>Henrique Renner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2105000" calcext:value-type="float">
            <text:p>2105000</text:p>
          </table:table-cell>
          <table:table-cell table:style-name="ce6" office:value-type="float" office:value="2712478.53" calcext:value-type="float">
            <text:p>2712478,53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office:value-type="float" office:value="2105" calcext:value-type="float">
            <text:p>2105</text:p>
          </table:table-cell>
          <table:table-cell table:style-name="ce1" office:value-type="string" calcext:value-type="string">
            <text:p>2.7124785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93.6964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1];[Sheet2.$D$1:.$D$1048576];[.B21])" office:value-type="float" office:value="85" calcext:value-type="float">
            <text:p>85</text:p>
          </table:table-cell>
          <table:table-cell table:formula="of:=SUMIFS([Sheet2.$E$1:.$E$1048576];[Sheet2.$A$1:.$A$1048576];[.D21];[Sheet2.$D$1:.$D$1048576];[.B21])" office:value-type="currency" office:currency="BRL" office:value="110112765.09" calcext:value-type="currency">
            <text:p>R$ 110.112.765,09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89e92536adb7d26b6bd0965f4ad48a32</text:p>
          </table:table-cell>
          <table:table-cell table:style-name="ce1" office:value-type="string" calcext:value-type="string">
            <text:p>Marco Vinícius Pereir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2571916.62" calcext:value-type="float">
            <text:p>2571916,62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office:value-type="string" calcext:value-type="string">
            <text:p>1.06</text:p>
          </table:table-cell>
          <table:table-cell table:style-name="ce1" office:value-type="string" calcext:value-type="string">
            <text:p>2.571916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2];[Sheet2.$D$1:.$D$1048576];[.B22])" office:value-type="float" office:value="100" calcext:value-type="float">
            <text:p>100</text:p>
          </table:table-cell>
          <table:table-cell table:formula="of:=SUMIFS([Sheet2.$E$1:.$E$1048576];[Sheet2.$A$1:.$A$1048576];[.D22];[Sheet2.$D$1:.$D$1048576];[.B22])" office:value-type="currency" office:currency="BRL" office:value="42856032.395882" calcext:value-type="currency">
            <text:p>R$ 42.856.032,40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1eaacd9f7f6efc91ba9811e0d47767c3</text:p>
          </table:table-cell>
          <table:table-cell table:style-name="ce1" office:value-type="string" calcext:value-type="string">
            <text:p>Joubert Raniê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2546688.99" calcext:value-type="float">
            <text:p>2546688,99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2.546688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3];[Sheet2.$D$1:.$D$1048576];[.B23])" office:value-type="float" office:value="171" calcext:value-type="float">
            <text:p>171</text:p>
          </table:table-cell>
          <table:table-cell table:formula="of:=SUMIFS([Sheet2.$E$1:.$E$1048576];[Sheet2.$A$1:.$A$1048576];[.D23];[Sheet2.$D$1:.$D$1048576];[.B23])" office:value-type="currency" office:currency="BRL" office:value="173464812.27" calcext:value-type="currency">
            <text:p>R$ 173.464.812,27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ac77896ae7b1e8c7bd5622549b35f215</text:p>
          </table:table-cell>
          <table:table-cell table:style-name="ce1" office:value-type="string" calcext:value-type="string">
            <text:p>Kevyn Cost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6" office:value-type="float" office:value="2510698.54" calcext:value-type="float">
            <text:p>2510698,54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4]&gt;0;1;0)" office:value-type="float" office:value="1" calcext:value-type="float">
            <text:p>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2.510698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9.76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4];[Sheet2.$D$1:.$D$1048576];[.B24])" office:value-type="float" office:value="101" calcext:value-type="float">
            <text:p>101</text:p>
          </table:table-cell>
          <table:table-cell table:formula="of:=SUMIFS([Sheet2.$E$1:.$E$1048576];[Sheet2.$A$1:.$A$1048576];[.D24];[Sheet2.$D$1:.$D$1048576];[.B24])" office:value-type="currency" office:currency="BRL" office:value="63945876.133102" calcext:value-type="currency">
            <text:p>R$ 63.945.876,13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1a21f820e0d5f28732b4696d6b1bbd2e</text:p>
          </table:table-cell>
          <table:table-cell table:style-name="ce1" office:value-type="string" calcext:value-type="string">
            <text:p>Lucas Becker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2508750.63" calcext:value-type="float">
            <text:p>2508750,63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5]&gt;0;1;0)" office:value-type="float" office:value="1" calcext:value-type="float">
            <text:p>1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2.5087506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5];[Sheet2.$D$1:.$D$1048576];[.B25])" office:value-type="float" office:value="94" calcext:value-type="float">
            <text:p>94</text:p>
          </table:table-cell>
          <table:table-cell table:formula="of:=SUMIFS([Sheet2.$E$1:.$E$1048576];[Sheet2.$A$1:.$A$1048576];[.D25];[Sheet2.$D$1:.$D$1048576];[.B25])" office:value-type="currency" office:currency="BRL" office:value="173404850.736836" calcext:value-type="currency">
            <text:p>R$ 173.404.850,74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3dbd04f7f3a753b65adfa3ca909a7b7b</text:p>
          </table:table-cell>
          <table:table-cell table:style-name="ce1" office:value-type="string" calcext:value-type="string">
            <text:p>Gabriel Silveir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2430650.14" calcext:value-type="float">
            <text:p>2430650,14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6]&gt;0;1;0)" office:value-type="float" office:value="1" calcext:value-type="float">
            <text:p>1</text:p>
          </table:table-cell>
          <table:table-cell table:style-name="ce1" office:value-type="string" calcext:value-type="string">
            <text:p>1.06</text:p>
          </table:table-cell>
          <table:table-cell table:style-name="ce1" office:value-type="string" calcext:value-type="string">
            <text:p>2.430650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6];[Sheet2.$D$1:.$D$1048576];[.B26])" office:value-type="float" office:value="98" calcext:value-type="float">
            <text:p>98</text:p>
          </table:table-cell>
          <table:table-cell table:formula="of:=SUMIFS([Sheet2.$E$1:.$E$1048576];[Sheet2.$A$1:.$A$1048576];[.D26];[Sheet2.$D$1:.$D$1048576];[.B26])" office:value-type="currency" office:currency="BRL" office:value="40885412.948725" calcext:value-type="currency">
            <text:p>R$ 40.885.412,95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1eaacd9f7f6efc91ba9811e0d47767c3</text:p>
          </table:table-cell>
          <table:table-cell table:style-name="ce1" office:value-type="string" calcext:value-type="string">
            <text:p>Joubert Raniê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2065000" calcext:value-type="float">
            <text:p>2065000</text:p>
          </table:table-cell>
          <table:table-cell table:style-name="ce6" office:value-type="float" office:value="2329250.74" calcext:value-type="float">
            <text:p>2329250,74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string" calcext:value-type="string">
            <text:p>2.329250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91.91071429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7];[Sheet2.$D$1:.$D$1048576];[.B27])" office:value-type="float" office:value="173" calcext:value-type="float">
            <text:p>173</text:p>
          </table:table-cell>
          <table:table-cell table:formula="of:=SUMIFS([Sheet2.$E$1:.$E$1048576];[Sheet2.$A$1:.$A$1048576];[.D27];[Sheet2.$D$1:.$D$1048576];[.B27])" office:value-type="currency" office:currency="BRL" office:value="168455469.95" calcext:value-type="currency">
            <text:p>R$ 168.455.469,95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ac77896ae7b1e8c7bd5622549b35f215</text:p>
          </table:table-cell>
          <table:table-cell table:style-name="ce1" office:value-type="string" calcext:value-type="string">
            <text:p>Kevyn Cost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6" office:value-type="float" office:value="2322754.26" calcext:value-type="float">
            <text:p>2322754,26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2.3227542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9.76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8];[Sheet2.$D$1:.$D$1048576];[.B28])" office:value-type="float" office:value="95" calcext:value-type="float">
            <text:p>95</text:p>
          </table:table-cell>
          <table:table-cell table:formula="of:=SUMIFS([Sheet2.$E$1:.$E$1048576];[Sheet2.$A$1:.$A$1048576];[.D28];[Sheet2.$D$1:.$D$1048576];[.B28])" office:value-type="currency" office:currency="BRL" office:value="56771703.285369" calcext:value-type="currency">
            <text:p>R$ 56.771.703,29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ac77896ae7b1e8c7bd5622549b35f215</text:p>
          </table:table-cell>
          <table:table-cell table:style-name="ce1" office:value-type="string" calcext:value-type="string">
            <text:p>Kevyn Cost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250000" calcext:value-type="float">
            <text:p>1250000</text:p>
          </table:table-cell>
          <table:table-cell table:style-name="ce6" office:value-type="float" office:value="2010813.88" calcext:value-type="float">
            <text:p>2010813,88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office:value-type="string" calcext:value-type="string">
            <text:p>1.25</text:p>
          </table:table-cell>
          <table:table-cell table:style-name="ce1" office:value-type="string" calcext:value-type="string">
            <text:p>2.0108138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5.52678571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29];[Sheet2.$D$1:.$D$1048576];[.B29])" office:value-type="float" office:value="96" calcext:value-type="float">
            <text:p>96</text:p>
          </table:table-cell>
          <table:table-cell table:formula="of:=SUMIFS([Sheet2.$E$1:.$E$1048576];[Sheet2.$A$1:.$A$1048576];[.D29];[Sheet2.$D$1:.$D$1048576];[.B29])" office:value-type="currency" office:currency="BRL" office:value="53663780.34466" calcext:value-type="currency">
            <text:p>R$ 53.663.780,34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590492e3dfe3814c7754beeb4fc313d7</text:p>
          </table:table-cell>
          <table:table-cell table:style-name="ce1" office:value-type="string" calcext:value-type="string">
            <text:p>Eric Pestana Cancio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6" office:value-type="float" office:value="1956318.94" calcext:value-type="float">
            <text:p>1956318,94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1.9563189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9.76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0];[Sheet2.$D$1:.$D$1048576];[.B30])" office:value-type="float" office:value="115" calcext:value-type="float">
            <text:p>115</text:p>
          </table:table-cell>
          <table:table-cell table:formula="of:=SUMIFS([Sheet2.$E$1:.$E$1048576];[Sheet2.$A$1:.$A$1048576];[.D30];[Sheet2.$D$1:.$D$1048576];[.B30])" office:value-type="currency" office:currency="BRL" office:value="57487034.720615" calcext:value-type="currency">
            <text:p>R$ 57.487.034,72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590492e3dfe3814c7754beeb4fc313d7</text:p>
          </table:table-cell>
          <table:table-cell table:style-name="ce1" office:value-type="string" calcext:value-type="string">
            <text:p>Eric Pestana Cancio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1934484.4" calcext:value-type="float">
            <text:p>1934484,4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office:value-type="string" calcext:value-type="string">
            <text:p>1.44</text:p>
          </table:table-cell>
          <table:table-cell table:style-name="ce1" office:value-type="string" calcext:value-type="string">
            <text:p>1.934484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1];[Sheet2.$D$1:.$D$1048576];[.B31])" office:value-type="float" office:value="116" calcext:value-type="float">
            <text:p>116</text:p>
          </table:table-cell>
          <table:table-cell table:formula="of:=SUMIFS([Sheet2.$E$1:.$E$1048576];[Sheet2.$A$1:.$A$1048576];[.D31];[Sheet2.$D$1:.$D$1048576];[.B31])" office:value-type="currency" office:currency="BRL" office:value="67190106.390298" calcext:value-type="currency">
            <text:p>R$ 67.190.106,39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590492e3dfe3814c7754beeb4fc313d7</text:p>
          </table:table-cell>
          <table:table-cell table:style-name="ce1" office:value-type="string" calcext:value-type="string">
            <text:p>Eric Pestana Cancio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6" office:value-type="float" office:value="1920134.83" calcext:value-type="float">
            <text:p>1920134,83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1.9201348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9.76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2];[Sheet2.$D$1:.$D$1048576];[.B32])" office:value-type="float" office:value="114" calcext:value-type="float">
            <text:p>114</text:p>
          </table:table-cell>
          <table:table-cell table:formula="of:=SUMIFS([Sheet2.$E$1:.$E$1048576];[Sheet2.$A$1:.$A$1048576];[.D32];[Sheet2.$D$1:.$D$1048576];[.B32])" office:value-type="currency" office:currency="BRL" office:value="61589892.798617" calcext:value-type="currency">
            <text:p>R$ 61.589.892,80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6958b42db4346cf11f14bedcd037c9af</text:p>
          </table:table-cell>
          <table:table-cell table:style-name="ce1" office:value-type="string" calcext:value-type="string">
            <text:p>Gabriel Teixeira de Avila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1917327.59" calcext:value-type="float">
            <text:p>1917327,59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office:value-type="float" office:value="1725" calcext:value-type="float">
            <text:p>1725</text:p>
          </table:table-cell>
          <table:table-cell table:style-name="ce1" office:value-type="string" calcext:value-type="string">
            <text:p>1.9173275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3];[Sheet2.$D$1:.$D$1048576];[.B33])" office:value-type="float" office:value="85" calcext:value-type="float">
            <text:p>85</text:p>
          </table:table-cell>
          <table:table-cell table:formula="of:=SUMIFS([Sheet2.$E$1:.$E$1048576];[Sheet2.$A$1:.$A$1048576];[.D33];[Sheet2.$D$1:.$D$1048576];[.B33])" office:value-type="currency" office:currency="BRL" office:value="52608790.939816" calcext:value-type="currency">
            <text:p>R$ 52.608.790,94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21d486f3aa0f0a525f2ec45e4aa8b78b</text:p>
          </table:table-cell>
          <table:table-cell table:style-name="ce1" office:value-type="string" calcext:value-type="string">
            <text:p>Vithor Ros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1753131.32" calcext:value-type="float">
            <text:p>1753131,32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1.7531313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4];[Sheet2.$D$1:.$D$1048576];[.B34])" office:value-type="float" office:value="84" calcext:value-type="float">
            <text:p>84</text:p>
          </table:table-cell>
          <table:table-cell table:formula="of:=SUMIFS([Sheet2.$E$1:.$E$1048576];[Sheet2.$A$1:.$A$1048576];[.D34];[Sheet2.$D$1:.$D$1048576];[.B34])" office:value-type="currency" office:currency="BRL" office:value="34811584.754015" calcext:value-type="currency">
            <text:p>R$ 34.811.584,75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4cebac59513c9cbf04afa397b9f4a2e1</text:p>
          </table:table-cell>
          <table:table-cell table:style-name="ce1" office:value-type="string" calcext:value-type="string">
            <text:p>Andressa Gueresi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1634764.47" calcext:value-type="float">
            <text:p>1634764,47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1.6347644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35];[Sheet2.$D$1:.$D$1048576];[.B35])" office:value-type="float" office:value="98" calcext:value-type="float">
            <text:p>98</text:p>
          </table:table-cell>
          <table:table-cell table:formula="of:=SUMIFS([Sheet2.$E$1:.$E$1048576];[Sheet2.$A$1:.$A$1048576];[.D35];[Sheet2.$D$1:.$D$1048576];[.B35])" office:value-type="currency" office:currency="BRL" office:value="40041408.38444" calcext:value-type="currency">
            <text:p>R$ 40.041.408,38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3dbd04f7f3a753b65adfa3ca909a7b7b</text:p>
          </table:table-cell>
          <table:table-cell table:style-name="ce1" office:value-type="string" calcext:value-type="string">
            <text:p>Gabriel Silveir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6" office:value-type="float" office:value="1599476.01" calcext:value-type="float">
            <text:p>1599476,01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1.5994760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9.76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6];[Sheet2.$D$1:.$D$1048576];[.B36])" office:value-type="float" office:value="110" calcext:value-type="float">
            <text:p>110</text:p>
          </table:table-cell>
          <table:table-cell table:formula="of:=SUMIFS([Sheet2.$E$1:.$E$1048576];[Sheet2.$A$1:.$A$1048576];[.D36];[Sheet2.$D$1:.$D$1048576];[.B36])" office:value-type="currency" office:currency="BRL" office:value="64227790.525674" calcext:value-type="currency">
            <text:p>R$ 64.227.790,53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4cebac59513c9cbf04afa397b9f4a2e1</text:p>
          </table:table-cell>
          <table:table-cell table:style-name="ce1" office:value-type="string" calcext:value-type="string">
            <text:p>Andressa Gueresi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1506374.54" calcext:value-type="float">
            <text:p>1506374,54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office:value-type="string" calcext:value-type="string">
            <text:p>1.06</text:p>
          </table:table-cell>
          <table:table-cell table:style-name="ce1" office:value-type="string" calcext:value-type="string">
            <text:p>1.506374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37];[Sheet2.$D$1:.$D$1048576];[.B37])" office:value-type="float" office:value="107" calcext:value-type="float">
            <text:p>107</text:p>
          </table:table-cell>
          <table:table-cell table:formula="of:=SUMIFS([Sheet2.$E$1:.$E$1048576];[Sheet2.$A$1:.$A$1048576];[.D37];[Sheet2.$D$1:.$D$1048576];[.B37])" office:value-type="currency" office:currency="BRL" office:value="46327002.732044" calcext:value-type="currency">
            <text:p>R$ 46.327.002,73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89e92536adb7d26b6bd0965f4ad48a32</text:p>
          </table:table-cell>
          <table:table-cell table:style-name="ce1" office:value-type="string" calcext:value-type="string">
            <text:p>Marco Vinícius Pereir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1464268.11" calcext:value-type="float">
            <text:p>1464268,11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1.464268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8];[Sheet2.$D$1:.$D$1048576];[.B38])" office:value-type="float" office:value="97" calcext:value-type="float">
            <text:p>97</text:p>
          </table:table-cell>
          <table:table-cell table:formula="of:=SUMIFS([Sheet2.$E$1:.$E$1048576];[Sheet2.$A$1:.$A$1048576];[.D38];[Sheet2.$D$1:.$D$1048576];[.B38])" office:value-type="currency" office:currency="BRL" office:value="38936958.314364" calcext:value-type="currency">
            <text:p>R$ 38.936.958,31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b760d323f25b4d41593ee3be8339bf4b</text:p>
          </table:table-cell>
          <table:table-cell table:style-name="ce1" office:value-type="string" calcext:value-type="string">
            <text:p>Dhionata Jesus dos Santos Castro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1462615.83" calcext:value-type="float">
            <text:p>1462615,83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1.4626158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39];[Sheet2.$D$1:.$D$1048576];[.B39])" office:value-type="float" office:value="87" calcext:value-type="float">
            <text:p>87</text:p>
          </table:table-cell>
          <table:table-cell table:formula="of:=SUMIFS([Sheet2.$E$1:.$E$1048576];[Sheet2.$A$1:.$A$1048576];[.D39];[Sheet2.$D$1:.$D$1048576];[.B39])" office:value-type="currency" office:currency="BRL" office:value="36911536.725002" calcext:value-type="currency">
            <text:p>R$ 36.911.536,73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21d486f3aa0f0a525f2ec45e4aa8b78b</text:p>
          </table:table-cell>
          <table:table-cell table:style-name="ce1" office:value-type="string" calcext:value-type="string">
            <text:p>Vithor Ros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1431859.34" calcext:value-type="float">
            <text:p>1431859,34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office:value-type="string" calcext:value-type="string">
            <text:p>1.06</text:p>
          </table:table-cell>
          <table:table-cell table:style-name="ce1" office:value-type="string" calcext:value-type="string">
            <text:p>1.4318593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0];[Sheet2.$D$1:.$D$1048576];[.B40])" office:value-type="float" office:value="96" calcext:value-type="float">
            <text:p>96</text:p>
          </table:table-cell>
          <table:table-cell table:formula="of:=SUMIFS([Sheet2.$E$1:.$E$1048576];[Sheet2.$A$1:.$A$1048576];[.D40];[Sheet2.$D$1:.$D$1048576];[.B40])" office:value-type="currency" office:currency="BRL" office:value="46230632.958746" calcext:value-type="currency">
            <text:p>R$ 46.230.632,96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1a21f820e0d5f28732b4696d6b1bbd2e</text:p>
          </table:table-cell>
          <table:table-cell table:style-name="ce1" office:value-type="string" calcext:value-type="string">
            <text:p>Lucas Becker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1409250.46" calcext:value-type="float">
            <text:p>1409250,46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409250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1];[Sheet2.$D$1:.$D$1048576];[.B41])" office:value-type="float" office:value="96" calcext:value-type="float">
            <text:p>96</text:p>
          </table:table-cell>
          <table:table-cell table:formula="of:=SUMIFS([Sheet2.$E$1:.$E$1048576];[Sheet2.$A$1:.$A$1048576];[.D41];[Sheet2.$D$1:.$D$1048576];[.B41])" office:value-type="currency" office:currency="BRL" office:value="189922486.576672" calcext:value-type="currency">
            <text:p>R$ 189.922.486,58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1eaacd9f7f6efc91ba9811e0d47767c3</text:p>
          </table:table-cell>
          <table:table-cell table:style-name="ce1" office:value-type="string" calcext:value-type="string">
            <text:p>Joubert Raniê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836000" calcext:value-type="float">
            <text:p>1836000</text:p>
          </table:table-cell>
          <table:table-cell table:style-name="ce6" office:value-type="float" office:value="1330411.22" calcext:value-type="float">
            <text:p>1330411,2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3304112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81.687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2];[Sheet2.$D$1:.$D$1048576];[.B42])" office:value-type="float" office:value="157" calcext:value-type="float">
            <text:p>157</text:p>
          </table:table-cell>
          <table:table-cell table:formula="of:=SUMIFS([Sheet2.$E$1:.$E$1048576];[Sheet2.$A$1:.$A$1048576];[.D42];[Sheet2.$D$1:.$D$1048576];[.B42])" office:value-type="currency" office:currency="BRL" office:value="132623532.48" calcext:value-type="currency">
            <text:p>R$ 132.623.532,48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c40d931642a5050be105893d9bd12675</text:p>
          </table:table-cell>
          <table:table-cell table:style-name="ce1" office:value-type="string" calcext:value-type="string">
            <text:p>Guilherme Ioris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1231358.61" calcext:value-type="float">
            <text:p>1231358,6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231358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3];[Sheet2.$D$1:.$D$1048576];[.B43])" office:value-type="float" office:value="89" calcext:value-type="float">
            <text:p>89</text:p>
          </table:table-cell>
          <table:table-cell table:formula="of:=SUMIFS([Sheet2.$E$1:.$E$1048576];[Sheet2.$A$1:.$A$1048576];[.D43];[Sheet2.$D$1:.$D$1048576];[.B43])" office:value-type="currency" office:currency="BRL" office:value="124978930.99869" calcext:value-type="currency">
            <text:p>R$ 124.978.931,00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4309038311da8b3da4b59539afb0a74d</text:p>
          </table:table-cell>
          <table:table-cell table:style-name="ce1" office:value-type="string" calcext:value-type="string">
            <text:p>Alana Dorigon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1915000" calcext:value-type="float">
            <text:p>1915000</text:p>
          </table:table-cell>
          <table:table-cell table:style-name="ce6" office:value-type="float" office:value="1210544.01" calcext:value-type="float">
            <text:p>1210544,0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2105440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85.21428571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44];[Sheet2.$D$1:.$D$1048576];[.B44])" office:value-type="float" office:value="83" calcext:value-type="float">
            <text:p>83</text:p>
          </table:table-cell>
          <table:table-cell table:formula="of:=SUMIFS([Sheet2.$E$1:.$E$1048576];[Sheet2.$A$1:.$A$1048576];[.D44];[Sheet2.$D$1:.$D$1048576];[.B44])" office:value-type="currency" office:currency="BRL" office:value="85145497.462232" calcext:value-type="currency">
            <text:p>R$ 85.145.497,46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45443ae1f183241bb55968388e4ab922</text:p>
          </table:table-cell>
          <table:table-cell table:style-name="ce1" office:value-type="string" calcext:value-type="string">
            <text:p>Matheus Pires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6" office:value-type="float" office:value="1098637.99" calcext:value-type="float">
            <text:p>1098637,99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098637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9.76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5];[Sheet2.$D$1:.$D$1048576];[.B45])" office:value-type="float" office:value="104" calcext:value-type="float">
            <text:p>104</text:p>
          </table:table-cell>
          <table:table-cell table:formula="of:=SUMIFS([Sheet2.$E$1:.$E$1048576];[Sheet2.$A$1:.$A$1048576];[.D45];[Sheet2.$D$1:.$D$1048576];[.B45])" office:value-type="currency" office:currency="BRL" office:value="59095415.432847" calcext:value-type="currency">
            <text:p>R$ 59.095.415,43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bf70b07900f1782a3d070e4d820a8278</text:p>
          </table:table-cell>
          <table:table-cell table:style-name="ce1" office:value-type="string" calcext:value-type="string">
            <text:p>Amanda Becker Correi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1084286.31" calcext:value-type="float">
            <text:p>1084286,31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1.0842863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46];[Sheet2.$D$1:.$D$1048576];[.B46])" office:value-type="float" office:value="92" calcext:value-type="float">
            <text:p>92</text:p>
          </table:table-cell>
          <table:table-cell table:formula="of:=SUMIFS([Sheet2.$E$1:.$E$1048576];[Sheet2.$A$1:.$A$1048576];[.D46];[Sheet2.$D$1:.$D$1048576];[.B46])" office:value-type="currency" office:currency="BRL" office:value="34733871.539395" calcext:value-type="currency">
            <text:p>R$ 34.733.871,54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89e92536adb7d26b6bd0965f4ad48a32</text:p>
          </table:table-cell>
          <table:table-cell table:style-name="ce1" office:value-type="string" calcext:value-type="string">
            <text:p>Marco Vinícius Pereir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870000" calcext:value-type="float">
            <text:p>870000</text:p>
          </table:table-cell>
          <table:table-cell table:style-name="ce6" office:value-type="float" office:value="1033804.41" calcext:value-type="float">
            <text:p>1033804,41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office:value-type="string" calcext:value-type="string">
            <text:p>0.87</text:p>
          </table:table-cell>
          <table:table-cell table:style-name="ce1" office:value-type="string" calcext:value-type="string">
            <text:p>1.033804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38.562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7];[Sheet2.$D$1:.$D$1048576];[.B47])" office:value-type="float" office:value="96" calcext:value-type="float">
            <text:p>96</text:p>
          </table:table-cell>
          <table:table-cell table:formula="of:=SUMIFS([Sheet2.$E$1:.$E$1048576];[Sheet2.$A$1:.$A$1048576];[.D47];[Sheet2.$D$1:.$D$1048576];[.B47])" office:value-type="currency" office:currency="BRL" office:value="35386960.22" calcext:value-type="currency">
            <text:p>R$ 35.386.960,22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89e92536adb7d26b6bd0965f4ad48a32</text:p>
          </table:table-cell>
          <table:table-cell table:style-name="ce1" office:value-type="string" calcext:value-type="string">
            <text:p>Marco Vinícius Pereir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6" office:value-type="float" office:value="1022126.23" calcext:value-type="float">
            <text:p>1022126,23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022126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1.28571429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48];[Sheet2.$D$1:.$D$1048576];[.B48])" office:value-type="float" office:value="110" calcext:value-type="float">
            <text:p>110</text:p>
          </table:table-cell>
          <table:table-cell table:formula="of:=SUMIFS([Sheet2.$E$1:.$E$1048576];[Sheet2.$A$1:.$A$1048576];[.D48];[Sheet2.$D$1:.$D$1048576];[.B48])" office:value-type="currency" office:currency="BRL" office:value="49256969.108254" calcext:value-type="currency">
            <text:p>R$ 49.256.969,11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b20b07cb05cb53f542abbc69faf48e98</text:p>
          </table:table-cell>
          <table:table-cell table:style-name="ce1" office:value-type="string" calcext:value-type="string">
            <text:p>Karina Gerhardt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1004307.47" calcext:value-type="float">
            <text:p>1004307,47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.0043074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49];[Sheet2.$D$1:.$D$1048576];[.B49])" office:value-type="float" office:value="168" calcext:value-type="float">
            <text:p>168</text:p>
          </table:table-cell>
          <table:table-cell table:formula="of:=SUMIFS([Sheet2.$E$1:.$E$1048576];[Sheet2.$A$1:.$A$1048576];[.D49];[Sheet2.$D$1:.$D$1048576];[.B49])" office:value-type="currency" office:currency="BRL" office:value="212977371.18212" calcext:value-type="currency">
            <text:p>R$ 212.977.371,18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4cebac59513c9cbf04afa397b9f4a2e1</text:p>
          </table:table-cell>
          <table:table-cell table:style-name="ce1" office:value-type="string" calcext:value-type="string">
            <text:p>Andressa Gueresi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996475.63" calcext:value-type="float">
            <text:p>996475,63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0.9964756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50];[Sheet2.$D$1:.$D$1048576];[.B50])" office:value-type="float" office:value="97" calcext:value-type="float">
            <text:p>97</text:p>
          </table:table-cell>
          <table:table-cell table:formula="of:=SUMIFS([Sheet2.$E$1:.$E$1048576];[Sheet2.$A$1:.$A$1048576];[.D50];[Sheet2.$D$1:.$D$1048576];[.B50])" office:value-type="currency" office:currency="BRL" office:value="34337959.617405" calcext:value-type="currency">
            <text:p>R$ 34.337.959,62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b760d323f25b4d41593ee3be8339bf4b</text:p>
          </table:table-cell>
          <table:table-cell table:style-name="ce1" office:value-type="string" calcext:value-type="string">
            <text:p>Dhionata Jesus dos Santos Castro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972388.58" calcext:value-type="float">
            <text:p>972388,58</text:p>
          </table:table-cell>
          <table:table-cell table:style-name="ce1" office:value-type="string" calcext:value-type="string">
            <text:p>TRUE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0.9723885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51];[Sheet2.$D$1:.$D$1048576];[.B51])" office:value-type="float" office:value="90" calcext:value-type="float">
            <text:p>90</text:p>
          </table:table-cell>
          <table:table-cell table:formula="of:=SUMIFS([Sheet2.$E$1:.$E$1048576];[Sheet2.$A$1:.$A$1048576];[.D51];[Sheet2.$D$1:.$D$1048576];[.B51])" office:value-type="currency" office:currency="BRL" office:value="39443959.315914" calcext:value-type="currency">
            <text:p>R$ 39.443.959,32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c9dbc034d866346ae72926009e5d077e</text:p>
          </table:table-cell>
          <table:table-cell table:style-name="ce1" office:value-type="string" calcext:value-type="string">
            <text:p>Ana Bernar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891406.34" calcext:value-type="float">
            <text:p>891406,3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891406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52];[Sheet2.$D$1:.$D$1048576];[.B52])" office:value-type="float" office:value="80" calcext:value-type="float">
            <text:p>80</text:p>
          </table:table-cell>
          <table:table-cell table:formula="of:=SUMIFS([Sheet2.$E$1:.$E$1048576];[Sheet2.$A$1:.$A$1048576];[.D52];[Sheet2.$D$1:.$D$1048576];[.B52])" office:value-type="currency" office:currency="BRL" office:value="58471992.02" calcext:value-type="currency">
            <text:p>R$ 58.471.992,02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c36672cce38c84eea6e08d102271341b</text:p>
          </table:table-cell>
          <table:table-cell table:style-name="ce1" office:value-type="string" calcext:value-type="string">
            <text:p>Henrique Renner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2105000" calcext:value-type="float">
            <text:p>2105000</text:p>
          </table:table-cell>
          <table:table-cell table:style-name="ce6" office:value-type="float" office:value="886538.79" calcext:value-type="float">
            <text:p>886538,79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8865387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93.6964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53];[Sheet2.$D$1:.$D$1048576];[.B53])" office:value-type="float" office:value="82" calcext:value-type="float">
            <text:p>82</text:p>
          </table:table-cell>
          <table:table-cell table:formula="of:=SUMIFS([Sheet2.$E$1:.$E$1048576];[Sheet2.$A$1:.$A$1048576];[.D53];[Sheet2.$D$1:.$D$1048576];[.B53])" office:value-type="currency" office:currency="BRL" office:value="98193305.58" calcext:value-type="currency">
            <text:p>R$ 98.193.305,58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6958b42db4346cf11f14bedcd037c9af</text:p>
          </table:table-cell>
          <table:table-cell table:style-name="ce1" office:value-type="string" calcext:value-type="string">
            <text:p>Gabriel Teixeira de Avila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768973.81" calcext:value-type="float">
            <text:p>768973,8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7689738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54];[Sheet2.$D$1:.$D$1048576];[.B54])" office:value-type="float" office:value="82" calcext:value-type="float">
            <text:p>82</text:p>
          </table:table-cell>
          <table:table-cell table:formula="of:=SUMIFS([Sheet2.$E$1:.$E$1048576];[Sheet2.$A$1:.$A$1048576];[.D54];[Sheet2.$D$1:.$D$1048576];[.B54])" office:value-type="currency" office:currency="BRL" office:value="50033493.54" calcext:value-type="currency">
            <text:p>R$ 50.033.493,54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b760d323f25b4d41593ee3be8339bf4b</text:p>
          </table:table-cell>
          <table:table-cell table:style-name="ce1" office:value-type="string" calcext:value-type="string">
            <text:p>Dhionata Jesus dos Santos Castro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736148.6935" calcext:value-type="float">
            <text:p>736148,693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73614869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55];[Sheet2.$D$1:.$D$1048576];[.B55])" office:value-type="float" office:value="91" calcext:value-type="float">
            <text:p>91</text:p>
          </table:table-cell>
          <table:table-cell table:formula="of:=SUMIFS([Sheet2.$E$1:.$E$1048576];[Sheet2.$A$1:.$A$1048576];[.D55];[Sheet2.$D$1:.$D$1048576];[.B55])" office:value-type="currency" office:currency="BRL" office:value="42400711.712128" calcext:value-type="currency">
            <text:p>R$ 42.400.711,71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bf70b07900f1782a3d070e4d820a8278</text:p>
          </table:table-cell>
          <table:table-cell table:style-name="ce1" office:value-type="string" calcext:value-type="string">
            <text:p>Amanda Becker Correi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663733.89" calcext:value-type="float">
            <text:p>663733,89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637338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56];[Sheet2.$D$1:.$D$1048576];[.B56])" office:value-type="float" office:value="94" calcext:value-type="float">
            <text:p>94</text:p>
          </table:table-cell>
          <table:table-cell table:formula="of:=SUMIFS([Sheet2.$E$1:.$E$1048576];[Sheet2.$A$1:.$A$1048576];[.D56];[Sheet2.$D$1:.$D$1048576];[.B56])" office:value-type="currency" office:currency="BRL" office:value="33362632.294385" calcext:value-type="currency">
            <text:p>R$ 33.362.632,29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3dbd04f7f3a753b65adfa3ca909a7b7b</text:p>
          </table:table-cell>
          <table:table-cell table:style-name="ce1" office:value-type="string" calcext:value-type="string">
            <text:p>Gabriel Silveir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535000" calcext:value-type="float">
            <text:p>1535000</text:p>
          </table:table-cell>
          <table:table-cell table:style-name="ce6" office:value-type="float" office:value="646678.5268" calcext:value-type="float">
            <text:p>646678,5268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46678526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8.2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57];[Sheet2.$D$1:.$D$1048576];[.B57])" office:value-type="float" office:value="106" calcext:value-type="float">
            <text:p>106</text:p>
          </table:table-cell>
          <table:table-cell table:formula="of:=SUMIFS([Sheet2.$E$1:.$E$1048576];[Sheet2.$A$1:.$A$1048576];[.D57];[Sheet2.$D$1:.$D$1048576];[.B57])" office:value-type="currency" office:currency="BRL" office:value="66024679.000032" calcext:value-type="currency">
            <text:p>R$ 66.024.679,00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8de6c2d8893c6aed8e2b742e746b47ed</text:p>
          </table:table-cell>
          <table:table-cell table:style-name="ce1" office:value-type="string" calcext:value-type="string">
            <text:p>Michael Martins da Silv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637940.65" calcext:value-type="float">
            <text:p>637940,6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379406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58];[Sheet2.$D$1:.$D$1048576];[.B58])" office:value-type="float" office:value="83" calcext:value-type="float">
            <text:p>83</text:p>
          </table:table-cell>
          <table:table-cell table:formula="of:=SUMIFS([Sheet2.$E$1:.$E$1048576];[Sheet2.$A$1:.$A$1048576];[.D58];[Sheet2.$D$1:.$D$1048576];[.B58])" office:value-type="currency" office:currency="BRL" office:value="63903584.559312" calcext:value-type="currency">
            <text:p>R$ 63.903.584,56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bf70b07900f1782a3d070e4d820a8278</text:p>
          </table:table-cell>
          <table:table-cell table:style-name="ce1" office:value-type="string" calcext:value-type="string">
            <text:p>Amanda Becker Correi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6" office:value-type="float" office:value="621989.66" calcext:value-type="float">
            <text:p>621989,66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219896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51.28571429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59];[Sheet2.$D$1:.$D$1048576];[.B59])" office:value-type="float" office:value="96" calcext:value-type="float">
            <text:p>96</text:p>
          </table:table-cell>
          <table:table-cell table:formula="of:=SUMIFS([Sheet2.$E$1:.$E$1048576];[Sheet2.$A$1:.$A$1048576];[.D59];[Sheet2.$D$1:.$D$1048576];[.B59])" office:value-type="currency" office:currency="BRL" office:value="43500845.634304" calcext:value-type="currency">
            <text:p>R$ 43.500.845,63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45443ae1f183241bb55968388e4ab922</text:p>
          </table:table-cell>
          <table:table-cell table:style-name="ce1" office:value-type="string" calcext:value-type="string">
            <text:p>Matheus Pires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506607.9237" calcext:value-type="float">
            <text:p>506607,9237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0660792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60];[Sheet2.$D$1:.$D$1048576];[.B60])" office:value-type="float" office:value="88" calcext:value-type="float">
            <text:p>88</text:p>
          </table:table-cell>
          <table:table-cell table:formula="of:=SUMIFS([Sheet2.$E$1:.$E$1048576];[Sheet2.$A$1:.$A$1048576];[.D60];[Sheet2.$D$1:.$D$1048576];[.B60])" office:value-type="currency" office:currency="BRL" office:value="61311105.939904" calcext:value-type="currency">
            <text:p>R$ 61.311.105,94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6958b42db4346cf11f14bedcd037c9af</text:p>
          </table:table-cell>
          <table:table-cell table:style-name="ce1" office:value-type="string" calcext:value-type="string">
            <text:p>Gabriel Teixeira de Avila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419014.51" calcext:value-type="float">
            <text:p>419014,5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90145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61];[Sheet2.$D$1:.$D$1048576];[.B61])" office:value-type="float" office:value="98" calcext:value-type="float">
            <text:p>98</text:p>
          </table:table-cell>
          <table:table-cell table:formula="of:=SUMIFS([Sheet2.$E$1:.$E$1048576];[Sheet2.$A$1:.$A$1048576];[.D61];[Sheet2.$D$1:.$D$1048576];[.B61])" office:value-type="currency" office:currency="BRL" office:value="70701067.936304" calcext:value-type="currency">
            <text:p>R$ 70.701.067,94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590492e3dfe3814c7754beeb4fc313d7</text:p>
          </table:table-cell>
          <table:table-cell table:style-name="ce1" office:value-type="string" calcext:value-type="string">
            <text:p>Eric Pestana Cancio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1630000" calcext:value-type="float">
            <text:p>1630000</text:p>
          </table:table-cell>
          <table:table-cell table:style-name="ce6" office:value-type="float" office:value="418523.2406" calcext:value-type="float">
            <text:p>418523,2406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85232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2.4910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62];[Sheet2.$D$1:.$D$1048576];[.B62])" office:value-type="float" office:value="86" calcext:value-type="float">
            <text:p>86</text:p>
          </table:table-cell>
          <table:table-cell table:formula="of:=SUMIFS([Sheet2.$E$1:.$E$1048576];[Sheet2.$A$1:.$A$1048576];[.D62];[Sheet2.$D$1:.$D$1048576];[.B62])" office:value-type="currency" office:currency="BRL" office:value="71063303.100368" calcext:value-type="currency">
            <text:p>R$ 71.063.303,10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9828d8778b2d3a7d58040b5dea46abed</text:p>
          </table:table-cell>
          <table:table-cell table:style-name="ce1" office:value-type="string" calcext:value-type="string">
            <text:p>Évelyn Padilha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870000" calcext:value-type="float">
            <text:p>870000</text:p>
          </table:table-cell>
          <table:table-cell table:style-name="ce6" office:value-type="float" office:value="369023.9597" calcext:value-type="float">
            <text:p>369023,9597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69023959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38.5625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63];[Sheet2.$D$1:.$D$1048576];[.B63])" office:value-type="float" office:value="62" calcext:value-type="float">
            <text:p>62</text:p>
          </table:table-cell>
          <table:table-cell table:formula="of:=SUMIFS([Sheet2.$E$1:.$E$1048576];[Sheet2.$A$1:.$A$1048576];[.D63];[Sheet2.$D$1:.$D$1048576];[.B63])" office:value-type="currency" office:currency="BRL" office:value="30775489.821232" calcext:value-type="currency">
            <text:p>R$ 30.775.489,82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21d486f3aa0f0a525f2ec45e4aa8b78b</text:p>
          </table:table-cell>
          <table:table-cell table:style-name="ce1" office:value-type="string" calcext:value-type="string">
            <text:p>Vithor Ros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355651.06" calcext:value-type="float">
            <text:p>355651,06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556510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64];[Sheet2.$D$1:.$D$1048576];[.B64])" office:value-type="float" office:value="91" calcext:value-type="float">
            <text:p>91</text:p>
          </table:table-cell>
          <table:table-cell table:formula="of:=SUMIFS([Sheet2.$E$1:.$E$1048576];[Sheet2.$A$1:.$A$1048576];[.D64];[Sheet2.$D$1:.$D$1048576];[.B64])" office:value-type="currency" office:currency="BRL" office:value="40851483.779548" calcext:value-type="currency">
            <text:p>R$ 40.851.483,78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4309038311da8b3da4b59539afb0a74d</text:p>
          </table:table-cell>
          <table:table-cell table:style-name="ce1" office:value-type="string" calcext:value-type="string">
            <text:p>Alana Dorigon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2010000" calcext:value-type="float">
            <text:p>2010000</text:p>
          </table:table-cell>
          <table:table-cell table:style-name="ce6" office:value-type="float" office:value="313133.64" calcext:value-type="float">
            <text:p>313133,6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131336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89.45535714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65];[Sheet2.$D$1:.$D$1048576];[.B65])" office:value-type="float" office:value="85" calcext:value-type="float">
            <text:p>85</text:p>
          </table:table-cell>
          <table:table-cell table:formula="of:=SUMIFS([Sheet2.$E$1:.$E$1048576];[Sheet2.$A$1:.$A$1048576];[.D65];[Sheet2.$D$1:.$D$1048576];[.B65])" office:value-type="currency" office:currency="BRL" office:value="86197233.239628" calcext:value-type="currency">
            <text:p>R$ 86.197.233,24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bf70b07900f1782a3d070e4d820a8278</text:p>
          </table:table-cell>
          <table:table-cell table:style-name="ce1" office:value-type="string" calcext:value-type="string">
            <text:p>Amanda Becker Correi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293405.01" calcext:value-type="float">
            <text:p>293405,0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934050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66];[Sheet2.$D$1:.$D$1048576];[.B66])" office:value-type="float" office:value="84" calcext:value-type="float">
            <text:p>84</text:p>
          </table:table-cell>
          <table:table-cell table:formula="of:=SUMIFS([Sheet2.$E$1:.$E$1048576];[Sheet2.$A$1:.$A$1048576];[.D66];[Sheet2.$D$1:.$D$1048576];[.B66])" office:value-type="currency" office:currency="BRL" office:value="36783002.219856" calcext:value-type="currency">
            <text:p>R$ 36.783.002,22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8de6c2d8893c6aed8e2b742e746b47ed</text:p>
          </table:table-cell>
          <table:table-cell table:style-name="ce1" office:value-type="string" calcext:value-type="string">
            <text:p>Michael Martins da Silv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6" office:value-type="float" office:value="264203.28" calcext:value-type="float">
            <text:p>264203,28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642032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1.28571429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67];[Sheet2.$D$1:.$D$1048576];[.B67])" office:value-type="float" office:value="79" calcext:value-type="float">
            <text:p>79</text:p>
          </table:table-cell>
          <table:table-cell table:formula="of:=SUMIFS([Sheet2.$E$1:.$E$1048576];[Sheet2.$A$1:.$A$1048576];[.D67];[Sheet2.$D$1:.$D$1048576];[.B67])" office:value-type="currency" office:currency="BRL" office:value="60502883.31" calcext:value-type="currency">
            <text:p>R$ 60.502.883,31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4cebac59513c9cbf04afa397b9f4a2e1</text:p>
          </table:table-cell>
          <table:table-cell table:style-name="ce1" office:value-type="string" calcext:value-type="string">
            <text:p>Andressa Gueresi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261503.8" calcext:value-type="float">
            <text:p>261503,8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6150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68];[Sheet2.$D$1:.$D$1048576];[.B68])" office:value-type="float" office:value="96" calcext:value-type="float">
            <text:p>96</text:p>
          </table:table-cell>
          <table:table-cell table:formula="of:=SUMIFS([Sheet2.$E$1:.$E$1048576];[Sheet2.$A$1:.$A$1048576];[.D68];[Sheet2.$D$1:.$D$1048576];[.B68])" office:value-type="currency" office:currency="BRL" office:value="35502848.16228" calcext:value-type="currency">
            <text:p>R$ 35.502.848,16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3dbd04f7f3a753b65adfa3ca909a7b7b</text:p>
          </table:table-cell>
          <table:table-cell table:style-name="ce1" office:value-type="string" calcext:value-type="string">
            <text:p>Gabriel Silveir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6" office:value-type="float" office:value="180088.5" calcext:value-type="float">
            <text:p>180088,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80088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1.28571429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69];[Sheet2.$D$1:.$D$1048576];[.B69])" office:value-type="float" office:value="99" calcext:value-type="float">
            <text:p>99</text:p>
          </table:table-cell>
          <table:table-cell table:formula="of:=SUMIFS([Sheet2.$E$1:.$E$1048576];[Sheet2.$A$1:.$A$1048576];[.D69];[Sheet2.$D$1:.$D$1048576];[.B69])" office:value-type="currency" office:currency="BRL" office:value="42464790.404867" calcext:value-type="currency">
            <text:p>R$ 42.464.790,40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b760d323f25b4d41593ee3be8339bf4b</text:p>
          </table:table-cell>
          <table:table-cell table:style-name="ce1" office:value-type="string" calcext:value-type="string">
            <text:p>Dhionata Jesus dos Santos Castro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965000" calcext:value-type="float">
            <text:p>965000</text:p>
          </table:table-cell>
          <table:table-cell table:style-name="ce6" office:value-type="float" office:value="171682.09" calcext:value-type="float">
            <text:p>171682,09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716820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2.80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0];[Sheet2.$D$1:.$D$1048576];[.B70])" office:value-type="float" office:value="99" calcext:value-type="float">
            <text:p>99</text:p>
          </table:table-cell>
          <table:table-cell table:formula="of:=SUMIFS([Sheet2.$E$1:.$E$1048576];[Sheet2.$A$1:.$A$1048576];[.D70];[Sheet2.$D$1:.$D$1048576];[.B70])" office:value-type="currency" office:currency="BRL" office:value="35594714.47204" calcext:value-type="currency">
            <text:p>R$ 35.594.714,47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578cbe9716ac58241901acd73293909a</text:p>
          </table:table-cell>
          <table:table-cell table:style-name="ce1" office:value-type="string" calcext:value-type="string">
            <text:p>Luis Henrique dos Santos Haselein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138977.61" calcext:value-type="float">
            <text:p>138977,6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389776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1];[Sheet2.$D$1:.$D$1048576];[.B71])" office:value-type="float" office:value="65" calcext:value-type="float">
            <text:p>65</text:p>
          </table:table-cell>
          <table:table-cell table:formula="of:=SUMIFS([Sheet2.$E$1:.$E$1048576];[Sheet2.$A$1:.$A$1048576];[.D71];[Sheet2.$D$1:.$D$1048576];[.B71])" office:value-type="currency" office:currency="BRL" office:value="45645068.67" calcext:value-type="currency">
            <text:p>R$ 45.645.068,67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25a1902318f9345a07b3ffce214d1f10</text:p>
          </table:table-cell>
          <table:table-cell table:style-name="ce1" office:value-type="string" calcext:value-type="string">
            <text:p>Henrique Riccomi Acórsi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870000" calcext:value-type="float">
            <text:p>870000</text:p>
          </table:table-cell>
          <table:table-cell table:style-name="ce6" office:value-type="float" office:value="98486.2" calcext:value-type="float">
            <text:p>98486,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98486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38.562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2];[Sheet2.$D$1:.$D$1048576];[.B72])" office:value-type="float" office:value="6" calcext:value-type="float">
            <text:p>6</text:p>
          </table:table-cell>
          <table:table-cell table:formula="of:=SUMIFS([Sheet2.$E$1:.$E$1048576];[Sheet2.$A$1:.$A$1048576];[.D72];[Sheet2.$D$1:.$D$1048576];[.B72])" office:value-type="currency" office:currency="BRL" office:value="891597.01" calcext:value-type="currency">
            <text:p>R$ 891.597,01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9e09b635ad147bcf2c0f3c51b48f676e</text:p>
          </table:table-cell>
          <table:table-cell table:style-name="ce1" office:value-type="string" calcext:value-type="string">
            <text:p>Germano Laube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84398" calcext:value-type="float">
            <text:p>84398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8439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3];[Sheet2.$D$1:.$D$1048576];[.B73])" office:value-type="float" office:value="94" calcext:value-type="float">
            <text:p>94</text:p>
          </table:table-cell>
          <table:table-cell table:formula="of:=SUMIFS([Sheet2.$E$1:.$E$1048576];[Sheet2.$A$1:.$A$1048576];[.D73];[Sheet2.$D$1:.$D$1048576];[.B73])" office:value-type="currency" office:currency="BRL" office:value="58527457.2" calcext:value-type="currency">
            <text:p>R$ 58.527.457,20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bf70b07900f1782a3d070e4d820a8278</text:p>
          </table:table-cell>
          <table:table-cell table:style-name="ce1" office:value-type="string" calcext:value-type="string">
            <text:p>Amanda Becker Correi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1930.72" calcext:value-type="float">
            <text:p>1930,7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19307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74];[Sheet2.$D$1:.$D$1048576];[.B74])" office:value-type="float" office:value="96" calcext:value-type="float">
            <text:p>96</text:p>
          </table:table-cell>
          <table:table-cell table:formula="of:=SUMIFS([Sheet2.$E$1:.$E$1048576];[Sheet2.$A$1:.$A$1048576];[.D74];[Sheet2.$D$1:.$D$1048576];[.B74])" office:value-type="currency" office:currency="BRL" office:value="42738417.626938" calcext:value-type="currency">
            <text:p>R$ 42.738.417,63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ac77896ae7b1e8c7bd5622549b35f215</text:p>
          </table:table-cell>
          <table:table-cell table:style-name="ce1" office:value-type="string" calcext:value-type="string">
            <text:p>Kevyn Cost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1590.62" calcext:value-type="float">
            <text:p>1590,6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15906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5];[Sheet2.$D$1:.$D$1048576];[.B75])" office:value-type="float" office:value="109" calcext:value-type="float">
            <text:p>109</text:p>
          </table:table-cell>
          <table:table-cell table:formula="of:=SUMIFS([Sheet2.$E$1:.$E$1048576];[Sheet2.$A$1:.$A$1048576];[.D75];[Sheet2.$D$1:.$D$1048576];[.B75])" office:value-type="currency" office:currency="BRL" office:value="77977318.56453" calcext:value-type="currency">
            <text:p>R$ 77.977.318,56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8de6c2d8893c6aed8e2b742e746b47ed</text:p>
          </table:table-cell>
          <table:table-cell table:style-name="ce1" office:value-type="string" calcext:value-type="string">
            <text:p>Michael Martins da Silv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1512.93" calcext:value-type="float">
            <text:p>1512,93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15129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6];[Sheet2.$D$1:.$D$1048576];[.B76])" office:value-type="float" office:value="79" calcext:value-type="float">
            <text:p>79</text:p>
          </table:table-cell>
          <table:table-cell table:formula="of:=SUMIFS([Sheet2.$E$1:.$E$1048576];[Sheet2.$A$1:.$A$1048576];[.D76];[Sheet2.$D$1:.$D$1048576];[.B76])" office:value-type="currency" office:currency="BRL" office:value="61734370.686788" calcext:value-type="currency">
            <text:p>R$ 61.734.370,69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6958b42db4346cf11f14bedcd037c9af</text:p>
          </table:table-cell>
          <table:table-cell table:style-name="ce1" office:value-type="string" calcext:value-type="string">
            <text:p>Gabriel Teixeira de Avila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1265.34" calcext:value-type="float">
            <text:p>1265,3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1265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7];[Sheet2.$D$1:.$D$1048576];[.B77])" office:value-type="float" office:value="95" calcext:value-type="float">
            <text:p>95</text:p>
          </table:table-cell>
          <table:table-cell table:formula="of:=SUMIFS([Sheet2.$E$1:.$E$1048576];[Sheet2.$A$1:.$A$1048576];[.D77];[Sheet2.$D$1:.$D$1048576];[.B77])" office:value-type="currency" office:currency="BRL" office:value="69031166.766834" calcext:value-type="currency">
            <text:p>R$ 69.031.166,77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9828d8778b2d3a7d58040b5dea46abed</text:p>
          </table:table-cell>
          <table:table-cell table:style-name="ce1" office:value-type="string" calcext:value-type="string">
            <text:p>Évelyn Padilha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780000" calcext:value-type="float">
            <text:p>780000</text:p>
          </table:table-cell>
          <table:table-cell table:style-name="ce6" office:value-type="float" office:value="1152.21" calcext:value-type="float">
            <text:p>1152,2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1152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34.54464286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78];[Sheet2.$D$1:.$D$1048576];[.B78])" office:value-type="float" office:value="59" calcext:value-type="float">
            <text:p>59</text:p>
          </table:table-cell>
          <table:table-cell table:formula="of:=SUMIFS([Sheet2.$E$1:.$E$1048576];[Sheet2.$A$1:.$A$1048576];[.D78];[Sheet2.$D$1:.$D$1048576];[.B78])" office:value-type="currency" office:currency="BRL" office:value="28879071.764386" calcext:value-type="currency">
            <text:p>R$ 28.879.071,76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578cbe9716ac58241901acd73293909a</text:p>
          </table:table-cell>
          <table:table-cell table:style-name="ce1" office:value-type="string" calcext:value-type="string">
            <text:p>Luis Henrique dos Santos Haselein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782.35" calcext:value-type="float">
            <text:p>782,3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0782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79];[Sheet2.$D$1:.$D$1048576];[.B79])" office:value-type="float" office:value="55" calcext:value-type="float">
            <text:p>55</text:p>
          </table:table-cell>
          <table:table-cell table:formula="of:=SUMIFS([Sheet2.$E$1:.$E$1048576];[Sheet2.$A$1:.$A$1048576];[.D79];[Sheet2.$D$1:.$D$1048576];[.B79])" office:value-type="currency" office:currency="BRL" office:value="38146072.97" calcext:value-type="currency">
            <text:p>R$ 38.146.072,97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c9dbc034d866346ae72926009e5d077e</text:p>
          </table:table-cell>
          <table:table-cell table:style-name="ce1" office:value-type="string" calcext:value-type="string">
            <text:p>Ana Bernar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5000" calcext:value-type="float">
            <text:p>1725000</text:p>
          </table:table-cell>
          <table:table-cell table:style-name="ce6" office:value-type="float" office:value="299.25" calcext:value-type="float">
            <text:p>299,2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0299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76.73214286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80];[Sheet2.$D$1:.$D$1048576];[.B80])" office:value-type="float" office:value="71" calcext:value-type="float">
            <text:p>71</text:p>
          </table:table-cell>
          <table:table-cell table:formula="of:=SUMIFS([Sheet2.$E$1:.$E$1048576];[Sheet2.$A$1:.$A$1048576];[.D80];[Sheet2.$D$1:.$D$1048576];[.B80])" office:value-type="currency" office:currency="BRL" office:value="52799155.29" calcext:value-type="currency">
            <text:p>R$ 52.799.155,29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590492e3dfe3814c7754beeb4fc313d7</text:p>
          </table:table-cell>
          <table:table-cell table:style-name="ce1" office:value-type="string" calcext:value-type="string">
            <text:p>Eric Pestana Cancio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1535000" calcext:value-type="float">
            <text:p>1535000</text:p>
          </table:table-cell>
          <table:table-cell table:style-name="ce6" office:value-type="float" office:value="-2333.05" calcext:value-type="float">
            <text:p>-2333,0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023330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8.2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1];[Sheet2.$D$1:.$D$1048576];[.B81])" office:value-type="float" office:value="102" calcext:value-type="float">
            <text:p>102</text:p>
          </table:table-cell>
          <table:table-cell table:formula="of:=SUMIFS([Sheet2.$E$1:.$E$1048576];[Sheet2.$A$1:.$A$1048576];[.D81];[Sheet2.$D$1:.$D$1048576];[.B81])" office:value-type="currency" office:currency="BRL" office:value="69893883.915174" calcext:value-type="currency">
            <text:p>R$ 69.893.883,92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b760d323f25b4d41593ee3be8339bf4b</text:p>
          </table:table-cell>
          <table:table-cell table:style-name="ce1" office:value-type="string" calcext:value-type="string">
            <text:p>Dhionata Jesus dos Santos Castro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-2589.55" calcext:value-type="float">
            <text:p>-2589,5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02589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2];[Sheet2.$D$1:.$D$1048576];[.B82])" office:value-type="float" office:value="91" calcext:value-type="float">
            <text:p>91</text:p>
          </table:table-cell>
          <table:table-cell table:formula="of:=SUMIFS([Sheet2.$E$1:.$E$1048576];[Sheet2.$A$1:.$A$1048576];[.D82];[Sheet2.$D$1:.$D$1048576];[.B82])" office:value-type="currency" office:currency="BRL" office:value="40720572.080072" calcext:value-type="currency">
            <text:p>R$ 40.720.572,08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a3fe8935f5434101cc0707d5306fb11d</text:p>
          </table:table-cell>
          <table:table-cell table:style-name="ce1" office:value-type="string" calcext:value-type="string">
            <text:p>Nathan Vicari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-3081.04" calcext:value-type="float">
            <text:p>-3081,0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030810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3];[Sheet2.$D$1:.$D$1048576];[.B83])" office:value-type="float" office:value="105" calcext:value-type="float">
            <text:p>105</text:p>
          </table:table-cell>
          <table:table-cell table:formula="of:=SUMIFS([Sheet2.$E$1:.$E$1048576];[Sheet2.$A$1:.$A$1048576];[.D83];[Sheet2.$D$1:.$D$1048576];[.B83])" office:value-type="currency" office:currency="BRL" office:value="65045930.491982" calcext:value-type="currency">
            <text:p>R$ 65.045.930,49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4309038311da8b3da4b59539afb0a74d</text:p>
          </table:table-cell>
          <table:table-cell table:style-name="ce1" office:value-type="string" calcext:value-type="string">
            <text:p>Alana Dorigon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2010000" calcext:value-type="float">
            <text:p>2010000</text:p>
          </table:table-cell>
          <table:table-cell table:style-name="ce6" office:value-type="float" office:value="-5631.46" calcext:value-type="float">
            <text:p>-5631,46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056314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89.45535714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84];[Sheet2.$D$1:.$D$1048576];[.B84])" office:value-type="float" office:value="0" calcext:value-type="float">
            <text:p>0</text:p>
          </table:table-cell>
          <table:table-cell table:formula="of:=SUMIFS([Sheet2.$E$1:.$E$1048576];[Sheet2.$A$1:.$A$1048576];[.D84];[Sheet2.$D$1:.$D$1048576];[.B84])" office:value-type="currency" office:currency="BRL" office:value="0" calcext:value-type="currency">
            <text:p>R$ 0,00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45443ae1f183241bb55968388e4ab922</text:p>
          </table:table-cell>
          <table:table-cell table:style-name="ce1" office:value-type="string" calcext:value-type="string">
            <text:p>Matheus Pires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6" office:value-type="float" office:value="-7708.34" calcext:value-type="float">
            <text:p>-7708,3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07708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59.76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5];[Sheet2.$D$1:.$D$1048576];[.B85])" office:value-type="float" office:value="92" calcext:value-type="float">
            <text:p>92</text:p>
          </table:table-cell>
          <table:table-cell table:formula="of:=SUMIFS([Sheet2.$E$1:.$E$1048576];[Sheet2.$A$1:.$A$1048576];[.D85];[Sheet2.$D$1:.$D$1048576];[.B85])" office:value-type="currency" office:currency="BRL" office:value="59550448.945028" calcext:value-type="currency">
            <text:p>R$ 59.550.448,95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c36672cce38c84eea6e08d102271341b</text:p>
          </table:table-cell>
          <table:table-cell table:style-name="ce1" office:value-type="string" calcext:value-type="string">
            <text:p>Henrique Renner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2200000" calcext:value-type="float">
            <text:p>2200000</text:p>
          </table:table-cell>
          <table:table-cell table:style-name="ce6" office:value-type="float" office:value="-107607.64" calcext:value-type="float">
            <text:p>-107607,6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076076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97.937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6];[Sheet2.$D$1:.$D$1048576];[.B86])" office:value-type="float" office:value="80" calcext:value-type="float">
            <text:p>80</text:p>
          </table:table-cell>
          <table:table-cell table:formula="of:=SUMIFS([Sheet2.$E$1:.$E$1048576];[Sheet2.$A$1:.$A$1048576];[.D86];[Sheet2.$D$1:.$D$1048576];[.B86])" office:value-type="currency" office:currency="BRL" office:value="108670515" calcext:value-type="currency">
            <text:p>R$ 108.670.515,00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c36672cce38c84eea6e08d102271341b</text:p>
          </table:table-cell>
          <table:table-cell table:style-name="ce1" office:value-type="string" calcext:value-type="string">
            <text:p>Henrique Renner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-169473.04" calcext:value-type="float">
            <text:p>-169473,0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694730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7];[Sheet2.$D$1:.$D$1048576];[.B87])" office:value-type="float" office:value="81" calcext:value-type="float">
            <text:p>81</text:p>
          </table:table-cell>
          <table:table-cell table:formula="of:=SUMIFS([Sheet2.$E$1:.$E$1048576];[Sheet2.$A$1:.$A$1048576];[.D87];[Sheet2.$D$1:.$D$1048576];[.B87])" office:value-type="currency" office:currency="BRL" office:value="115823353.31" calcext:value-type="currency">
            <text:p>R$ 115.823.353,31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b20b07cb05cb53f542abbc69faf48e98</text:p>
          </table:table-cell>
          <table:table-cell table:style-name="ce1" office:value-type="string" calcext:value-type="string">
            <text:p>Karina Gerhardt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-171582.2" calcext:value-type="float">
            <text:p>-171582,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71582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0" calcext:value-type="float">
            <text:p>0</text:p>
          </table:table-cell>
          <table:table-cell table:formula="of:=SUMIFS([Sheet2.$G$1:.$G$1048576];[Sheet2.$A$1:.$A$1048576];[.D88];[Sheet2.$D$1:.$D$1048576];[.B88])" office:value-type="float" office:value="155" calcext:value-type="float">
            <text:p>155</text:p>
          </table:table-cell>
          <table:table-cell table:formula="of:=SUMIFS([Sheet2.$E$1:.$E$1048576];[Sheet2.$A$1:.$A$1048576];[.D88];[Sheet2.$D$1:.$D$1048576];[.B88])" office:value-type="currency" office:currency="BRL" office:value="207688038.276848" calcext:value-type="currency">
            <text:p>R$ 207.688.038,28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6958b42db4346cf11f14bedcd037c9af</text:p>
          </table:table-cell>
          <table:table-cell table:style-name="ce1" office:value-type="string" calcext:value-type="string">
            <text:p>Gabriel Teixeira de Avila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552500" calcext:value-type="float">
            <text:p>1552500</text:p>
          </table:table-cell>
          <table:table-cell table:style-name="ce6" office:value-type="float" office:value="-306167.41" calcext:value-type="float">
            <text:p>-306167,4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06167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9.0312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89];[Sheet2.$D$1:.$D$1048576];[.B89])" office:value-type="float" office:value="93" calcext:value-type="float">
            <text:p>93</text:p>
          </table:table-cell>
          <table:table-cell table:formula="of:=SUMIFS([Sheet2.$E$1:.$E$1048576];[Sheet2.$A$1:.$A$1048576];[.D89];[Sheet2.$D$1:.$D$1048576];[.B89])" office:value-type="currency" office:currency="BRL" office:value="68824279.743656" calcext:value-type="currency">
            <text:p>R$ 68.824.279,74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a3fe8935f5434101cc0707d5306fb11d</text:p>
          </table:table-cell>
          <table:table-cell table:style-name="ce1" office:value-type="string" calcext:value-type="string">
            <text:p>Nathan Vicari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-353564.53" calcext:value-type="float">
            <text:p>-353564,53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53564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0];[Sheet2.$D$1:.$D$1048576];[.B90])" office:value-type="float" office:value="107" calcext:value-type="float">
            <text:p>107</text:p>
          </table:table-cell>
          <table:table-cell table:formula="of:=SUMIFS([Sheet2.$E$1:.$E$1048576];[Sheet2.$A$1:.$A$1048576];[.D90];[Sheet2.$D$1:.$D$1048576];[.B90])" office:value-type="currency" office:currency="BRL" office:value="59618945.243519" calcext:value-type="currency">
            <text:p>R$ 59.618.945,24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a3fe8935f5434101cc0707d5306fb11d</text:p>
          </table:table-cell>
          <table:table-cell table:style-name="ce1" office:value-type="string" calcext:value-type="string">
            <text:p>Nathan Vicari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-518318.41" calcext:value-type="float">
            <text:p>-518318,41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183184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1];[Sheet2.$D$1:.$D$1048576];[.B91])" office:value-type="float" office:value="102" calcext:value-type="float">
            <text:p>102</text:p>
          </table:table-cell>
          <table:table-cell table:formula="of:=SUMIFS([Sheet2.$E$1:.$E$1048576];[Sheet2.$A$1:.$A$1048576];[.D91];[Sheet2.$D$1:.$D$1048576];[.B91])" office:value-type="currency" office:currency="BRL" office:value="61193027.983866" calcext:value-type="currency">
            <text:p>R$ 61.193.027,98</text:p>
          </table:table-cell>
        </table:table-row>
        <table:table-row table:style-name="ro2">
          <table:table-cell table:style-name="ce2" office:value-type="string" calcext:value-type="string">
            <text:p>2024-03-01</text:p>
          </table:table-cell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45443ae1f183241bb55968388e4ab922</text:p>
          </table:table-cell>
          <table:table-cell table:style-name="ce1" office:value-type="string" calcext:value-type="string">
            <text:p>Matheus Pires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6" office:value-type="float" office:value="-622030.16" calcext:value-type="float">
            <text:p>-622030,16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622030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64.00892857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2];[Sheet2.$D$1:.$D$1048576];[.B92])" office:value-type="float" office:value="91" calcext:value-type="float">
            <text:p>91</text:p>
          </table:table-cell>
          <table:table-cell table:formula="of:=SUMIFS([Sheet2.$E$1:.$E$1048576];[Sheet2.$A$1:.$A$1048576];[.D92];[Sheet2.$D$1:.$D$1048576];[.B92])" office:value-type="currency" office:currency="BRL" office:value="58984878.642918" calcext:value-type="currency">
            <text:p>R$ 58.984.878,64</text:p>
          </table:table-cell>
        </table:table-row>
        <table:table-row table:style-name="ro2">
          <table:table-cell table:style-name="ce2" office:value-type="string" calcext:value-type="string">
            <text:p>2024-05-01</text:p>
          </table:table-cell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ac77896ae7b1e8c7bd5622549b35f215</text:p>
          </table:table-cell>
          <table:table-cell table:style-name="ce1" office:value-type="string" calcext:value-type="string">
            <text:p>Kevyn Costa</text:p>
          </table:table-cell>
          <table:table-cell table:style-name="ce1" office:value-type="string" calcext:value-type="string">
            <text:p>[ADV] Time Joel</text:p>
          </table:table-cell>
          <table:table-cell table:style-name="ce1" office:value-type="float" office:value="1820000" calcext:value-type="float">
            <text:p>1820000</text:p>
          </table:table-cell>
          <table:table-cell table:style-name="ce6" office:value-type="float" office:value="-660005.0852" calcext:value-type="float">
            <text:p>-660005,085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66000508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80.97321429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3];[Sheet2.$D$1:.$D$1048576];[.B93])" office:value-type="float" office:value="86" calcext:value-type="float">
            <text:p>86</text:p>
          </table:table-cell>
          <table:table-cell table:formula="of:=SUMIFS([Sheet2.$E$1:.$E$1048576];[Sheet2.$A$1:.$A$1048576];[.D93];[Sheet2.$D$1:.$D$1048576];[.B93])" office:value-type="currency" office:currency="BRL" office:value="72444934.706416" calcext:value-type="currency">
            <text:p>R$ 72.444.934,71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8de6c2d8893c6aed8e2b742e746b47ed</text:p>
          </table:table-cell>
          <table:table-cell table:style-name="ce1" office:value-type="string" calcext:value-type="string">
            <text:p>Michael Martins da Silva</text:p>
          </table:table-cell>
          <table:table-cell table:style-name="ce1" office:value-type="string" calcext:value-type="string">
            <text:p>[ADV] Time Graham</text:p>
          </table:table-cell>
          <table:table-cell table:style-name="ce1" office:value-type="float" office:value="1060000" calcext:value-type="float">
            <text:p>1060000</text:p>
          </table:table-cell>
          <table:table-cell table:style-name="ce6" office:value-type="float" office:value="-748391.35" calcext:value-type="float">
            <text:p>-748391,35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7483913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47.04464286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4];[Sheet2.$D$1:.$D$1048576];[.B94])" office:value-type="float" office:value="70" calcext:value-type="float">
            <text:p>70</text:p>
          </table:table-cell>
          <table:table-cell table:formula="of:=SUMIFS([Sheet2.$E$1:.$E$1048576];[Sheet2.$A$1:.$A$1048576];[.D94];[Sheet2.$D$1:.$D$1048576];[.B94])" office:value-type="currency" office:currency="BRL" office:value="48590770.78" calcext:value-type="currency">
            <text:p>R$ 48.590.770,78</text:p>
          </table:table-cell>
        </table:table-row>
        <table:table-row table:style-name="ro2">
          <table:table-cell table:style-name="ce2" office:value-type="string" calcext:value-type="string">
            <text:p>2024-02-01</text:p>
          </table:table-cell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1240b4737141de2ad4495bf94133b3c2</text:p>
          </table:table-cell>
          <table:table-cell table:style-name="ce1" office:value-type="string" calcext:value-type="string">
            <text:p>Mauro Amado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836000" calcext:value-type="float">
            <text:p>1836000</text:p>
          </table:table-cell>
          <table:table-cell table:style-name="ce6" office:value-type="float" office:value="-1239142.74" calcext:value-type="float">
            <text:p>-1239142,74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1.2391427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81.6875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5];[Sheet2.$D$1:.$D$1048576];[.B95])" office:value-type="float" office:value="156" calcext:value-type="float">
            <text:p>156</text:p>
          </table:table-cell>
          <table:table-cell table:formula="of:=SUMIFS([Sheet2.$E$1:.$E$1048576];[Sheet2.$A$1:.$A$1048576];[.D95];[Sheet2.$D$1:.$D$1048576];[.B95])" office:value-type="currency" office:currency="BRL" office:value="171463366.11" calcext:value-type="currency">
            <text:p>R$ 171.463.366,11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c40d931642a5050be105893d9bd12675</text:p>
          </table:table-cell>
          <table:table-cell table:style-name="ce1" office:value-type="string" calcext:value-type="string">
            <text:p>Guilherme Ioris</text:p>
          </table:table-cell>
          <table:table-cell table:style-name="ce1" office:value-type="string" calcext:value-type="string">
            <text:p>[ADV] Supernova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-2425308.37" calcext:value-type="float">
            <text:p>-2425308,37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2.425308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6];[Sheet2.$D$1:.$D$1048576];[.B96])" office:value-type="float" office:value="91" calcext:value-type="float">
            <text:p>91</text:p>
          </table:table-cell>
          <table:table-cell table:formula="of:=SUMIFS([Sheet2.$E$1:.$E$1048576];[Sheet2.$A$1:.$A$1048576];[.D96];[Sheet2.$D$1:.$D$1048576];[.B96])" office:value-type="currency" office:currency="BRL" office:value="119700382.80094" calcext:value-type="currency">
            <text:p>R$ 119.700.382,80</text:p>
          </table:table-cell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1240b4737141de2ad4495bf94133b3c2</text:p>
          </table:table-cell>
          <table:table-cell table:style-name="ce1" office:value-type="string" calcext:value-type="string">
            <text:p>Mauro Amado</text:p>
          </table:table-cell>
          <table:table-cell table:style-name="ce1" office:value-type="string" calcext:value-type="string">
            <text:p>Planejadores Financeiros Wealth</text:p>
          </table:table-cell>
          <table:table-cell table:style-name="ce1" office:value-type="float" office:value="1721000" calcext:value-type="float">
            <text:p>1721000</text:p>
          </table:table-cell>
          <table:table-cell table:style-name="ce6" office:value-type="float" office:value="-2582423.42" calcext:value-type="float">
            <text:p>-2582423,42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2.5824234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76.55357143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7];[Sheet2.$D$1:.$D$1048576];[.B97])" office:value-type="float" office:value="155" calcext:value-type="float">
            <text:p>155</text:p>
          </table:table-cell>
          <table:table-cell table:formula="of:=SUMIFS([Sheet2.$E$1:.$E$1048576];[Sheet2.$A$1:.$A$1048576];[.D97];[Sheet2.$D$1:.$D$1048576];[.B97])" office:value-type="currency" office:currency="BRL" office:value="169058058.67" calcext:value-type="currency">
            <text:p>R$ 169.058.058,67</text:p>
          </table:table-cell>
        </table:table-row>
        <table:table-row table:style-name="ro2">
          <table:table-cell table:style-name="ce2" office:value-type="string" calcext:value-type="string">
            <text:p>2024-04-01</text:p>
          </table:table-cell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1a21f820e0d5f28732b4696d6b1bbd2e</text:p>
          </table:table-cell>
          <table:table-cell table:style-name="ce1" office:value-type="string" calcext:value-type="string">
            <text:p>Lucas Becker</text:p>
          </table:table-cell>
          <table:table-cell table:style-name="ce1" office:value-type="string" calcext:value-type="string">
            <text:p>[ADV] Time Buffett</text:p>
          </table:table-cell>
          <table:table-cell table:style-name="ce1" office:value-type="float" office:value="2295000" calcext:value-type="float">
            <text:p>2295000</text:p>
          </table:table-cell>
          <table:table-cell table:style-name="ce6" office:value-type="float" office:value="-2911498.73" calcext:value-type="float">
            <text:p>-2911498,73</text:p>
          </table:table-cell>
          <table:table-cell table:style-name="ce1" office:value-type="string" calcext:value-type="string">
            <text:p>FALSE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2.9114987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02.1785714</text:p>
          </table:table-cell>
          <table:table-cell office:value-type="float" office:value="1" calcext:value-type="float">
            <text:p>1</text:p>
          </table:table-cell>
          <table:table-cell table:formula="of:=SUMIFS([Sheet2.$G$1:.$G$1048576];[Sheet2.$A$1:.$A$1048576];[.D98];[Sheet2.$D$1:.$D$1048576];[.B98])" office:value-type="float" office:value="92" calcext:value-type="float">
            <text:p>92</text:p>
          </table:table-cell>
          <table:table-cell table:formula="of:=SUMIFS([Sheet2.$E$1:.$E$1048576];[Sheet2.$A$1:.$A$1048576];[.D98];[Sheet2.$D$1:.$D$1048576];[.B98])" office:value-type="currency" office:currency="BRL" office:value="187418806.138592" calcext:value-type="currency">
            <text:p>R$ 187.418.806,14</text:p>
          </table:table-cell>
        </table:table-row>
        <table:table-row table:style-name="ro3" table:number-rows-repeated="104847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ce9"/>
        <table:table-column table:style-name="co12" table:default-cell-style-name="ce3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office:value-type="string" calcext:value-type="string">
            <text:p>employee_name</text:p>
          </table:table-cell>
          <table:table-cell office:value-type="string" calcext:value-type="string">
            <text:p>employee_team_name</text:p>
          </table:table-cell>
          <table:table-cell table:style-name="Default" office:value-type="string" calcext:value-type="string">
            <text:p>date_day</text:p>
          </table:table-cell>
          <table:table-cell table:style-name="Default" office:value-type="string" calcext:value-type="string">
            <text:p>month_date</text:p>
          </table:table-cell>
          <table:table-cell office:value-type="string" calcext:value-type="string">
            <text:p>total_equity</text:p>
          </table:table-cell>
          <table:table-cell office:value-type="string" calcext:value-type="string">
            <text:p>feebased_equity</text:p>
          </table:table-cell>
          <table:table-cell office:value-type="string" calcext:value-type="string">
            <text:p>total_clients</text:p>
          </table:table-cell>
          <table:table-cell office:value-type="string" calcext:value-type="string">
            <text:p>feebased_clients</text:p>
          </table:table-cell>
          <table:table-cell office:value-type="string" calcext:value-type="string">
            <text:p>equity_tier</text:p>
          </table:table-cell>
          <table:table-cell office:value-type="string" calcext:value-type="string">
            <text:p>feebased_equity_tier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6864295.931575" calcext:value-type="float">
            <text:p>36864295,931575</text:p>
          </table:table-cell>
          <table:table-cell office:value-type="float" office:value="36864295.581575" calcext:value-type="float">
            <text:p>36864295,58157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443364.03" calcext:value-type="float">
            <text:p>3443364,0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6773949.123925" calcext:value-type="float">
            <text:p>26773949,12392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761895.92" calcext:value-type="float">
            <text:p>3761895,9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230063.10265" calcext:value-type="float">
            <text:p>1230063,1026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39158368.752625" calcext:value-type="float">
            <text:p>39158368,752625</text:p>
          </table:table-cell>
          <table:table-cell office:value-type="float" office:value="39158368.402625" calcext:value-type="float">
            <text:p>39158368,4026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101604.19" calcext:value-type="float">
            <text:p>3101604,1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7369605.716295" calcext:value-type="float">
            <text:p>27369605,71629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658100.08" calcext:value-type="float">
            <text:p>8658100,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39532.113375" calcext:value-type="float">
            <text:p>839532,1133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47822622.201815" calcext:value-type="float">
            <text:p>47822622,201815</text:p>
          </table:table-cell>
          <table:table-cell office:value-type="float" office:value="47822621.851815" calcext:value-type="float">
            <text:p>47822621,85181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665727.96" calcext:value-type="float">
            <text:p>2665727,9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5667513.642382" calcext:value-type="float">
            <text:p>25667513,64238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9117587.01" calcext:value-type="float">
            <text:p>9117587,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535308.731437" calcext:value-type="float">
            <text:p>535308,73143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42224903.207895" calcext:value-type="float">
            <text:p>42224903,207895</text:p>
          </table:table-cell>
          <table:table-cell office:value-type="float" office:value="42224902.857895" calcext:value-type="float">
            <text:p>42224902,85789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539350.61" calcext:value-type="float">
            <text:p>2539350,6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5406703.87735" calcext:value-type="float">
            <text:p>25406703,8773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1090936.12" calcext:value-type="float">
            <text:p>11090936,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57323.753275" calcext:value-type="float">
            <text:p>857323,7532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44980418.154272" calcext:value-type="float">
            <text:p>44980418,154272</text:p>
          </table:table-cell>
          <table:table-cell office:value-type="float" office:value="44980417.804272" calcext:value-type="float">
            <text:p>44980417,80427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956928.08" calcext:value-type="float">
            <text:p>2956928,0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5160139.297337" calcext:value-type="float">
            <text:p>25160139,29733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1281404.92" calcext:value-type="float">
            <text:p>11281404,9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766607.010623" calcext:value-type="float">
            <text:p>766607,01062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45151358.062976" calcext:value-type="float">
            <text:p>45151358,062976</text:p>
          </table:table-cell>
          <table:table-cell office:value-type="float" office:value="45151357.712976" calcext:value-type="float">
            <text:p>45151357,71297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345016.86" calcext:value-type="float">
            <text:p>2345016,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6379357.441486" calcext:value-type="float">
            <text:p>26379357,44148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1554479.45" calcext:value-type="float">
            <text:p>11554479,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lana Dorigo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767021.425166" calcext:value-type="float">
            <text:p>767021,42516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7004819.09" calcext:value-type="float">
            <text:p>7004819,0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632240.449375" calcext:value-type="float">
            <text:p>2632240,4493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4541598.04" calcext:value-type="float">
            <text:p>4541598,0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7420589.23" calcext:value-type="float">
            <text:p>7420589,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641180.6069" calcext:value-type="float">
            <text:p>4641180,606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7889391.16" calcext:value-type="float">
            <text:p>7889391,1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892017.36" calcext:value-type="float">
            <text:p>1892017,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2498069.37" calcext:value-type="float">
            <text:p>12498069,3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9224409.99" calcext:value-type="float">
            <text:p>9224409,9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728310.83" calcext:value-type="float">
            <text:p>8728310,8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000375.02" calcext:value-type="float">
            <text:p>2000375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3380573.805035" calcext:value-type="float">
            <text:p>13380573,80503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0372982.54935" calcext:value-type="float">
            <text:p>10372982,5493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7608700.92" calcext:value-type="float">
            <text:p>7608700,9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023266.85" calcext:value-type="float">
            <text:p>2023266,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152691.805563" calcext:value-type="float">
            <text:p>13152691,80556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2528946.793832" calcext:value-type="float">
            <text:p>12528946,79383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7028966.09" calcext:value-type="float">
            <text:p>7028966,0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060596.9" calcext:value-type="float">
            <text:p>2060596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3762795.60055" calcext:value-type="float">
            <text:p>13762795,6005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6376519.259306" calcext:value-type="float">
            <text:p>16376519,25930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583090.46" calcext:value-type="float">
            <text:p>4583090,4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336389.18" calcext:value-type="float">
            <text:p>3336389,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5225797.69299" calcext:value-type="float">
            <text:p>15225797,6929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9847803.723948" calcext:value-type="float">
            <text:p>19847803,72394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328427.03" calcext:value-type="float">
            <text:p>4328427,0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375368.42" calcext:value-type="float">
            <text:p>3375368,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4852587.603552" calcext:value-type="float">
            <text:p>14852587,60355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1417815.940752" calcext:value-type="float">
            <text:p>21417815,94075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855073.67" calcext:value-type="float">
            <text:p>3855073,6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432520.8599" calcext:value-type="float">
            <text:p>3432520,85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4302409.636088" calcext:value-type="float">
            <text:p>14302409,63608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3954061.272342" calcext:value-type="float">
            <text:p>23954061,27234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manda Becker Correi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367882.9462" calcext:value-type="float">
            <text:p>3367882,946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0893242.22" calcext:value-type="float">
            <text:p>20893242,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840737.99" calcext:value-type="float">
            <text:p>3840737,9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9078442.65" calcext:value-type="float">
            <text:p>19078442,6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1991634.58" calcext:value-type="float">
            <text:p>21991634,5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621894.08" calcext:value-type="float">
            <text:p>7621894,0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3007323.75" calcext:value-type="float">
            <text:p>23007323,7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78302.88" calcext:value-type="float">
            <text:p>178302,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2457109.79" calcext:value-type="float">
            <text:p>22457109,7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851173.15" calcext:value-type="float">
            <text:p>8851173,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7018697.74" calcext:value-type="float">
            <text:p>27018697,7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45011.34" calcext:value-type="float">
            <text:p>145011,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2720591.4" calcext:value-type="float">
            <text:p>32720591,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9676552.63" calcext:value-type="float">
            <text:p>9676552,6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3122552.06" calcext:value-type="float">
            <text:p>33122552,0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a Bernar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12125.71" calcext:value-type="float">
            <text:p>412125,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4154236.32" calcext:value-type="float">
            <text:p>14154236,3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4897907.6644" calcext:value-type="float">
            <text:p>4897907,664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1061328.01" calcext:value-type="float">
            <text:p>11061328,0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5981261.77" calcext:value-type="float">
            <text:p>15981261,7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7108626.26778" calcext:value-type="float">
            <text:p>7108626,2677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329974.99" calcext:value-type="float">
            <text:p>9329974,99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6129123.21" calcext:value-type="float">
            <text:p>16129123,2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9778020.757125" calcext:value-type="float">
            <text:p>9778020,7571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809750.77" calcext:value-type="float">
            <text:p>8809750,7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002444.1" calcext:value-type="float">
            <text:p>1002444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6506602.55" calcext:value-type="float">
            <text:p>16506602,5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336190.171115" calcext:value-type="float">
            <text:p>8336190,1711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492722.79629" calcext:value-type="float">
            <text:p>8492722,7962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053420.88" calcext:value-type="float">
            <text:p>1053420,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6528543.69" calcext:value-type="float">
            <text:p>16528543,6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0256583.183144" calcext:value-type="float">
            <text:p>10256583,18314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7664300.409136" calcext:value-type="float">
            <text:p>7664300,40913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333917.53" calcext:value-type="float">
            <text:p>3333917,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8695964.564864" calcext:value-type="float">
            <text:p>18695964,56486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1588913.9515" calcext:value-type="float">
            <text:p>11588913,95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6422612.338076" calcext:value-type="float">
            <text:p>6422612,33807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887911.69" calcext:value-type="float">
            <text:p>4887911,6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8190315.991646" calcext:value-type="float">
            <text:p>18190315,99164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6013634.089438" calcext:value-type="float">
            <text:p>16013634,08943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235140.96096" calcext:value-type="float">
            <text:p>7235140,9609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362283.3" calcext:value-type="float">
            <text:p>5362283,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8139749.90944" calcext:value-type="float">
            <text:p>18139749,909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8693117.043088" calcext:value-type="float">
            <text:p>18693117,04308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990871.77" calcext:value-type="float">
            <text:p>3990871,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6872222.765984" calcext:value-type="float">
            <text:p>6872222,76598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783960.8989" calcext:value-type="float">
            <text:p>5783960,898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6678781.602077" calcext:value-type="float">
            <text:p>16678781,602077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0716795.089597" calcext:value-type="float">
            <text:p>20716795,08959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625968.4664" calcext:value-type="float">
            <text:p>3625968,46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Andressa Gueresi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280490.7391" calcext:value-type="float">
            <text:p>2280490,739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66253.87" calcext:value-type="float">
            <text:p>266253,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70652.33" calcext:value-type="float">
            <text:p>270652,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72717.46" calcext:value-type="float">
            <text:p>272717,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74502.26" calcext:value-type="float">
            <text:p>274502,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76641.4" calcext:value-type="float">
            <text:p>276641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64648.92" calcext:value-type="float">
            <text:p>264648,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56507.44" calcext:value-type="float">
            <text:p>456507,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99456.59" calcext:value-type="float">
            <text:p>499456,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201220.479264" calcext:value-type="float">
            <text:p>3201220,4792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741835.49" calcext:value-type="float">
            <text:p>1741835,4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9171426.198909" calcext:value-type="float">
            <text:p>9171426,19890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aetano Junio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418837.1221" calcext:value-type="float">
            <text:p>3418837,122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hrystina Santana</text:p>
          </table:table-cell>
          <table:table-cell office:value-type="string" calcext:value-type="string">
            <text:p>SDR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9986066.94" calcext:value-type="float">
            <text:p>9986066,9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52875.2" calcext:value-type="float">
            <text:p>852875,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269964.57" calcext:value-type="float">
            <text:p>3269964,5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5329908.05" calcext:value-type="float">
            <text:p>5329908,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129897.45" calcext:value-type="float">
            <text:p>129897,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09155" calcext:value-type="float">
            <text:p>2091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0280738.35" calcext:value-type="float">
            <text:p>10280738,3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73156.25" calcext:value-type="float">
            <text:p>373156,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831581.36" calcext:value-type="float">
            <text:p>3831581,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5370792.72" calcext:value-type="float">
            <text:p>5370792,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132353.2" calcext:value-type="float">
            <text:p>132353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13732.95" calcext:value-type="float">
            <text:p>213732,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2622423.73" calcext:value-type="float">
            <text:p>12622423,7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87803.8" calcext:value-type="float">
            <text:p>387803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119439.11" calcext:value-type="float">
            <text:p>2119439,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5407221.32" calcext:value-type="float">
            <text:p>5407221,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135152.38" calcext:value-type="float">
            <text:p>135152,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18558.26" calcext:value-type="float">
            <text:p>218558,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2697566.16" calcext:value-type="float">
            <text:p>12697566,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86824.71" calcext:value-type="float">
            <text:p>386824,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467200.06" calcext:value-type="float">
            <text:p>1467200,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5460704.97" calcext:value-type="float">
            <text:p>5460704,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135935.36" calcext:value-type="float">
            <text:p>135935,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19079.12" calcext:value-type="float">
            <text:p>219079,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715291.64" calcext:value-type="float">
            <text:p>13715291,6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89905.73" calcext:value-type="float">
            <text:p>389905,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520536.33" calcext:value-type="float">
            <text:p>520536,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5497090.09" calcext:value-type="float">
            <text:p>5497090,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137406.35" calcext:value-type="float">
            <text:p>137406,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21014.97" calcext:value-type="float">
            <text:p>221014,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3874559.01" calcext:value-type="float">
            <text:p>13874559,0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01839.84" calcext:value-type="float">
            <text:p>401839,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29554.26" calcext:value-type="float">
            <text:p>529554,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6390652.1" calcext:value-type="float">
            <text:p>46390652,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141528.25" calcext:value-type="float">
            <text:p>141528,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25492.21" calcext:value-type="float">
            <text:p>225492,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3851613.12" calcext:value-type="float">
            <text:p>13851613,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97580.88" calcext:value-type="float">
            <text:p>397580,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677096.91" calcext:value-type="float">
            <text:p>677096,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6315940.38" calcext:value-type="float">
            <text:p>46315940,3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43580.81" calcext:value-type="float">
            <text:p>143580,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24470.2" calcext:value-type="float">
            <text:p>22447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3981503.07" calcext:value-type="float">
            <text:p>13981503,0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00138.41" calcext:value-type="float">
            <text:p>400138,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681643.36" calcext:value-type="float">
            <text:p>681643,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6630235.33" calcext:value-type="float">
            <text:p>46630235,3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44693.58" calcext:value-type="float">
            <text:p>144693,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25077.99" calcext:value-type="float">
            <text:p>225077,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4109252.19" calcext:value-type="float">
            <text:p>14109252,1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09170.36" calcext:value-type="float">
            <text:p>409170,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693601.47" calcext:value-type="float">
            <text:p>693601,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6949773.25" calcext:value-type="float">
            <text:p>46949773,2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48695.2" calcext:value-type="float">
            <text:p>148695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Claudio Gerhardt</text:p>
          </table:table-cell>
          <table:table-cell office:value-type="string" calcext:value-type="string">
            <text:p>Banker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30055.5" calcext:value-type="float">
            <text:p>230055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aniel Silveira, CEA, CFP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172823.1424" calcext:value-type="float">
            <text:p>3172823,14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aniel Silveira, CEA, CFP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400000" calcext:value-type="float">
            <text:p>4400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aniel Silveira, CEA, CFP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0010" calcext:value-type="float">
            <text:p>50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395106.52" calcext:value-type="float">
            <text:p>1395106,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4336883.46255" calcext:value-type="float">
            <text:p>14336883,4625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7391747.458925" calcext:value-type="float">
            <text:p>7391747,45892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60447.66" calcext:value-type="float">
            <text:p>360447,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9085113.13" calcext:value-type="float">
            <text:p>9085113,1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442358.05" calcext:value-type="float">
            <text:p>1442358,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3561658.226695" calcext:value-type="float">
            <text:p>13561658,22669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984640.74" calcext:value-type="float">
            <text:p>8984640,7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308206.24" calcext:value-type="float">
            <text:p>308206,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536926.52" calcext:value-type="float">
            <text:p>8536926,5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487501.09" calcext:value-type="float">
            <text:p>1487501,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3511602.023375" calcext:value-type="float">
            <text:p>13511602,02337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202549.91" calcext:value-type="float">
            <text:p>11202549,9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323611.85" calcext:value-type="float">
            <text:p>323611,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250775.34" calcext:value-type="float">
            <text:p>8250775,3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485903.89" calcext:value-type="float">
            <text:p>1485903,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2616750.97204" calcext:value-type="float">
            <text:p>12616750,9720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2703722.21" calcext:value-type="float">
            <text:p>12703722,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289889.92" calcext:value-type="float">
            <text:p>289889,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498447.48" calcext:value-type="float">
            <text:p>8498447,48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834816.92155" calcext:value-type="float">
            <text:p>4834816,9215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2727866.483452" calcext:value-type="float">
            <text:p>12727866,48345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2380177.41" calcext:value-type="float">
            <text:p>12380177,4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274484.34" calcext:value-type="float">
            <text:p>274484,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6694191.57" calcext:value-type="float">
            <text:p>6694191,5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760657.02507" calcext:value-type="float">
            <text:p>3760657,025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4294754.350844" calcext:value-type="float">
            <text:p>14294754,3508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5327367.2" calcext:value-type="float">
            <text:p>15327367,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305047.68" calcext:value-type="float">
            <text:p>305047,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756133.06" calcext:value-type="float">
            <text:p>5756133,0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801024.06383" calcext:value-type="float">
            <text:p>4801024,0638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6518914.404102" calcext:value-type="float">
            <text:p>16518914,40410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3887482.84" calcext:value-type="float">
            <text:p>13887482,8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298992.58" calcext:value-type="float">
            <text:p>298992,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5214158.19214" calcext:value-type="float">
            <text:p>5214158,1921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951783.40816" calcext:value-type="float">
            <text:p>4951783,408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5197645.823248" calcext:value-type="float">
            <text:p>15197645,82324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7178848.49" calcext:value-type="float">
            <text:p>17178848,4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223159.21" calcext:value-type="float">
            <text:p>223159,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849274.78072" calcext:value-type="float">
            <text:p>4849274,7807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341297.089365" calcext:value-type="float">
            <text:p>7341297,08936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4606991.971625" calcext:value-type="float">
            <text:p>14606991,97162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7957076.9993" calcext:value-type="float">
            <text:p>17957076,999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74809.9334" calcext:value-type="float">
            <text:p>174809,93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Dhionata Jesus dos Santos Castro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785496.183757" calcext:value-type="float">
            <text:p>4785496,18375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duardo Santos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463298.53" calcext:value-type="float">
            <text:p>7463298,5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duardo Santos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677404.69" calcext:value-type="float">
            <text:p>8677404,6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duardo Santos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8498718.34" calcext:value-type="float">
            <text:p>18498718,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duardo Santos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764132.28" calcext:value-type="float">
            <text:p>764132,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duardo Santos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duardo Santos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91051.8" calcext:value-type="float">
            <text:p>191051,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duardo Santos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10224.07" calcext:value-type="float">
            <text:p>1510224,0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9091251.87165" calcext:value-type="float">
            <text:p>9091251,8716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2084693.43825" calcext:value-type="float">
            <text:p>12084693,4382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2423356.709375" calcext:value-type="float">
            <text:p>12423356,70937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236883" calcext:value-type="float">
            <text:p>2368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1861427.4" calcext:value-type="float">
            <text:p>11861427,4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427941.48519" calcext:value-type="float">
            <text:p>9427941,485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3187729.396745" calcext:value-type="float">
            <text:p>13187729,39674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6512371.773845" calcext:value-type="float">
            <text:p>16512371,77384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525975.19" calcext:value-type="float">
            <text:p>525975,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217673.45" calcext:value-type="float">
            <text:p>217673,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609978.38" calcext:value-type="float">
            <text:p>9609978,3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439557.651559" calcext:value-type="float">
            <text:p>11439557,65155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4987398.84" calcext:value-type="float">
            <text:p>14987398,8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9659499.572892" calcext:value-type="float">
            <text:p>19659499,5728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532033.8" calcext:value-type="float">
            <text:p>532033,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222044.6" calcext:value-type="float">
            <text:p>222044,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7445958.7" calcext:value-type="float">
            <text:p>7445958,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3128842.32441" calcext:value-type="float">
            <text:p>13128842,324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6074297.958415" calcext:value-type="float">
            <text:p>16074297,95841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1109610.86779" calcext:value-type="float">
            <text:p>21109610,8677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536033.88" calcext:value-type="float">
            <text:p>536033,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224758.04" calcext:value-type="float">
            <text:p>224758,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6413491.65" calcext:value-type="float">
            <text:p>6413491,6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4997261.946662" calcext:value-type="float">
            <text:p>14997261,94666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4664808.066869" calcext:value-type="float">
            <text:p>14664808,06686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4775848.915086" calcext:value-type="float">
            <text:p>24775848,91508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539630.23" calcext:value-type="float">
            <text:p>539630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354938.32" calcext:value-type="float">
            <text:p>354938,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6257405.32" calcext:value-type="float">
            <text:p>6257405,3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7119948.475262" calcext:value-type="float">
            <text:p>17119948,47526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3076676.770664" calcext:value-type="float">
            <text:p>13076676,77066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1266897.094372" calcext:value-type="float">
            <text:p>31266897,09437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13886.01" calcext:value-type="float">
            <text:p>513886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361418.51" calcext:value-type="float">
            <text:p>361418,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851279.53" calcext:value-type="float">
            <text:p>4851279,5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3033919.173576" calcext:value-type="float">
            <text:p>23033919,17357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647782.712662" calcext:value-type="float">
            <text:p>8647782,71266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5255053.668936" calcext:value-type="float">
            <text:p>35255053,66893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517885.39" calcext:value-type="float">
            <text:p>517885,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365969.89" calcext:value-type="float">
            <text:p>365969,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073273.08" calcext:value-type="float">
            <text:p>2073273,0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7833654.106896" calcext:value-type="float">
            <text:p>27833654,10689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117544.76" calcext:value-type="float">
            <text:p>3117544,7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439904.94" calcext:value-type="float">
            <text:p>439904,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8859402.013472" calcext:value-type="float">
            <text:p>38859402,01347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487894.07" calcext:value-type="float">
            <text:p>487894,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324903.21" calcext:value-type="float">
            <text:p>324903,21</text:p>
          </table:table-cell>
          <table:table-cell office:value-type="float" office:value="324767.07" calcext:value-type="float">
            <text:p>324767,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3672413.271166" calcext:value-type="float">
            <text:p>33672413,27116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445626.9399" calcext:value-type="float">
            <text:p>2445626,939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403051.5044" calcext:value-type="float">
            <text:p>403051,50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3314205.59677" calcext:value-type="float">
            <text:p>33314205,5967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478125.2239" calcext:value-type="float">
            <text:p>478125,22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Eric Pestana Cancio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372967.5029" calcext:value-type="float">
            <text:p>372967,5029</text:p>
          </table:table-cell>
          <table:table-cell office:value-type="float" office:value="372653.7629" calcext:value-type="float">
            <text:p>372653,76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939976.1" calcext:value-type="float">
            <text:p>1939976,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047593.33" calcext:value-type="float">
            <text:p>4047593,3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62317.06" calcext:value-type="float">
            <text:p>362317,0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848354.31" calcext:value-type="float">
            <text:p>4848354,3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285027.96" calcext:value-type="float">
            <text:p>4285027,9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27954.49" calcext:value-type="float">
            <text:p>427954,4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429831.26" calcext:value-type="float">
            <text:p>4429831,2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8005476.64" calcext:value-type="float">
            <text:p>8005476,6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0387259.51" calcext:value-type="float">
            <text:p>10387259,5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943495.56" calcext:value-type="float">
            <text:p>943495,5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798030.366314" calcext:value-type="float">
            <text:p>4798030,3663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525826.138072" calcext:value-type="float">
            <text:p>7525826,13807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4878937.01" calcext:value-type="float">
            <text:p>14878937,0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676278.25" calcext:value-type="float">
            <text:p>1676278,2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097269.379152" calcext:value-type="float">
            <text:p>5097269,3791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059927.71" calcext:value-type="float">
            <text:p>8059927,7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5851108.804816" calcext:value-type="float">
            <text:p>15851108,804816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767183.927264" calcext:value-type="float">
            <text:p>1767183,92726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677666.768112" calcext:value-type="float">
            <text:p>7677666,7681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539336.6711" calcext:value-type="float">
            <text:p>8539336,67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9158792.505273" calcext:value-type="float">
            <text:p>19158792,50527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Évelyn Padilh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49214.000451" calcext:value-type="float">
            <text:p>849214,00045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375582.38" calcext:value-type="float">
            <text:p>2375582,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521408.56" calcext:value-type="float">
            <text:p>4521408,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864095.686176" calcext:value-type="float">
            <text:p>2864095,68617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344360.22" calcext:value-type="float">
            <text:p>8344360,2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75104.72" calcext:value-type="float">
            <text:p>275104,7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553224.7147" calcext:value-type="float">
            <text:p>4553224,71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839579.752494" calcext:value-type="float">
            <text:p>5839579,75249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2575470.516147" calcext:value-type="float">
            <text:p>12575470,51614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Frederico Monteiro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67958.9096" calcext:value-type="float">
            <text:p>867958,909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639289.9315" calcext:value-type="float">
            <text:p>8639289,93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6600213.4056" calcext:value-type="float">
            <text:p>6600213,405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666803.43335" calcext:value-type="float">
            <text:p>8666803,4333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1958952.598055" calcext:value-type="float">
            <text:p>11958952,59805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0358335.992235" calcext:value-type="float">
            <text:p>10358335,99223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7479006.7907" calcext:value-type="float">
            <text:p>7479006,790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072216.2" calcext:value-type="float">
            <text:p>2072216,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2248581.754213" calcext:value-type="float">
            <text:p>12248581,75421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4742310.347519" calcext:value-type="float">
            <text:p>14742310,3475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7620545.647098" calcext:value-type="float">
            <text:p>7620545,64709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114490.08893" calcext:value-type="float">
            <text:p>2114490,088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2978262.36444" calcext:value-type="float">
            <text:p>12978262,3644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9184726.7261" calcext:value-type="float">
            <text:p>19184726,726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6607933.769255" calcext:value-type="float">
            <text:p>6607933,76925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242080.177139" calcext:value-type="float">
            <text:p>3242080,17713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339952.8569" calcext:value-type="float">
            <text:p>13339952,856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0183650.024637" calcext:value-type="float">
            <text:p>20183650,02463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5699107.346191" calcext:value-type="float">
            <text:p>5699107,34619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188777.240624" calcext:value-type="float">
            <text:p>3188777,2406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1109994.141838" calcext:value-type="float">
            <text:p>11109994,14183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5832091.73129" calcext:value-type="float">
            <text:p>25832091,7312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6484510.572694" calcext:value-type="float">
            <text:p>6484510,5726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719713.993572" calcext:value-type="float">
            <text:p>5719713,99357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1658674.183136" calcext:value-type="float">
            <text:p>11658674,18313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0504053.317554" calcext:value-type="float">
            <text:p>10504053,31755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8289831.316674" calcext:value-type="float">
            <text:p>28289831,31667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100094.212874" calcext:value-type="float">
            <text:p>8100094,2128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5675137.495436" calcext:value-type="float">
            <text:p>5675137,49543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4536485.343728" calcext:value-type="float">
            <text:p>14536485,34372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0341875.793152" calcext:value-type="float">
            <text:p>10341875,79315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7194338.989152" calcext:value-type="float">
            <text:p>27194338,98915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443613.1152" calcext:value-type="float">
            <text:p>8443613,1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508365.7588" calcext:value-type="float">
            <text:p>5508365,758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8849362.06383" calcext:value-type="float">
            <text:p>18849362,0638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1543712.117297" calcext:value-type="float">
            <text:p>11543712,11729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6788372.426397" calcext:value-type="float">
            <text:p>26788372,426397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971871.540692" calcext:value-type="float">
            <text:p>8971871,5406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Silv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347236.973521" calcext:value-type="float">
            <text:p>4347236,9735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632498.16" calcext:value-type="float">
            <text:p>3632498,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6212772.92" calcext:value-type="float">
            <text:p>6212772,9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2543169.04" calcext:value-type="float">
            <text:p>12543169,0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728502.93" calcext:value-type="float">
            <text:p>728502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924621.74" calcext:value-type="float">
            <text:p>924621,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1769261.92" calcext:value-type="float">
            <text:p>11769261,9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1910538.25" calcext:value-type="float">
            <text:p>11910538,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4354125.62" calcext:value-type="float">
            <text:p>24354125,6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729403.74" calcext:value-type="float">
            <text:p>729403,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178014.16" calcext:value-type="float">
            <text:p>178014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092149.85" calcext:value-type="float">
            <text:p>1092149,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4492061.099816" calcext:value-type="float">
            <text:p>14492061,0998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0783421.54" calcext:value-type="float">
            <text:p>10783421,5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4707037.41" calcext:value-type="float">
            <text:p>24707037,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737450.06" calcext:value-type="float">
            <text:p>737450,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181880.18" calcext:value-type="float">
            <text:p>181880,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706940.65" calcext:value-type="float">
            <text:p>1706940,6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6681953.763656" calcext:value-type="float">
            <text:p>26681953,76365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9925470.29" calcext:value-type="float">
            <text:p>9925470,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9793161.61" calcext:value-type="float">
            <text:p>29793161,6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751389.69" calcext:value-type="float">
            <text:p>751389,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186723.22" calcext:value-type="float">
            <text:p>186723,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485581.17" calcext:value-type="float">
            <text:p>1485581,1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6947453.476834" calcext:value-type="float">
            <text:p>26947453,47683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1779735.42" calcext:value-type="float">
            <text:p>11779735,4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7585245.86" calcext:value-type="float">
            <text:p>27585245,8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744160.2" calcext:value-type="float">
            <text:p>744160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84548.46" calcext:value-type="float">
            <text:p>184548,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790023.35" calcext:value-type="float">
            <text:p>1790023,3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7136669.246304" calcext:value-type="float">
            <text:p>27136669,24630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0888913.09" calcext:value-type="float">
            <text:p>10888913,0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9775523.82" calcext:value-type="float">
            <text:p>29775523,8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746568.97" calcext:value-type="float">
            <text:p>746568,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85936.95" calcext:value-type="float">
            <text:p>185936,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967455.86" calcext:value-type="float">
            <text:p>1967455,8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abriel Teixeira de Avila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392485.34" calcext:value-type="float">
            <text:p>2392485,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2368786.81" calcext:value-type="float">
            <text:p>22368786,8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741771.15" calcext:value-type="float">
            <text:p>741771,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248306.93" calcext:value-type="float">
            <text:p>2248306,9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1192301.57" calcext:value-type="float">
            <text:p>21192301,5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35036.79" calcext:value-type="float">
            <text:p>735036,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184187.25" calcext:value-type="float">
            <text:p>2184187,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2570714.65" calcext:value-type="float">
            <text:p>22570714,6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9746389.58" calcext:value-type="float">
            <text:p>19746389,5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431929.65" calcext:value-type="float">
            <text:p>431929,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5368728.79" calcext:value-type="float">
            <text:p>15368728,7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43168.22" calcext:value-type="float">
            <text:p>143168,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66526.31" calcext:value-type="float">
            <text:p>266526,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2501237.78" calcext:value-type="float">
            <text:p>32501237,7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9285826.79" calcext:value-type="float">
            <text:p>19285826,7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476869.99" calcext:value-type="float">
            <text:p>476869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1154701.89" calcext:value-type="float">
            <text:p>21154701,8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7159763" calcext:value-type="float">
            <text:p>271597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46802.71" calcext:value-type="float">
            <text:p>146802,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ermano Laube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73556.43" calcext:value-type="float">
            <text:p>273556,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4950355.9375" calcext:value-type="float">
            <text:p>4950355,937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478748.45" calcext:value-type="float">
            <text:p>478748,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437256.78" calcext:value-type="float">
            <text:p>437256,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370493.01" calcext:value-type="float">
            <text:p>1370493,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1853407.07" calcext:value-type="float">
            <text:p>21853407,0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5086962.060935" calcext:value-type="float">
            <text:p>5086962,0609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37881.13" calcext:value-type="float">
            <text:p>337881,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453767.22" calcext:value-type="float">
            <text:p>453767,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416033.93" calcext:value-type="float">
            <text:p>1416033,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1877226.82" calcext:value-type="float">
            <text:p>21877226,8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5228634.803704" calcext:value-type="float">
            <text:p>5228634,8037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47935.29" calcext:value-type="float">
            <text:p>347935,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477554.11" calcext:value-type="float">
            <text:p>477554,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456466.08" calcext:value-type="float">
            <text:p>1456466,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2510503.81" calcext:value-type="float">
            <text:p>22510503,8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256055.87715" calcext:value-type="float">
            <text:p>3256055,877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48430.79" calcext:value-type="float">
            <text:p>348430,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479329.38" calcext:value-type="float">
            <text:p>479329,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457288.71" calcext:value-type="float">
            <text:p>1457288,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2377843.31" calcext:value-type="float">
            <text:p>22377843,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295127.892159" calcext:value-type="float">
            <text:p>3295127,8921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53011.78" calcext:value-type="float">
            <text:p>353011,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485794.02" calcext:value-type="float">
            <text:p>485794,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475338.64" calcext:value-type="float">
            <text:p>1475338,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2545662.6" calcext:value-type="float">
            <text:p>22545662,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346348.203756" calcext:value-type="float">
            <text:p>3346348,2037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914576.83" calcext:value-type="float">
            <text:p>914576,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01081.15" calcext:value-type="float">
            <text:p>501081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2920386.67" calcext:value-type="float">
            <text:p>22920386,6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56595.12" calcext:value-type="float">
            <text:p>256595,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354128.202808" calcext:value-type="float">
            <text:p>3354128,2028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495212.91" calcext:value-type="float">
            <text:p>495212,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31953.87" calcext:value-type="float">
            <text:p>731953,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8412068.34" calcext:value-type="float">
            <text:p>18412068,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54234.09" calcext:value-type="float">
            <text:p>254234,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567888.416848" calcext:value-type="float">
            <text:p>3567888,4168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35172.57" calcext:value-type="float">
            <text:p>835172,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502637.48" calcext:value-type="float">
            <text:p>502637,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8486058.95" calcext:value-type="float">
            <text:p>18486058,9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54413.59" calcext:value-type="float">
            <text:p>254413,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731491.730127" calcext:value-type="float">
            <text:p>3731491,730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58765.93" calcext:value-type="float">
            <text:p>858765,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511091.26" calcext:value-type="float">
            <text:p>511091,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8704769.06" calcext:value-type="float">
            <text:p>18704769,0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iordano de Almeida</text:p>
          </table:table-cell>
          <table:table-cell office:value-type="string" calcext:value-type="string">
            <text:p>Serviços Financeiros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59983.95" calcext:value-type="float">
            <text:p>259983,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4564753.47555" calcext:value-type="float">
            <text:p>34564753,47555</text:p>
          </table:table-cell>
          <table:table-cell office:value-type="float" office:value="34564535.56555" calcext:value-type="float">
            <text:p>34564535,5655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2337407.73" calcext:value-type="float">
            <text:p>2337407,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299894.93" calcext:value-type="float">
            <text:p>3299894,9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00049.61" calcext:value-type="float">
            <text:p>300049,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9716838.99635" calcext:value-type="float">
            <text:p>29716838,9963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5782161.253675" calcext:value-type="float">
            <text:p>25782161,2536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974577.65" calcext:value-type="float">
            <text:p>974577,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710821.89" calcext:value-type="float">
            <text:p>710821,89</text:p>
          </table:table-cell>
          <table:table-cell office:value-type="float" office:value="708701.97" calcext:value-type="float">
            <text:p>708701,9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5352462.53546" calcext:value-type="float">
            <text:p>35352462,5354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2352387.98" calcext:value-type="float">
            <text:p>2352387,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847130.5" calcext:value-type="float">
            <text:p>2847130,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304054.75" calcext:value-type="float">
            <text:p>304054,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0043333.320485" calcext:value-type="float">
            <text:p>30043333,32048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3000875.77572" calcext:value-type="float">
            <text:p>3000875,77572</text:p>
          </table:table-cell>
          <table:table-cell office:value-type="float" office:value="2946973.01572" calcext:value-type="float">
            <text:p>2946973,01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 3M</text:p>
          </table:table-cell>
          <table:table-cell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7282132.605045" calcext:value-type="float">
            <text:p>27282132,6050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973939.77" calcext:value-type="float">
            <text:p>973939,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616558.98" calcext:value-type="float">
            <text:p>616558,98</text:p>
          </table:table-cell>
          <table:table-cell office:value-type="float" office:value="614450.98" calcext:value-type="float">
            <text:p>614450,9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8838520.367934" calcext:value-type="float">
            <text:p>38838520,36793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2472900.5" calcext:value-type="float">
            <text:p>247290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143880.73" calcext:value-type="float">
            <text:p>2143880,7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307110.83" calcext:value-type="float">
            <text:p>307110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3377307.198624" calcext:value-type="float">
            <text:p>33377307,19862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4669967.173101" calcext:value-type="float">
            <text:p>34669967,17310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731771.97" calcext:value-type="float">
            <text:p>731771,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525317.69" calcext:value-type="float">
            <text:p>525317,69</text:p>
          </table:table-cell>
          <table:table-cell office:value-type="float" office:value="523217.25" calcext:value-type="float">
            <text:p>523217,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5683365.371885" calcext:value-type="float">
            <text:p>35683365,37188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2498933.37" calcext:value-type="float">
            <text:p>2498933,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716669.66" calcext:value-type="float">
            <text:p>2716669,6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310640.38" calcext:value-type="float">
            <text:p>310640,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9502550.59144" calcext:value-type="float">
            <text:p>29502550,591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47771197.227615" calcext:value-type="float">
            <text:p>47771197,227615</text:p>
          </table:table-cell>
          <table:table-cell office:value-type="float" office:value="47469721.657615" calcext:value-type="float">
            <text:p>47469721,6576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869496.37" calcext:value-type="float">
            <text:p>869496,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347529.83" calcext:value-type="float">
            <text:p>347529,83</text:p>
          </table:table-cell>
          <table:table-cell office:value-type="float" office:value="347100.01" calcext:value-type="float">
            <text:p>347100,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5296008.149792" calcext:value-type="float">
            <text:p>45296008,14979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2723403.06" calcext:value-type="float">
            <text:p>2723403,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196709.7" calcext:value-type="float">
            <text:p>1196709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8175828.17347" calcext:value-type="float">
            <text:p>28175828,1734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46053752.865428" calcext:value-type="float">
            <text:p>46053752,865428</text:p>
          </table:table-cell>
          <table:table-cell office:value-type="float" office:value="45749994.465428" calcext:value-type="float">
            <text:p>45749994,46542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1168491.37" calcext:value-type="float">
            <text:p>1168491,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364737.68" calcext:value-type="float">
            <text:p>364737,68</text:p>
          </table:table-cell>
          <table:table-cell office:value-type="float" office:value="364601.54" calcext:value-type="float">
            <text:p>364601,5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7292365.827344" calcext:value-type="float">
            <text:p>47292365,82734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2747704.32" calcext:value-type="float">
            <text:p>2747704,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7550689.915348" calcext:value-type="float">
            <text:p>27550689,91534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8549230.389428" calcext:value-type="float">
            <text:p>58549230,389428</text:p>
          </table:table-cell>
          <table:table-cell office:value-type="float" office:value="58243105.579428" calcext:value-type="float">
            <text:p>58243105,57942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1185153.6" calcext:value-type="float">
            <text:p>1185153,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662995" calcext:value-type="float">
            <text:p>662995</text:p>
          </table:table-cell>
          <table:table-cell office:value-type="float" office:value="662858.86" calcext:value-type="float">
            <text:p>662858,8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62353383.622388" calcext:value-type="float">
            <text:p>62353383,62238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2765510.51" calcext:value-type="float">
            <text:p>2765510,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34338.79" calcext:value-type="float">
            <text:p>1234338,7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302487.96" calcext:value-type="float">
            <text:p>302487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7189366.569268" calcext:value-type="float">
            <text:p>27189366,56926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88896574.176132" calcext:value-type="float">
            <text:p>88896574,176132</text:p>
          </table:table-cell>
          <table:table-cell office:value-type="float" office:value="88587910.166132" calcext:value-type="float">
            <text:p>88587910,1661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970596.19" calcext:value-type="float">
            <text:p>970596,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135929.34" calcext:value-type="float">
            <text:p>1135929,34</text:p>
          </table:table-cell>
          <table:table-cell office:value-type="float" office:value="1135793.2" calcext:value-type="float">
            <text:p>1135793,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8025071.721488" calcext:value-type="float">
            <text:p>58025071,72148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2787487.03" calcext:value-type="float">
            <text:p>2787487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569832.87" calcext:value-type="float">
            <text:p>1569832,8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615621.1" calcext:value-type="float">
            <text:p>615621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5683976.277136" calcext:value-type="float">
            <text:p>15683976,27713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03998111.542896" calcext:value-type="float">
            <text:p>103998111,542896</text:p>
          </table:table-cell>
          <table:table-cell office:value-type="float" office:value="103687043.272896" calcext:value-type="float">
            <text:p>103687043,27289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683706.63" calcext:value-type="float">
            <text:p>683706,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22565.87" calcext:value-type="float">
            <text:p>522565,8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7886313.818793" calcext:value-type="float">
            <text:p>57886313,81879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2809602.8374" calcext:value-type="float">
            <text:p>2809602,83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57492.0952" calcext:value-type="float">
            <text:p>1057492,09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617184.5636" calcext:value-type="float">
            <text:p>617184,5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1996648.4088" calcext:value-type="float">
            <text:p>11996648,408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03213652.947175" calcext:value-type="float">
            <text:p>103213652,947175</text:p>
          </table:table-cell>
          <table:table-cell office:value-type="float" office:value="102900292.518775" calcext:value-type="float">
            <text:p>102900292,51877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730121.7172" calcext:value-type="float">
            <text:p>730121,71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Guilherme Iori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14194196" calcext:value-type="float">
            <text:p>3141941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Guilherme Suzin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030824.92" calcext:value-type="float">
            <text:p>1030824,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Suzin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676562.180832" calcext:value-type="float">
            <text:p>1676562,1808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ilherme Suzin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373385.0325" calcext:value-type="float">
            <text:p>10373385,032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Guilherme Suzin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00948.3294" calcext:value-type="float">
            <text:p>400948,3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Guilherme Suzin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6871576.988054" calcext:value-type="float">
            <text:p>6871576,98805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Gustavo Prest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29920.51" calcext:value-type="float">
            <text:p>229920,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42321807.37" calcext:value-type="float">
            <text:p>42321807,3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2932214.26" calcext:value-type="float">
            <text:p>2932214,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473550.53625" calcext:value-type="float">
            <text:p>3473550,5362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9192280.81" calcext:value-type="float">
            <text:p>29192280,8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571602.11" calcext:value-type="float">
            <text:p>8571602,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587713.85" calcext:value-type="float">
            <text:p>587713,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566537.235575" calcext:value-type="float">
            <text:p>566537,2355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46906175.16" calcext:value-type="float">
            <text:p>46906175,16</text:p>
          </table:table-cell>
          <table:table-cell office:value-type="float" office:value="46177482.5" calcext:value-type="float">
            <text:p>46177482,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2932541.14" calcext:value-type="float">
            <text:p>2932541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132298.00747" calcext:value-type="float">
            <text:p>3132298,0074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6146431.38" calcext:value-type="float">
            <text:p>26146431,3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1835291.67" calcext:value-type="float">
            <text:p>11835291,6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617154.87" calcext:value-type="float">
            <text:p>617154,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627871.66" calcext:value-type="float">
            <text:p>627871,6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51298004.91" calcext:value-type="float">
            <text:p>51298004,91</text:p>
          </table:table-cell>
          <table:table-cell office:value-type="float" office:value="50788490.01" calcext:value-type="float">
            <text:p>50788490,0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2962663.54" calcext:value-type="float">
            <text:p>2962663,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188994.02" calcext:value-type="float">
            <text:p>3188994,0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4040048.445608" calcext:value-type="float">
            <text:p>24040048,44560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12538857.19" calcext:value-type="float">
            <text:p>12538857,19</text:p>
          </table:table-cell>
          <table:table-cell office:value-type="float" office:value="12274277.8" calcext:value-type="float">
            <text:p>12274277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626368.22" calcext:value-type="float">
            <text:p>62636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55647.2" calcext:value-type="float">
            <text:p>355647,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53955280.78" calcext:value-type="float">
            <text:p>53955280,78</text:p>
          </table:table-cell>
          <table:table-cell office:value-type="float" office:value="53522082.25" calcext:value-type="float">
            <text:p>53522082,2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2993038.16" calcext:value-type="float">
            <text:p>2993038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956784.7" calcext:value-type="float">
            <text:p>1956784,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4073807.37" calcext:value-type="float">
            <text:p>24073807,3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15956967.04" calcext:value-type="float">
            <text:p>15956967,04</text:p>
          </table:table-cell>
          <table:table-cell office:value-type="float" office:value="15742803.86" calcext:value-type="float">
            <text:p>15742803,8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625486.24" calcext:value-type="float">
            <text:p>625486,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07561.46" calcext:value-type="float">
            <text:p>407561,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51960343.34" calcext:value-type="float">
            <text:p>51960343,34</text:p>
          </table:table-cell>
          <table:table-cell office:value-type="float" office:value="51469033.02" calcext:value-type="float">
            <text:p>51469033,0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605296.36" calcext:value-type="float">
            <text:p>3605296,3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303107.52" calcext:value-type="float">
            <text:p>303107,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8788199.95" calcext:value-type="float">
            <text:p>18788199,9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22475830.18" calcext:value-type="float">
            <text:p>22475830,18</text:p>
          </table:table-cell>
          <table:table-cell office:value-type="float" office:value="19320208.18" calcext:value-type="float">
            <text:p>19320208,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636022.56" calcext:value-type="float">
            <text:p>636022,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24505.67" calcext:value-type="float">
            <text:p>424505,6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9030017.46" calcext:value-type="float">
            <text:p>59030017,46</text:p>
          </table:table-cell>
          <table:table-cell office:value-type="float" office:value="58540181.14" calcext:value-type="float">
            <text:p>58540181,1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563620.09" calcext:value-type="float">
            <text:p>3563620,0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306141.01" calcext:value-type="float">
            <text:p>306141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6821530.93" calcext:value-type="float">
            <text:p>16821530,9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29197429.24" calcext:value-type="float">
            <text:p>29197429,24</text:p>
          </table:table-cell>
          <table:table-cell office:value-type="float" office:value="25972332.8" calcext:value-type="float">
            <text:p>25972332,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658750.5" calcext:value-type="float">
            <text:p>658750,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35275.86" calcext:value-type="float">
            <text:p>535275,8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56478522.44" calcext:value-type="float">
            <text:p>56478522,44</text:p>
          </table:table-cell>
          <table:table-cell office:value-type="float" office:value="55990112.05" calcext:value-type="float">
            <text:p>55990112,0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036164.46" calcext:value-type="float">
            <text:p>1036164,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379870.88" calcext:value-type="float">
            <text:p>2379870,8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305582.17" calcext:value-type="float">
            <text:p>305582,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6808502.97" calcext:value-type="float">
            <text:p>16808502,9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30580191.77" calcext:value-type="float">
            <text:p>30580191,77</text:p>
          </table:table-cell>
          <table:table-cell office:value-type="float" office:value="30401715.25" calcext:value-type="float">
            <text:p>30401715,2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675253.95" calcext:value-type="float">
            <text:p>675253,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06426.36" calcext:value-type="float">
            <text:p>406426,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63356572.24" calcext:value-type="float">
            <text:p>63356572,24</text:p>
          </table:table-cell>
          <table:table-cell office:value-type="float" office:value="62864605.95" calcext:value-type="float">
            <text:p>62864605,9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033411.68" calcext:value-type="float">
            <text:p>1033411,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789527.44" calcext:value-type="float">
            <text:p>2789527,4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307216.01" calcext:value-type="float">
            <text:p>307216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6277566.69" calcext:value-type="float">
            <text:p>16277566,6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30969367.32" calcext:value-type="float">
            <text:p>30969367,32</text:p>
          </table:table-cell>
          <table:table-cell office:value-type="float" office:value="30786424.56" calcext:value-type="float">
            <text:p>30786424,5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687957.81" calcext:value-type="float">
            <text:p>687957,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01734.12" calcext:value-type="float">
            <text:p>401734,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61859624.738" calcext:value-type="float">
            <text:p>61859624,738</text:p>
          </table:table-cell>
          <table:table-cell office:value-type="float" office:value="61367412.2554" calcext:value-type="float">
            <text:p>61367412,255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045790.29" calcext:value-type="float">
            <text:p>1045790,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37768.7649" calcext:value-type="float">
            <text:p>1537768,764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6439314.1036" calcext:value-type="float">
            <text:p>16439314,103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5632914.3136" calcext:value-type="float">
            <text:p>5632914,3136</text:p>
          </table:table-cell>
          <table:table-cell office:value-type="float" office:value="2076348.5136" calcext:value-type="float">
            <text:p>2076348,5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ver 3M</text:p>
          </table:table-cell>
          <table:table-cell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31429851.6555" calcext:value-type="float">
            <text:p>31429851,6555</text:p>
          </table:table-cell>
          <table:table-cell office:value-type="float" office:value="31260701.9078" calcext:value-type="float">
            <text:p>31260701,90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205366.8054" calcext:value-type="float">
            <text:p>205366,8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enner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02213.8077" calcext:value-type="float">
            <text:p>402213,80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7054373.11" calcext:value-type="float">
            <text:p>7054373,1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112194.58285" calcext:value-type="float">
            <text:p>1112194,582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6935178.841575" calcext:value-type="float">
            <text:p>6935178,84157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6560529.28" calcext:value-type="float">
            <text:p>6560529,2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000484.613195" calcext:value-type="float">
            <text:p>3000484,61319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827076.95263" calcext:value-type="float">
            <text:p>8827076,95263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63871.19" calcext:value-type="float">
            <text:p>1163871,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156545.01" calcext:value-type="float">
            <text:p>11156545,0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5655610.882862" calcext:value-type="float">
            <text:p>5655610,88286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233586.783722" calcext:value-type="float">
            <text:p>8233586,78372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170379.65" calcext:value-type="float">
            <text:p>1170379,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1173851.93" calcext:value-type="float">
            <text:p>11173851,9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7115304.191515" calcext:value-type="float">
            <text:p>7115304,1915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7806704.47709" calcext:value-type="float">
            <text:p>7806704,4770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187620.78" calcext:value-type="float">
            <text:p>1187620,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2046745.584047" calcext:value-type="float">
            <text:p>12046745,58404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6590409.12" calcext:value-type="float">
            <text:p>6590409,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6440935.578077" calcext:value-type="float">
            <text:p>6440935,57807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58656.49" calcext:value-type="float">
            <text:p>358656,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32940.52" calcext:value-type="float">
            <text:p>532940,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Henrique Riccomi Acórsi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ão Antônio Alt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148118.794" calcext:value-type="float">
            <text:p>2148118,79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ão Antônio Alt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3852926.824476" calcext:value-type="float">
            <text:p>13852926,82447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83190.58" calcext:value-type="float">
            <text:p>883190,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265258.77" calcext:value-type="float">
            <text:p>3265258,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3732714.087664" calcext:value-type="float">
            <text:p>13732714,0876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54726.02" calcext:value-type="float">
            <text:p>854726,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353918.79" calcext:value-type="float">
            <text:p>3353918,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981154.961964" calcext:value-type="float">
            <text:p>15981154,96196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18923.63" calcext:value-type="float">
            <text:p>818923,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ão Müller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458065.7263" calcext:value-type="float">
            <text:p>3458065,72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sé Borsatto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68875.69" calcext:value-type="float">
            <text:p>168875,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51416062.02" calcext:value-type="float">
            <text:p>51416062,0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7468613.34" calcext:value-type="float">
            <text:p>27468613,34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86474.69" calcext:value-type="float">
            <text:p>386474,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8732949.9" calcext:value-type="float">
            <text:p>38732949,9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0764098.41" calcext:value-type="float">
            <text:p>10764098,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131704.63" calcext:value-type="float">
            <text:p>131704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005119.09" calcext:value-type="float">
            <text:p>3005119,0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51054651.67" calcext:value-type="float">
            <text:p>51054651,6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7873606.14" calcext:value-type="float">
            <text:p>27873606,14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400020.01" calcext:value-type="float">
            <text:p>40002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0579206.63" calcext:value-type="float">
            <text:p>40579206,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4523171.62" calcext:value-type="float">
            <text:p>14523171,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135121.37" calcext:value-type="float">
            <text:p>135121,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265116.37" calcext:value-type="float">
            <text:p>1265116,3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51917960.91" calcext:value-type="float">
            <text:p>51917960,9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3684572.82" calcext:value-type="float">
            <text:p>23684572,8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414153.61" calcext:value-type="float">
            <text:p>414153,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9878349" calcext:value-type="float">
            <text:p>3987834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5485394.95" calcext:value-type="float">
            <text:p>15485394,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139319.41" calcext:value-type="float">
            <text:p>139319,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17666.54" calcext:value-type="float">
            <text:p>417666,5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50826539.55" calcext:value-type="float">
            <text:p>50826539,5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1923936.81" calcext:value-type="float">
            <text:p>21923936,81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414756.41" calcext:value-type="float">
            <text:p>414756,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6283187.91" calcext:value-type="float">
            <text:p>36283187,9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9559399.16" calcext:value-type="float">
            <text:p>19559399,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139678.53" calcext:value-type="float">
            <text:p>139678,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552516.73" calcext:value-type="float">
            <text:p>552516,7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7614750.38" calcext:value-type="float">
            <text:p>47614750,3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1968288.27" calcext:value-type="float">
            <text:p>21968288,2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422373.41" calcext:value-type="float">
            <text:p>422373,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5888188.23" calcext:value-type="float">
            <text:p>35888188,2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6212527.46" calcext:value-type="float">
            <text:p>26212527,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141381.66" calcext:value-type="float">
            <text:p>141381,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76023.07" calcext:value-type="float">
            <text:p>376023,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75490077.71" calcext:value-type="float">
            <text:p>75490077,7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0954963.86" calcext:value-type="float">
            <text:p>20954963,8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434007.7" calcext:value-type="float">
            <text:p>434007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7044657.97" calcext:value-type="float">
            <text:p>37044657,9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4119162.39" calcext:value-type="float">
            <text:p>34119162,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144718.63" calcext:value-type="float">
            <text:p>144718,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67881.69" calcext:value-type="float">
            <text:p>267881,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3265533.39" calcext:value-type="float">
            <text:p>73265533,3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0505536.99" calcext:value-type="float">
            <text:p>20505536,99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429595.59" calcext:value-type="float">
            <text:p>429595,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6711816.49" calcext:value-type="float">
            <text:p>36711816,4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1711800.2" calcext:value-type="float">
            <text:p>41711800,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42298.23" calcext:value-type="float">
            <text:p>142298,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698231.38" calcext:value-type="float">
            <text:p>698231,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71537441.09" calcext:value-type="float">
            <text:p>71537441,0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242583.5" calcext:value-type="float">
            <text:p>1242583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6013157.94" calcext:value-type="float">
            <text:p>26013157,9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4212954.09" calcext:value-type="float">
            <text:p>44212954,0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1079854.329347" calcext:value-type="float">
            <text:p>81079854,32934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62379.2" calcext:value-type="float">
            <text:p>862379,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5765588.09" calcext:value-type="float">
            <text:p>25765588,0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5949335.47" calcext:value-type="float">
            <text:p>45949335,4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Joubert Raniê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75272.2" calcext:value-type="float">
            <text:p>275272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Juliano Garcia</text:p>
          </table:table-cell>
          <table:table-cell/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73265449.642875" calcext:value-type="float">
            <text:p>73265449,64287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9519477.22" calcext:value-type="float">
            <text:p>19519477,2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760991.99" calcext:value-type="float">
            <text:p>760991,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49863094.68" calcext:value-type="float">
            <text:p>49863094,68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2108174.06" calcext:value-type="float">
            <text:p>32108174,0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461629.44" calcext:value-type="float">
            <text:p>461629,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440246.54" calcext:value-type="float">
            <text:p>2440246,5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79665959.996665" calcext:value-type="float">
            <text:p>79665959,9966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9686884.85" calcext:value-type="float">
            <text:p>19686884,8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804789.41" calcext:value-type="float">
            <text:p>804789,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8651842.04" calcext:value-type="float">
            <text:p>48651842,04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3267815.51" calcext:value-type="float">
            <text:p>33267815,5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474449.55" calcext:value-type="float">
            <text:p>474449,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261157.58" calcext:value-type="float">
            <text:p>2261157,5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77125353.705772" calcext:value-type="float">
            <text:p>77125353,70577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5946136.92" calcext:value-type="float">
            <text:p>15946136,9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334364.09" calcext:value-type="float">
            <text:p>334364,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9379182.86" calcext:value-type="float">
            <text:p>49379182,8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509641.88" calcext:value-type="float">
            <text:p>509641,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0579090.8" calcext:value-type="float">
            <text:p>40579090,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487646.95" calcext:value-type="float">
            <text:p>487646,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812002.52" calcext:value-type="float">
            <text:p>1812002,5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76886980.30683" calcext:value-type="float">
            <text:p>76886980,3068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4510316.49" calcext:value-type="float">
            <text:p>14510316,4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333434.4" calcext:value-type="float">
            <text:p>333434,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2845621.53" calcext:value-type="float">
            <text:p>42845621,5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507115.93" calcext:value-type="float">
            <text:p>507115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4158799.2" calcext:value-type="float">
            <text:p>44158799,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490548.02" calcext:value-type="float">
            <text:p>490548,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032653.73" calcext:value-type="float">
            <text:p>2032653,7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79828702.460144" calcext:value-type="float">
            <text:p>79828702,460144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603461.65" calcext:value-type="float">
            <text:p>13603461,6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751484.89" calcext:value-type="float">
            <text:p>751484,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4589321.41" calcext:value-type="float">
            <text:p>44589321,4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6832511.4" calcext:value-type="float">
            <text:p>46832511,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503525.97" calcext:value-type="float">
            <text:p>503525,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341451.84" calcext:value-type="float">
            <text:p>2341451,8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88361195.617316" calcext:value-type="float">
            <text:p>88361195,61731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4397869.13" calcext:value-type="float">
            <text:p>14397869,1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782515.67" calcext:value-type="float">
            <text:p>782515,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4883761.62" calcext:value-type="float">
            <text:p>54883761,6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66105537.52" calcext:value-type="float">
            <text:p>66105537,5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18884.95" calcext:value-type="float">
            <text:p>518884,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071032.94" calcext:value-type="float">
            <text:p>2071032,9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5335744.01212" calcext:value-type="float">
            <text:p>85335744,0121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0777707.03" calcext:value-type="float">
            <text:p>10777707,0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764017.66" calcext:value-type="float">
            <text:p>764017,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2966645.68" calcext:value-type="float">
            <text:p>42966645,68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1743538.72" calcext:value-type="float">
            <text:p>71743538,7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21104.34" calcext:value-type="float">
            <text:p>121104,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68613.74" calcext:value-type="float">
            <text:p>1268613,7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5579582.526848" calcext:value-type="float">
            <text:p>85579582,526848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254035.48" calcext:value-type="float">
            <text:p>8254035,4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344760.05" calcext:value-type="float">
            <text:p>344760,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6510998.07" calcext:value-type="float">
            <text:p>36510998,0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75614895.26" calcext:value-type="float">
            <text:p>75614895,2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246175.2" calcext:value-type="float">
            <text:p>246175,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137591.69" calcext:value-type="float">
            <text:p>1137591,6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2285030.601148" calcext:value-type="float">
            <text:p>72285030,60114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6603406.45" calcext:value-type="float">
            <text:p>6603406,4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356662.69" calcext:value-type="float">
            <text:p>356662,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2353788.05" calcext:value-type="float">
            <text:p>22353788,0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3171708.24" calcext:value-type="float">
            <text:p>83171708,2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239025.77" calcext:value-type="float">
            <text:p>239025,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arina Gerhardt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16560.72" calcext:value-type="float">
            <text:p>1016560,7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5773820.907525" calcext:value-type="float">
            <text:p>5773820,9075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1612358.91" calcext:value-type="float">
            <text:p>1612358,91</text:p>
          </table:table-cell>
          <table:table-cell office:value-type="float" office:value="351571.43" calcext:value-type="float">
            <text:p>351571,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0075446.56" calcext:value-type="float">
            <text:p>10075446,56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3651809.59315" calcext:value-type="float">
            <text:p>13651809,593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1610347.2653" calcext:value-type="float">
            <text:p>11610347,265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028670.91669" calcext:value-type="float">
            <text:p>9028670,9166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1674308.84" calcext:value-type="float">
            <text:p>1674308,84</text:p>
          </table:table-cell>
          <table:table-cell office:value-type="float" office:value="363390.4" calcext:value-type="float">
            <text:p>36339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0881569.38" calcext:value-type="float">
            <text:p>10881569,3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5331646.843015" calcext:value-type="float">
            <text:p>15331646,84301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051154.77909" calcext:value-type="float">
            <text:p>9051154,7790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0991760.379863" calcext:value-type="float">
            <text:p>10991760,37986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1685366.24" calcext:value-type="float">
            <text:p>1685366,24</text:p>
          </table:table-cell>
          <table:table-cell office:value-type="float" office:value="384795.92" calcext:value-type="float">
            <text:p>384795,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746506.93" calcext:value-type="float">
            <text:p>11746506,9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8662812.043598" calcext:value-type="float">
            <text:p>18662812,04359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7387822.910482" calcext:value-type="float">
            <text:p>7387822,91048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4556196.52185" calcext:value-type="float">
            <text:p>14556196,5218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1726652.37" calcext:value-type="float">
            <text:p>1726652,37</text:p>
          </table:table-cell>
          <table:table-cell office:value-type="float" office:value="377132.99" calcext:value-type="float">
            <text:p>377132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3413555.82" calcext:value-type="float">
            <text:p>13413555,8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8099501.489575" calcext:value-type="float">
            <text:p>18099501,48957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95132.81" calcext:value-type="float">
            <text:p>95132,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5772741.333235" calcext:value-type="float">
            <text:p>5772741,33323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8850582.449338" calcext:value-type="float">
            <text:p>18850582,44933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1786631.44" calcext:value-type="float">
            <text:p>1786631,44</text:p>
          </table:table-cell>
          <table:table-cell office:value-type="float" office:value="372964.63" calcext:value-type="float">
            <text:p>372964,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1857428.8" calcext:value-type="float">
            <text:p>11857428,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9108158.816031" calcext:value-type="float">
            <text:p>19108158,8160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98110.02" calcext:value-type="float">
            <text:p>98110,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5070791.76" calcext:value-type="float">
            <text:p>5070791,7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5146080.688778" calcext:value-type="float">
            <text:p>25146080,68877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1805436.5" calcext:value-type="float">
            <text:p>1805436,5</text:p>
          </table:table-cell>
          <table:table-cell office:value-type="float" office:value="383168.95" calcext:value-type="float">
            <text:p>383168,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0700749.07269" calcext:value-type="float">
            <text:p>10700749,0726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1420766.021634" calcext:value-type="float">
            <text:p>21420766,0216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100714.61" calcext:value-type="float">
            <text:p>100714,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772129.24" calcext:value-type="float">
            <text:p>4772129,2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8148812.258888" calcext:value-type="float">
            <text:p>38148812,25888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797594.2" calcext:value-type="float">
            <text:p>1797594,2</text:p>
          </table:table-cell>
          <table:table-cell office:value-type="float" office:value="372369.8" calcext:value-type="float">
            <text:p>372369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855308.538536" calcext:value-type="float">
            <text:p>8855308,53853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5362438.057106" calcext:value-type="float">
            <text:p>25362438,05710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98687.51" calcext:value-type="float">
            <text:p>98687,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714478" calcext:value-type="float">
            <text:p>371447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1285194.757888" calcext:value-type="float">
            <text:p>41285194,75788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899289.51" calcext:value-type="float">
            <text:p>3899289,5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6221004.258528" calcext:value-type="float">
            <text:p>26221004,25852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02097.18" calcext:value-type="float">
            <text:p>102097,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937349" calcext:value-type="float">
            <text:p>9373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1394616.458862" calcext:value-type="float">
            <text:p>41394616,45886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074031.5001" calcext:value-type="float">
            <text:p>3074031,500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6782701.097507" calcext:value-type="float">
            <text:p>26782701,09750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038314.459264" calcext:value-type="float">
            <text:p>3038314,4592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06606.7853" calcext:value-type="float">
            <text:p>106606,7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Kevyn Cost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02813.6866" calcext:value-type="float">
            <text:p>702813,686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53721705.712325" calcext:value-type="float">
            <text:p>53721705,712325</text:p>
          </table:table-cell>
          <table:table-cell office:value-type="float" office:value="53719128.562325" calcext:value-type="float">
            <text:p>53719128,56232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1038671.97" calcext:value-type="float">
            <text:p>1038671,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9009892.39" calcext:value-type="float">
            <text:p>9009892,3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38071.15" calcext:value-type="float">
            <text:p>338071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4382551.459275" calcext:value-type="float">
            <text:p>24382551,45927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56788964.221775" calcext:value-type="float">
            <text:p>56788964,221775</text:p>
          </table:table-cell>
          <table:table-cell office:value-type="float" office:value="53605371.24" calcext:value-type="float">
            <text:p>53605371,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691958.21" calcext:value-type="float">
            <text:p>691958,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47603254.425725" calcext:value-type="float">
            <text:p>47603254,425725</text:p>
          </table:table-cell>
          <table:table-cell office:value-type="float" office:value="47600677.275725" calcext:value-type="float">
            <text:p>47600677,2757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2968668.79" calcext:value-type="float">
            <text:p>2968668,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697878.6" calcext:value-type="float">
            <text:p>3697878,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663245.86" calcext:value-type="float">
            <text:p>663245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6961487.040195" calcext:value-type="float">
            <text:p>26961487,04019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80443161.78616" calcext:value-type="float">
            <text:p>80443161,78616</text:p>
          </table:table-cell>
          <table:table-cell office:value-type="float" office:value="66587970.89" calcext:value-type="float">
            <text:p>66587970,8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814632.49" calcext:value-type="float">
            <text:p>814632,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56839.28" calcext:value-type="float">
            <text:p>156839,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51421753.217204" calcext:value-type="float">
            <text:p>51421753,217204</text:p>
          </table:table-cell>
          <table:table-cell office:value-type="float" office:value="51419060.827204" calcext:value-type="float">
            <text:p>51419060,82720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2976828.63" calcext:value-type="float">
            <text:p>2976828,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875550.2" calcext:value-type="float">
            <text:p>2875550,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679953.51" calcext:value-type="float">
            <text:p>679953,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2787913.99" calcext:value-type="float">
            <text:p>22787913,9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86919039.863578" calcext:value-type="float">
            <text:p>86919039,863578</text:p>
          </table:table-cell>
          <table:table-cell office:value-type="float" office:value="72870712.819099" calcext:value-type="float">
            <text:p>72870712,81909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672978.27" calcext:value-type="float">
            <text:p>672978,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66504.48" calcext:value-type="float">
            <text:p>166504,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54147398.13314" calcext:value-type="float">
            <text:p>54147398,13314</text:p>
          </table:table-cell>
          <table:table-cell office:value-type="float" office:value="54144705.74314" calcext:value-type="float">
            <text:p>54144705,7431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3007930.63" calcext:value-type="float">
            <text:p>3007930,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903151.48" calcext:value-type="float">
            <text:p>2903151,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678687.66" calcext:value-type="float">
            <text:p>678687,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4465113.54" calcext:value-type="float">
            <text:p>24465113,5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83321515.06511" calcext:value-type="float">
            <text:p>83321515,06511</text:p>
          </table:table-cell>
          <table:table-cell office:value-type="float" office:value="69208774.862605" calcext:value-type="float">
            <text:p>69208774,86260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590907.48" calcext:value-type="float">
            <text:p>590907,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43776.383625" calcext:value-type="float">
            <text:p>443776,3836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57827424.511379" calcext:value-type="float">
            <text:p>57827424,511379</text:p>
          </table:table-cell>
          <table:table-cell office:value-type="float" office:value="57824732.121379" calcext:value-type="float">
            <text:p>57824732,12137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3049890.92" calcext:value-type="float">
            <text:p>3049890,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351496.74" calcext:value-type="float">
            <text:p>3351496,7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703916.54" calcext:value-type="float">
            <text:p>703916,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3336926.56" calcext:value-type="float">
            <text:p>23336926,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84083563.278771" calcext:value-type="float">
            <text:p>84083563,278771</text:p>
          </table:table-cell>
          <table:table-cell office:value-type="float" office:value="69518612.055241" calcext:value-type="float">
            <text:p>69518612,0552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585643.17" calcext:value-type="float">
            <text:p>585643,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65989.016686" calcext:value-type="float">
            <text:p>465989,0166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8513277.702104" calcext:value-type="float">
            <text:p>58513277,702104</text:p>
          </table:table-cell>
          <table:table-cell office:value-type="float" office:value="58510585.312104" calcext:value-type="float">
            <text:p>58510585,31210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3041980.74" calcext:value-type="float">
            <text:p>3041980,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455729.88" calcext:value-type="float">
            <text:p>2455729,8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703736.28" calcext:value-type="float">
            <text:p>703736,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6738896" calcext:value-type="float">
            <text:p>1673889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94386573.532906" calcext:value-type="float">
            <text:p>94386573,532906</text:p>
          </table:table-cell>
          <table:table-cell office:value-type="float" office:value="79688092.432534" calcext:value-type="float">
            <text:p>79688092,4325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40784.98" calcext:value-type="float">
            <text:p>540784,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72017.656126" calcext:value-type="float">
            <text:p>472017,6561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58317641.358862" calcext:value-type="float">
            <text:p>58317641,358862</text:p>
          </table:table-cell>
          <table:table-cell office:value-type="float" office:value="58314948.618862" calcext:value-type="float">
            <text:p>58314948,61886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2904549.3" calcext:value-type="float">
            <text:p>2904549,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912887.17" calcext:value-type="float">
            <text:p>3912887,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701630.12" calcext:value-type="float">
            <text:p>701630,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7203930.65" calcext:value-type="float">
            <text:p>17203930,6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02901076.728254" calcext:value-type="float">
            <text:p>102901076,728254</text:p>
          </table:table-cell>
          <table:table-cell office:value-type="float" office:value="88422962.307754" calcext:value-type="float">
            <text:p>88422962,30775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546186.61" calcext:value-type="float">
            <text:p>546186,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930904.201476" calcext:value-type="float">
            <text:p>930904,20147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55743084.566304" calcext:value-type="float">
            <text:p>55743084,566304</text:p>
          </table:table-cell>
          <table:table-cell office:value-type="float" office:value="55740391.826304" calcext:value-type="float">
            <text:p>55740391,82630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2939533.7" calcext:value-type="float">
            <text:p>2939533,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905162.01" calcext:value-type="float">
            <text:p>3905162,0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701795.05" calcext:value-type="float">
            <text:p>701795,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6766594.35" calcext:value-type="float">
            <text:p>16766594,3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08194222.34696" calcext:value-type="float">
            <text:p>108194222,34696</text:p>
          </table:table-cell>
          <table:table-cell office:value-type="float" office:value="93187278.994848" calcext:value-type="float">
            <text:p>93187278,9948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932014" calcext:value-type="float">
            <text:p>9320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740080.553408" calcext:value-type="float">
            <text:p>740080,5534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51308003.277059" calcext:value-type="float">
            <text:p>51308003,277059</text:p>
          </table:table-cell>
          <table:table-cell office:value-type="float" office:value="51305310.537059" calcext:value-type="float">
            <text:p>51305310,53705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3239656.3044" calcext:value-type="float">
            <text:p>3239656,30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684574.6659" calcext:value-type="float">
            <text:p>2684574,66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696579.3865" calcext:value-type="float">
            <text:p>696579,38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4366288.976" calcext:value-type="float">
            <text:p>14366288,97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16092482.360606" calcext:value-type="float">
            <text:p>116092482,360606</text:p>
          </table:table-cell>
          <table:table-cell office:value-type="float" office:value="100712687.210059" calcext:value-type="float">
            <text:p>100712687,21005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935779.0551" calcext:value-type="float">
            <text:p>935779,05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Becker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39556.093663" calcext:value-type="float">
            <text:p>539556,0936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289839.82755" calcext:value-type="float">
            <text:p>2289839,827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2907903.91" calcext:value-type="float">
            <text:p>12907903,9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1047041.840725" calcext:value-type="float">
            <text:p>11047041,84072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68753.44" calcext:value-type="float">
            <text:p>68753,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2831683.75655" calcext:value-type="float">
            <text:p>12831683,7565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675881.05096" calcext:value-type="float">
            <text:p>3675881,0509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2837163.54" calcext:value-type="float">
            <text:p>12837163,5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6503584.1741" calcext:value-type="float">
            <text:p>16503584,174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68898.55" calcext:value-type="float">
            <text:p>68898,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035790.02" calcext:value-type="float">
            <text:p>4035790,0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69605.51" calcext:value-type="float">
            <text:p>69605,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3722.71" calcext:value-type="float">
            <text:p>113722,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70461.4" calcext:value-type="float">
            <text:p>70461,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Máximo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54649.31" calcext:value-type="float">
            <text:p>254649,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61585.04" calcext:value-type="float">
            <text:p>261585,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69110.99" calcext:value-type="float">
            <text:p>269110,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69247.12" calcext:value-type="float">
            <text:p>269247,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73887.9" calcext:value-type="float">
            <text:p>273887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78599.73" calcext:value-type="float">
            <text:p>278599,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13356.44" calcext:value-type="float">
            <text:p>413356,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35899.41" calcext:value-type="float">
            <text:p>335899,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825449.67" calcext:value-type="float">
            <text:p>1825449,6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686264.1285" calcext:value-type="float">
            <text:p>686264,12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Nobre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146713.401591" calcext:value-type="float">
            <text:p>10146713,40159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62579.55" calcext:value-type="float">
            <text:p>462579,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72155.15" calcext:value-type="float">
            <text:p>472155,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82972.87" calcext:value-type="float">
            <text:p>482972,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88376.57" calcext:value-type="float">
            <text:p>488376,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96419.22" calcext:value-type="float">
            <text:p>496419,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26181.59" calcext:value-type="float">
            <text:p>1226181,5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722001.62" calcext:value-type="float">
            <text:p>722001,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24538.381082" calcext:value-type="float">
            <text:p>1224538,38108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7906011.280512" calcext:value-type="float">
            <text:p>7906011,2805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000415.82" calcext:value-type="float">
            <text:p>4000415,8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715163.72" calcext:value-type="float">
            <text:p>3715163,7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2401764.57214" calcext:value-type="float">
            <text:p>12401764,572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066991.8705" calcext:value-type="float">
            <text:p>4066991,870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1033.11" calcext:value-type="float">
            <text:p>11033,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cas Sombrio Dia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563164.3331" calcext:value-type="float">
            <text:p>4563164,33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2690884.23" calcext:value-type="float">
            <text:p>12690884,2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463112.55" calcext:value-type="float">
            <text:p>3463112,5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3284963.33" calcext:value-type="float">
            <text:p>13284963,3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272600.81" calcext:value-type="float">
            <text:p>272600,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47114.97" calcext:value-type="float">
            <text:p>247114,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738743.85" calcext:value-type="float">
            <text:p>12738743,8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363445.35" calcext:value-type="float">
            <text:p>4363445,3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9341069.19" calcext:value-type="float">
            <text:p>19341069,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663994.66" calcext:value-type="float">
            <text:p>663994,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038819.92" calcext:value-type="float">
            <text:p>1038819,9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6137967.03" calcext:value-type="float">
            <text:p>16137967,0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737166.43" calcext:value-type="float">
            <text:p>3737166,4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3887244.31" calcext:value-type="float">
            <text:p>23887244,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677078.7" calcext:value-type="float">
            <text:p>677078,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205612.2" calcext:value-type="float">
            <text:p>1205612,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5111912.19" calcext:value-type="float">
            <text:p>25111912,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251858.58" calcext:value-type="float">
            <text:p>4251858,5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5520389.75" calcext:value-type="float">
            <text:p>45520389,7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711485.23" calcext:value-type="float">
            <text:p>711485,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Luis Henrique dos Santos Haselein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653288.83" calcext:value-type="float">
            <text:p>1653288,8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783722.45" calcext:value-type="float">
            <text:p>783722,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160066.4776" calcext:value-type="float">
            <text:p>2160066,477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407527.5915" calcext:value-type="float">
            <text:p>1407527,59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151856.7748" calcext:value-type="float">
            <text:p>1151856,77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602337.291522" calcext:value-type="float">
            <text:p>5602337,29152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elo Neves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95218.64" calcext:value-type="float">
            <text:p>195218,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7171946.23" calcext:value-type="float">
            <text:p>7171946,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328509.73" calcext:value-type="float">
            <text:p>2328509,7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824764.56" calcext:value-type="float">
            <text:p>4824764,5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314920.99" calcext:value-type="float">
            <text:p>1314920,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3437059.74" calcext:value-type="float">
            <text:p>13437059,7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032169.36" calcext:value-type="float">
            <text:p>8032169,3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7425288.23" calcext:value-type="float">
            <text:p>7425288,2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321338.78" calcext:value-type="float">
            <text:p>1321338,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8366150.59" calcext:value-type="float">
            <text:p>18366150,5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890786.42" calcext:value-type="float">
            <text:p>8890786,4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6808684.43" calcext:value-type="float">
            <text:p>6808684,4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56925.07" calcext:value-type="float">
            <text:p>1356925,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8528986.08" calcext:value-type="float">
            <text:p>18528986,0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109295.8" calcext:value-type="float">
            <text:p>13109295,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5941751.364364" calcext:value-type="float">
            <text:p>5941751,3643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472856.21" calcext:value-type="float">
            <text:p>2472856,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0064465.88" calcext:value-type="float">
            <text:p>20064465,8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5831091.897332" calcext:value-type="float">
            <text:p>15831091,89733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487618.40855" calcext:value-type="float">
            <text:p>4487618,4085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640602.59" calcext:value-type="float">
            <text:p>3640602,5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1393115.95" calcext:value-type="float">
            <text:p>21393115,9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9295592.645018" calcext:value-type="float">
            <text:p>19295592,64501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927657.923236" calcext:value-type="float">
            <text:p>4927657,92323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888982.112224" calcext:value-type="float">
            <text:p>4888982,1122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8277042.11" calcext:value-type="float">
            <text:p>18277042,1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1814687.603856" calcext:value-type="float">
            <text:p>21814687,6038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4540.79" calcext:value-type="float">
            <text:p>14540,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506300.650512" calcext:value-type="float">
            <text:p>4506300,6505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997336.564016" calcext:value-type="float">
            <text:p>5997336,5640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376498.5178" calcext:value-type="float">
            <text:p>15376498,517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2947342.398215" calcext:value-type="float">
            <text:p>22947342,39821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4815.3511" calcext:value-type="float">
            <text:p>14815,3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rco Vinícius Pereir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674918.135256" calcext:value-type="float">
            <text:p>2674918,13525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4543143.4" calcext:value-type="float">
            <text:p>4543143,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4167548.75" calcext:value-type="float">
            <text:p>14167548,7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6617469.7624" calcext:value-type="float">
            <text:p>16617469,76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707790.42" calcext:value-type="float">
            <text:p>707790,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5964614.03" calcext:value-type="float">
            <text:p>5964614,0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826676.33" calcext:value-type="float">
            <text:p>9826676,3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5850448.02" calcext:value-type="float">
            <text:p>15850448,0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302939.48" calcext:value-type="float">
            <text:p>302939,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8844591.701745" calcext:value-type="float">
            <text:p>18844591,7017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461932.59" calcext:value-type="float">
            <text:p>461932,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162973.76" calcext:value-type="float">
            <text:p>4162973,7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2579431.59" calcext:value-type="float">
            <text:p>12579431,5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4338823.16" calcext:value-type="float">
            <text:p>14338823,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306071.36" calcext:value-type="float">
            <text:p>306071,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4352157.236928" calcext:value-type="float">
            <text:p>24352157,23692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469647.51" calcext:value-type="float">
            <text:p>469647,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103546.99" calcext:value-type="float">
            <text:p>4103546,9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4366147.5" calcext:value-type="float">
            <text:p>14366147,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5649393.73" calcext:value-type="float">
            <text:p>15649393,7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310181.06" calcext:value-type="float">
            <text:p>310181,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1036687.407365" calcext:value-type="float">
            <text:p>21036687,40736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470712.95" calcext:value-type="float">
            <text:p>470712,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903382.49" calcext:value-type="float">
            <text:p>3903382,4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7441882.28" calcext:value-type="float">
            <text:p>17441882,2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4286210.26" calcext:value-type="float">
            <text:p>14286210,2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329363.65" calcext:value-type="float">
            <text:p>329363,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3666007.892847" calcext:value-type="float">
            <text:p>23666007,89284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479046.75" calcext:value-type="float">
            <text:p>479046,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892904.6" calcext:value-type="float">
            <text:p>2892904,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1710643.11" calcext:value-type="float">
            <text:p>21710643,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2444899.85" calcext:value-type="float">
            <text:p>12444899,8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3056845.092918" calcext:value-type="float">
            <text:p>23056845,09291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759001.83" calcext:value-type="float">
            <text:p>759001,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013488.76" calcext:value-type="float">
            <text:p>1013488,7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1894627.62" calcext:value-type="float">
            <text:p>21894627,6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424566.89" calcext:value-type="float">
            <text:p>12424566,8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3655045.655028" calcext:value-type="float">
            <text:p>23655045,6550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742962.01" calcext:value-type="float">
            <text:p>742962,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33246.77" calcext:value-type="float">
            <text:p>833246,7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3758172.89" calcext:value-type="float">
            <text:p>23758172,8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0189189.99" calcext:value-type="float">
            <text:p>10189189,9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6322318.289904" calcext:value-type="float">
            <text:p>26322318,28990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714210.38" calcext:value-type="float">
            <text:p>714210,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27214.39" calcext:value-type="float">
            <text:p>327214,3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8878122.7281" calcext:value-type="float">
            <text:p>28878122,728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880153.7079" calcext:value-type="float">
            <text:p>7880153,707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305354.2772" calcext:value-type="float">
            <text:p>305354,2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7349206.06451" calcext:value-type="float">
            <text:p>27349206,0645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412164.6837" calcext:value-type="float">
            <text:p>412164,68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theus Pires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73058.0524" calcext:value-type="float">
            <text:p>573058,05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6442158.49" calcext:value-type="float">
            <text:p>86442158,49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9352912.2" calcext:value-type="float">
            <text:p>19352912,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51176667.31" calcext:value-type="float">
            <text:p>51176667,3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685205.58" calcext:value-type="float">
            <text:p>685205,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9109269.85" calcext:value-type="float">
            <text:p>19109269,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07767.07" calcext:value-type="float">
            <text:p>307767,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295366.1" calcext:value-type="float">
            <text:p>1295366,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9685321.92" calcext:value-type="float">
            <text:p>89685321,9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7865749.66" calcext:value-type="float">
            <text:p>17865749,6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50926851.62" calcext:value-type="float">
            <text:p>50926851,6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707019.53" calcext:value-type="float">
            <text:p>707019,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2576774.73" calcext:value-type="float">
            <text:p>22576774,7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324781.11" calcext:value-type="float">
            <text:p>324781,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083511" calcext:value-type="float">
            <text:p>10835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92349215.57" calcext:value-type="float">
            <text:p>92349215,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6056387.96" calcext:value-type="float">
            <text:p>16056387,9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6501104.3" calcext:value-type="float">
            <text:p>46501104,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3084228.71" calcext:value-type="float">
            <text:p>23084228,7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341660.34" calcext:value-type="float">
            <text:p>341660,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923768.39" calcext:value-type="float">
            <text:p>923768,3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90129132.4" calcext:value-type="float">
            <text:p>90129132,4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3165469.49" calcext:value-type="float">
            <text:p>13165469,4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4482563.13" calcext:value-type="float">
            <text:p>44482563,13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0401038.76" calcext:value-type="float">
            <text:p>20401038,7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236246.7" calcext:value-type="float">
            <text:p>236246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643608.19" calcext:value-type="float">
            <text:p>643608,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92622907.22" calcext:value-type="float">
            <text:p>92622907,2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2182119.42" calcext:value-type="float">
            <text:p>12182119,4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5115733.33" calcext:value-type="float">
            <text:p>45115733,3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0633556.13" calcext:value-type="float">
            <text:p>20633556,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258411.65" calcext:value-type="float">
            <text:p>258411,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650638.36" calcext:value-type="float">
            <text:p>650638,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80030.47" calcext:value-type="float">
            <text:p>380030,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02626.45" calcext:value-type="float">
            <text:p>502626,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31141.87" calcext:value-type="float">
            <text:p>231141,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auro Amado</text:p>
          </table:table-cell>
          <table:table-cell office:value-type="string" calcext:value-type="string">
            <text:p>Planejadores Financeiros Wealth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93292.04" calcext:value-type="float">
            <text:p>493292,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95604.6" calcext:value-type="float">
            <text:p>895604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486651.91" calcext:value-type="float">
            <text:p>2486651,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5011983.87" calcext:value-type="float">
            <text:p>5011983,8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7527071.74" calcext:value-type="float">
            <text:p>7527071,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9933.15" calcext:value-type="float">
            <text:p>99933,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229475.35" calcext:value-type="float">
            <text:p>8229475,3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9050869.37" calcext:value-type="float">
            <text:p>9050869,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7605349.67" calcext:value-type="float">
            <text:p>7605349,6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01134" calcext:value-type="float">
            <text:p>4011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374725.96" calcext:value-type="float">
            <text:p>8374725,9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573145.11" calcext:value-type="float">
            <text:p>1573145,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9662173.33" calcext:value-type="float">
            <text:p>19662173,3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7848971.41" calcext:value-type="float">
            <text:p>7848971,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566126.93" calcext:value-type="float">
            <text:p>566126,9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862676.32" calcext:value-type="float">
            <text:p>13862676,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927557.07" calcext:value-type="float">
            <text:p>2927557,0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2945543.51" calcext:value-type="float">
            <text:p>22945543,5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7942928.37" calcext:value-type="float">
            <text:p>7942928,3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912065.51" calcext:value-type="float">
            <text:p>912065,5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8008466.19" calcext:value-type="float">
            <text:p>18008466,1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785225.52" calcext:value-type="float">
            <text:p>2785225,5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0779816.63" calcext:value-type="float">
            <text:p>30779816,6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7996027.48" calcext:value-type="float">
            <text:p>7996027,4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933347.49" calcext:value-type="float">
            <text:p>933347,4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9166899.8" calcext:value-type="float">
            <text:p>19166899,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114582.84254" calcext:value-type="float">
            <text:p>3114582,8425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0539118.884248" calcext:value-type="float">
            <text:p>30539118,88424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022791.14" calcext:value-type="float">
            <text:p>8022791,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90978.02" calcext:value-type="float">
            <text:p>890978,0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1905249.915552" calcext:value-type="float">
            <text:p>21905249,91555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148934.84" calcext:value-type="float">
            <text:p>3148934,8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0141945.15376" calcext:value-type="float">
            <text:p>30141945,1537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8056912.44" calcext:value-type="float">
            <text:p>8056912,4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650542.21" calcext:value-type="float">
            <text:p>650542,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7478486.338978" calcext:value-type="float">
            <text:p>27478486,33897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682854.4033" calcext:value-type="float">
            <text:p>2682854,403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0723867.279879" calcext:value-type="float">
            <text:p>30723867,27987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8172774.7951" calcext:value-type="float">
            <text:p>8172774,795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Michael Martins da Silv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67924.8596" calcext:value-type="float">
            <text:p>767924,859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8763899.5854" calcext:value-type="float">
            <text:p>8763899,5854</text:p>
          </table:table-cell>
          <table:table-cell office:value-type="float" office:value="8655362.7654" calcext:value-type="float">
            <text:p>8655362,765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3972882.011175" calcext:value-type="float">
            <text:p>13972882,01117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9990668.270625" calcext:value-type="float">
            <text:p>9990668,2706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9609557.646025" calcext:value-type="float">
            <text:p>9609557,64602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13344378.524665" calcext:value-type="float">
            <text:p>13344378,524665</text:p>
          </table:table-cell>
          <table:table-cell office:value-type="float" office:value="13225097.444665" calcext:value-type="float">
            <text:p>13225097,44466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1052582.43" calcext:value-type="float">
            <text:p>1052582,43</text:p>
          </table:table-cell>
          <table:table-cell office:value-type="float" office:value="657457.35" calcext:value-type="float">
            <text:p>657457,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2805845.359455" calcext:value-type="float">
            <text:p>12805845,35945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4209285.810905" calcext:value-type="float">
            <text:p>14209285,81090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311268.464205" calcext:value-type="float">
            <text:p>9311268,464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14160972.883171" calcext:value-type="float">
            <text:p>14160972,883171</text:p>
          </table:table-cell>
          <table:table-cell office:value-type="float" office:value="14041978.233171" calcext:value-type="float">
            <text:p>14041978,23317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1086722.64" calcext:value-type="float">
            <text:p>1086722,64</text:p>
          </table:table-cell>
          <table:table-cell office:value-type="float" office:value="888773.78" calcext:value-type="float">
            <text:p>888773,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644816.836431" calcext:value-type="float">
            <text:p>11644816,8364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7049056.94172" calcext:value-type="float">
            <text:p>17049056,9417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588274.93" calcext:value-type="float">
            <text:p>3588274,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915177.31362" calcext:value-type="float">
            <text:p>8915177,3136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17035948.698105" calcext:value-type="float">
            <text:p>17035948,698105</text:p>
          </table:table-cell>
          <table:table-cell office:value-type="float" office:value="16925474.628105" calcext:value-type="float">
            <text:p>16925474,62810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1079473.6" calcext:value-type="float">
            <text:p>1079473,6</text:p>
          </table:table-cell>
          <table:table-cell office:value-type="float" office:value="880318.7" calcext:value-type="float">
            <text:p>880318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2134045.8195" calcext:value-type="float">
            <text:p>12134045,819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7732766.361495" calcext:value-type="float">
            <text:p>17732766,36149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629030.84" calcext:value-type="float">
            <text:p>3629030,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826003.34486" calcext:value-type="float">
            <text:p>8826003,3448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17402360.901864" calcext:value-type="float">
            <text:p>17402360,901864</text:p>
          </table:table-cell>
          <table:table-cell office:value-type="float" office:value="17336546.201864" calcext:value-type="float">
            <text:p>17336546,20186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1100574.95" calcext:value-type="float">
            <text:p>1100574,95</text:p>
          </table:table-cell>
          <table:table-cell office:value-type="float" office:value="895918.7" calcext:value-type="float">
            <text:p>895918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1710041.617626" calcext:value-type="float">
            <text:p>11710041,6176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8243938.746942" calcext:value-type="float">
            <text:p>18243938,74694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361468.22" calcext:value-type="float">
            <text:p>3361468,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7800560.807087" calcext:value-type="float">
            <text:p>7800560,80708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22074295.92096" calcext:value-type="float">
            <text:p>22074295,92096</text:p>
          </table:table-cell>
          <table:table-cell office:value-type="float" office:value="22011838.59096" calcext:value-type="float">
            <text:p>22011838,5909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1151734.46" calcext:value-type="float">
            <text:p>1151734,46</text:p>
          </table:table-cell>
          <table:table-cell office:value-type="float" office:value="945632.54" calcext:value-type="float">
            <text:p>945632,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2284627.625824" calcext:value-type="float">
            <text:p>12284627,6258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0005809.259344" calcext:value-type="float">
            <text:p>20005809,25934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676560.717738" calcext:value-type="float">
            <text:p>5676560,71773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21348508.17209" calcext:value-type="float">
            <text:p>21348508,17209</text:p>
          </table:table-cell>
          <table:table-cell office:value-type="float" office:value="21304600.96209" calcext:value-type="float">
            <text:p>21304600,962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1145158.79" calcext:value-type="float">
            <text:p>1145158,79</text:p>
          </table:table-cell>
          <table:table-cell office:value-type="float" office:value="937496.26" calcext:value-type="float">
            <text:p>937496,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1388147.05311" calcext:value-type="float">
            <text:p>11388147,0531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674604.06" calcext:value-type="float">
            <text:p>674604,06</text:p>
          </table:table-cell>
          <table:table-cell office:value-type="float" office:value="423941.18" calcext:value-type="float">
            <text:p>423941,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20762178.592074" calcext:value-type="float">
            <text:p>20762178,59207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3015639.47" calcext:value-type="float">
            <text:p>3015639,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6711694.354708" calcext:value-type="float">
            <text:p>6711694,35470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24231371.5396" calcext:value-type="float">
            <text:p>24231371,5396</text:p>
          </table:table-cell>
          <table:table-cell office:value-type="float" office:value="24187844.0396" calcext:value-type="float">
            <text:p>24187844,039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180942.79" calcext:value-type="float">
            <text:p>1180942,79</text:p>
          </table:table-cell>
          <table:table-cell office:value-type="float" office:value="973980.34" calcext:value-type="float">
            <text:p>973980,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0406194.152224" calcext:value-type="float">
            <text:p>10406194,1522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635485.32" calcext:value-type="float">
            <text:p>635485,32</text:p>
          </table:table-cell>
          <table:table-cell office:value-type="float" office:value="382867.41" calcext:value-type="float">
            <text:p>382867,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3273249.2616" calcext:value-type="float">
            <text:p>23273249,261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441063.61952" calcext:value-type="float">
            <text:p>5441063,6195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27916293.889388" calcext:value-type="float">
            <text:p>27916293,889388</text:p>
          </table:table-cell>
          <table:table-cell office:value-type="float" office:value="27897353.773288" calcext:value-type="float">
            <text:p>27897353,77328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182115.34" calcext:value-type="float">
            <text:p>1182115,34</text:p>
          </table:table-cell>
          <table:table-cell office:value-type="float" office:value="971109.9895" calcext:value-type="float">
            <text:p>971109,9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510014.343695" calcext:value-type="float">
            <text:p>10510014,34369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620794.1569" calcext:value-type="float">
            <text:p>620794,1569</text:p>
          </table:table-cell>
          <table:table-cell office:value-type="float" office:value="371497.3" calcext:value-type="float">
            <text:p>371497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1065947.50983" calcext:value-type="float">
            <text:p>21065947,5098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Nathan Vicari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442621.538656" calcext:value-type="float">
            <text:p>4442621,53865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658311.261566" calcext:value-type="float">
            <text:p>4658311,26156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14500.32" calcext:value-type="float">
            <text:p>514500,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2362185.85" calcext:value-type="float">
            <text:p>2362185,8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272764.803768" calcext:value-type="float">
            <text:p>8272764,80376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511968.11" calcext:value-type="float">
            <text:p>511968,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5985004.272708" calcext:value-type="float">
            <text:p>5985004,27270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1845089.95" calcext:value-type="float">
            <text:p>1845089,95</text:p>
          </table:table-cell>
          <table:table-cell office:value-type="float" office:value="369532.61" calcext:value-type="float">
            <text:p>369532,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9972897.28592" calcext:value-type="float">
            <text:p>9972897,2859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938781.02" calcext:value-type="float">
            <text:p>1938781,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999257.06" calcext:value-type="float">
            <text:p>5999257,0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42306.699699" calcext:value-type="float">
            <text:p>1542306,6996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841005.884" calcext:value-type="float">
            <text:p>1841005,884</text:p>
          </table:table-cell>
          <table:table-cell office:value-type="float" office:value="364709.2" calcext:value-type="float">
            <text:p>364709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M-3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2365399.324495" calcext:value-type="float">
            <text:p>12365399,32449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544681.5513" calcext:value-type="float">
            <text:p>544681,5513</text:p>
          </table:table-cell>
          <table:table-cell office:value-type="float" office:value="344615.5742" calcext:value-type="float">
            <text:p>344615,5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679378.4672" calcext:value-type="float">
            <text:p>2679378,467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Hostyn Bauermann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195039.2056" calcext:value-type="float">
            <text:p>5195039,205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2262856.52395" calcext:value-type="float">
            <text:p>32262856,5239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385355.220775" calcext:value-type="float">
            <text:p>8385355,22077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24399462.682625" calcext:value-type="float">
            <text:p>24399462,68262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688646.59" calcext:value-type="float">
            <text:p>688646,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33399853.59" calcext:value-type="float">
            <text:p>33399853,5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62736.93" calcext:value-type="float">
            <text:p>62736,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475912.26" calcext:value-type="float">
            <text:p>1475912,2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6571993.892" calcext:value-type="float">
            <text:p>36571993,89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4006483.22709" calcext:value-type="float">
            <text:p>4006483,2270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2347482.177415" calcext:value-type="float">
            <text:p>22347482,17741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738416.36" calcext:value-type="float">
            <text:p>738416,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4812570.64" calcext:value-type="float">
            <text:p>34812570,6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64950.86" calcext:value-type="float">
            <text:p>64950,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83334.88" calcext:value-type="float">
            <text:p>883334,8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38639719.705213" calcext:value-type="float">
            <text:p>38639719,7052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980882.120403" calcext:value-type="float">
            <text:p>2980882,12040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2319979.721312" calcext:value-type="float">
            <text:p>22319979,72131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821067.35" calcext:value-type="float">
            <text:p>821067,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41536520.18" calcext:value-type="float">
            <text:p>41536520,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67471" calcext:value-type="float">
            <text:p>674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567660.23" calcext:value-type="float">
            <text:p>567660,2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0541452.582625" calcext:value-type="float">
            <text:p>40541452,5826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151976.671045" calcext:value-type="float">
            <text:p>3151976,67104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6223885.76085" calcext:value-type="float">
            <text:p>16223885,7608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41460024.34" calcext:value-type="float">
            <text:p>41460024,3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66505.86" calcext:value-type="float">
            <text:p>66505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617889.9" calcext:value-type="float">
            <text:p>617889,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3146755.282993" calcext:value-type="float">
            <text:p>43146755,28299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044949.68" calcext:value-type="float">
            <text:p>2044949,6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6376486.500302" calcext:value-type="float">
            <text:p>16376486,50030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2897455.97" calcext:value-type="float">
            <text:p>42897455,9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67024.53" calcext:value-type="float">
            <text:p>67024,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431938.37" calcext:value-type="float">
            <text:p>431938,3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5103406.181112" calcext:value-type="float">
            <text:p>45103406,18111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185087.04" calcext:value-type="float">
            <text:p>1185087,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5836047.42936" calcext:value-type="float">
            <text:p>15836047,4293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9240589.63" calcext:value-type="float">
            <text:p>49240589,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67598.74" calcext:value-type="float">
            <text:p>67598,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16351.67" calcext:value-type="float">
            <text:p>416351,6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6067758.612722" calcext:value-type="float">
            <text:p>46067758,61272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39068.51" calcext:value-type="float">
            <text:p>1239068,5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7560734.128552" calcext:value-type="float">
            <text:p>17560734,12855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9852969.16" calcext:value-type="float">
            <text:p>49852969,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65452.44" calcext:value-type="float">
            <text:p>65452,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419756.23" calcext:value-type="float">
            <text:p>419756,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9141267.07424" calcext:value-type="float">
            <text:p>49141267,0742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769452.38" calcext:value-type="float">
            <text:p>769452,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6615869.14176" calcext:value-type="float">
            <text:p>16615869,1417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0429403.44" calcext:value-type="float">
            <text:p>50429403,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65928.51" calcext:value-type="float">
            <text:p>65928,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92529.2" calcext:value-type="float">
            <text:p>392529,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8706952.031951" calcext:value-type="float">
            <text:p>48706952,03195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781875.8246" calcext:value-type="float">
            <text:p>1781875,8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274353.535449" calcext:value-type="float">
            <text:p>10274353,53544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0893864.898" calcext:value-type="float">
            <text:p>50893864,89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66100.3798" calcext:value-type="float">
            <text:p>66100,37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Pedro Scartezzini de Moraes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91316.2176" calcext:value-type="float">
            <text:p>391316,21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Rafael Klei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504212.51" calcext:value-type="float">
            <text:p>504212,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fael Klei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97126.51" calcext:value-type="float">
            <text:p>197126,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Rafael Klein</text:p>
          </table:table-cell>
          <table:table-cell office:value-type="string" calcext:value-type="string">
            <text:p>[ADV] Time Buffett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69203.96" calcext:value-type="float">
            <text:p>269203,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129760.16" calcext:value-type="float">
            <text:p>4129760,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56193.56" calcext:value-type="float">
            <text:p>556193,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4976137.060302" calcext:value-type="float">
            <text:p>4976137,06030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0343411.53" calcext:value-type="float">
            <text:p>10343411,5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227179.82" calcext:value-type="float">
            <text:p>1227179,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58301.85" calcext:value-type="float">
            <text:p>58301,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771705.48923" calcext:value-type="float">
            <text:p>8771705,48923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3594849.644848" calcext:value-type="float">
            <text:p>13594849,64484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041792.12" calcext:value-type="float">
            <text:p>3041792,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58809.39" calcext:value-type="float">
            <text:p>58809,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6322603.193424" calcext:value-type="float">
            <text:p>6322603,1934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4283553.94108" calcext:value-type="float">
            <text:p>14283553,9410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787026.590224" calcext:value-type="float">
            <text:p>3787026,5902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59389.6245" calcext:value-type="float">
            <text:p>59389,62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Rafael Zicca</text:p>
          </table:table-cell>
          <table:table-cell office:value-type="string" calcext:value-type="string">
            <text:p>[ADV] Time Buffett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6464857.414171" calcext:value-type="float">
            <text:p>6464857,41417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109048.04" calcext:value-type="float">
            <text:p>1109048,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17415.97" calcext:value-type="float">
            <text:p>817415,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1110994.73" calcext:value-type="float">
            <text:p>1110994,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829749.21" calcext:value-type="float">
            <text:p>829749,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143501.98" calcext:value-type="float">
            <text:p>1143501,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860110.91" calcext:value-type="float">
            <text:p>860110,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149930.88" calcext:value-type="float">
            <text:p>1149930,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860682.7" calcext:value-type="float">
            <text:p>860682,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870223.81" calcext:value-type="float">
            <text:p>870223,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971361.8" calcext:value-type="float">
            <text:p>971361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78584.09" calcext:value-type="float">
            <text:p>378584,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488330.65" calcext:value-type="float">
            <text:p>1488330,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875251.62" calcext:value-type="float">
            <text:p>875251,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990117.8" calcext:value-type="float">
            <text:p>990117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373634.35" calcext:value-type="float">
            <text:p>373634,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492824.07" calcext:value-type="float">
            <text:p>1492824,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71045.39" calcext:value-type="float">
            <text:p>371045,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Ramiro Gomes Ferreira</text:p>
          </table:table-cell>
          <table:table-cell office:value-type="string" calcext:value-type="string">
            <text:p>Marketing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01705.48" calcext:value-type="float">
            <text:p>1501705,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Rodrigo Pureza</text:p>
          </table:table-cell>
          <table:table-cell office:value-type="string" calcext:value-type="string">
            <text:p>Comercia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Roger Souza</text:p>
          </table:table-cell>
          <table:table-cell office:value-type="string" calcext:value-type="string">
            <text:p>SDR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Vinícius Feldmann Gonçalve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434592.3152" calcext:value-type="float">
            <text:p>434592,31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nícius Feldmann Gonçalves</text:p>
          </table:table-cell>
          <table:table-cell office:value-type="string" calcext:value-type="string">
            <text:p>[ADV] Supernova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6869470.093788" calcext:value-type="float">
            <text:p>6869470,09378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8507121.3077" calcext:value-type="float">
            <text:p>8507121,307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845759.55" calcext:value-type="float">
            <text:p>1845759,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9196190.22" calcext:value-type="float">
            <text:p>9196190,22</text:p>
          </table:table-cell>
          <table:table-cell office:value-type="float" office:value="9173544.21" calcext:value-type="float">
            <text:p>9173544,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9508541.74313" calcext:value-type="float">
            <text:p>9508541,7431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518376.16901" calcext:value-type="float">
            <text:p>3518376,1690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8556588.46" calcext:value-type="float">
            <text:p>8556588,46</text:p>
          </table:table-cell>
          <table:table-cell office:value-type="float" office:value="8533624.19" calcext:value-type="float">
            <text:p>8533624,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635984.74" calcext:value-type="float">
            <text:p>1635984,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10751522.9" calcext:value-type="float">
            <text:p>10751522,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7687073.064357" calcext:value-type="float">
            <text:p>7687073,06435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9370656.318556" calcext:value-type="float">
            <text:p>9370656,318556</text:p>
          </table:table-cell>
          <table:table-cell office:value-type="float" office:value="9342238.988556" calcext:value-type="float">
            <text:p>9342238,98855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522225.96" calcext:value-type="float">
            <text:p>1522225,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12284040.34" calcext:value-type="float">
            <text:p>12284040,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9494252.07821" calcext:value-type="float">
            <text:p>9494252,078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7173062.08" calcext:value-type="float">
            <text:p>7173062,08</text:p>
          </table:table-cell>
          <table:table-cell office:value-type="float" office:value="7131893.45" calcext:value-type="float">
            <text:p>7131893,4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3095835.26" calcext:value-type="float">
            <text:p>3095835,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3493496.29" calcext:value-type="float">
            <text:p>13493496,2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12113801.694015" calcext:value-type="float">
            <text:p>12113801,6940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6108451.51" calcext:value-type="float">
            <text:p>6108451,51</text:p>
          </table:table-cell>
          <table:table-cell office:value-type="float" office:value="6064821.54" calcext:value-type="float">
            <text:p>6064821,5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3026811.38" calcext:value-type="float">
            <text:p>3026811,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6743016" calcext:value-type="float">
            <text:p>1674301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15733030.109548" calcext:value-type="float">
            <text:p>15733030,1095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5348626.29" calcext:value-type="float">
            <text:p>5348626,29</text:p>
          </table:table-cell>
          <table:table-cell office:value-type="float" office:value="5304926.06" calcext:value-type="float">
            <text:p>5304926,0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5310349.539536" calcext:value-type="float">
            <text:p>5310349,53953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6209814.025132" calcext:value-type="float">
            <text:p>16209814,02513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 office:value-type="float" office:value="19359690.614078" calcext:value-type="float">
            <text:p>19359690,61407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5350778.78" calcext:value-type="float">
            <text:p>5350778,78</text:p>
          </table:table-cell>
          <table:table-cell office:value-type="float" office:value="5306696.39" calcext:value-type="float">
            <text:p>5306696,3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5371906.77456" calcext:value-type="float">
            <text:p>5371906,7745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6340538.3784" calcext:value-type="float">
            <text:p>16340538,378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21556923.836112" calcext:value-type="float">
            <text:p>21556923,83611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4460893.03" calcext:value-type="float">
            <text:p>4460893,03</text:p>
          </table:table-cell>
          <table:table-cell office:value-type="float" office:value="4416471.25" calcext:value-type="float">
            <text:p>4416471,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5532245.339397" calcext:value-type="float">
            <text:p>5532245,33939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5445523.907408" calcext:value-type="float">
            <text:p>15445523,90740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22512550.034554" calcext:value-type="float">
            <text:p>22512550,03455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hor Rosa</text:p>
          </table:table-cell>
          <table:table-cell office:value-type="string" calcext:value-type="string">
            <text:p>[ADV] Time Graham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2270643.5119" calcext:value-type="float">
            <text:p>2270643,5119</text:p>
          </table:table-cell>
          <table:table-cell office:value-type="float" office:value="2225817.9601" calcext:value-type="float">
            <text:p>2225817,960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412408.82" calcext:value-type="float">
            <text:p>412408,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table:number-columns-repeated="2" office:value-type="float" office:value="198185.83" calcext:value-type="float">
            <text:p>198185,8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42024.4369" calcext:value-type="float">
            <text:p>1042024,43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M-3M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757538.8008" calcext:value-type="float">
            <text:p>757538,80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10676814.5627" calcext:value-type="float">
            <text:p>10676814,56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office:value-type="string" calcext:value-type="string">
            <text:p>Vitor Bernardi Pereira</text:p>
          </table:table-cell>
          <table:table-cell office:value-type="string" calcext:value-type="string">
            <text:p>[ADV] Time Joel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table:number-columns-repeated="2" office:value-type="float" office:value="384735.6" calcext:value-type="float">
            <text:p>384735,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98318.24" calcext:value-type="float">
            <text:p>98318,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390845.61" calcext:value-type="float">
            <text:p>390845,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585828.756995" calcext:value-type="float">
            <text:p>585828,7569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ver 3M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3772055.806765" calcext:value-type="float">
            <text:p>3772055,80676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815799.43" calcext:value-type="float">
            <text:p>815799,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567895.099241" calcext:value-type="float">
            <text:p>567895,0992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500k-1M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508113.321888" calcext:value-type="float">
            <text:p>508113,32188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760106.1884" calcext:value-type="float">
            <text:p>760106,18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300k-500k</text:p>
          </table:table-cell>
        </table:table-row>
        <table:table-row table:style-name="ro3">
          <table:table-cell table:number-columns-repeated="2" office:value-type="string" calcext:value-type="string">
            <text:p>Wealth Advisor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table:number-columns-repeated="2" office:value-type="float" office:value="521101.59" calcext:value-type="float">
            <text:p>521101,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/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352207.85" calcext:value-type="float">
            <text:p>352207,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550084.01" calcext:value-type="float">
            <text:p>550084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office:value-type="float" office:value="27792.28" calcext:value-type="float">
            <text:p>27792,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2023-10</text:p>
          </table:table-cell>
          <table:table-cell table:number-columns-repeated="2" office:value-type="float" office:value="196646.5" calcext:value-type="float">
            <text:p>196646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/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367886.54" calcext:value-type="float">
            <text:p>367886,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587212.56" calcext:value-type="float">
            <text:p>587212,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office:value-type="float" office:value="27993.04" calcext:value-type="float">
            <text:p>27993,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1-30" calcext:value-type="date">
            <text:p>2023-11-30</text:p>
          </table:table-cell>
          <table:table-cell office:value-type="string" calcext:value-type="string">
            <text:p>2023-11</text:p>
          </table:table-cell>
          <table:table-cell table:number-columns-repeated="2" office:value-type="float" office:value="203606.43" calcext:value-type="float">
            <text:p>203606,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/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385312.51" calcext:value-type="float">
            <text:p>385312,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757366.1" calcext:value-type="float">
            <text:p>757366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office:value-type="float" office:value="28194.84" calcext:value-type="float">
            <text:p>28194,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3-12-28" calcext:value-type="date">
            <text:p>2023-12-28</text:p>
          </table:table-cell>
          <table:table-cell office:value-type="string" calcext:value-type="string">
            <text:p>2023-12</text:p>
          </table:table-cell>
          <table:table-cell table:number-columns-repeated="2" office:value-type="float" office:value="211595.6" calcext:value-type="float">
            <text:p>211595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/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384474.15" calcext:value-type="float">
            <text:p>384474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766937.75" calcext:value-type="float">
            <text:p>766937,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office:value-type="float" office:value="27087" calcext:value-type="float">
            <text:p>270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2024-01</text:p>
          </table:table-cell>
          <table:table-cell table:number-columns-repeated="2" office:value-type="float" office:value="211289.07" calcext:value-type="float">
            <text:p>211289,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/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390574.98" calcext:value-type="float">
            <text:p>390574,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789267.83" calcext:value-type="float">
            <text:p>789267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office:value-type="float" office:value="27296.17" calcext:value-type="float">
            <text:p>27296,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2024-02</text:p>
          </table:table-cell>
          <table:table-cell table:number-columns-repeated="2" office:value-type="float" office:value="214124.52" calcext:value-type="float">
            <text:p>214124,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Under 300k</text:p>
          </table:table-cell>
        </table:table-row>
        <table:table-row table:style-name="ro3">
          <table:table-cell table:number-columns-repeated="2"/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403562.35" calcext:value-type="float">
            <text:p>403562,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815347.47" calcext:value-type="float">
            <text:p>815347,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2024-03</text:p>
          </table:table-cell>
          <table:table-cell office:value-type="float" office:value="21051.03" calcext:value-type="float">
            <text:p>21051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396567.96" calcext:value-type="float">
            <text:p>396567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801628.22" calcext:value-type="float">
            <text:p>801628,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2024-04</text:p>
          </table:table-cell>
          <table:table-cell office:value-type="float" office:value="21195.97" calcext:value-type="float">
            <text:p>21195,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398383.56" calcext:value-type="float">
            <text:p>398383,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809217.89" calcext:value-type="float">
            <text:p>809217,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2024-05</text:p>
          </table:table-cell>
          <table:table-cell office:value-type="float" office:value="21358.82" calcext:value-type="float">
            <text:p>21358,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411820.83" calcext:value-type="float">
            <text:p>411820,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k-500k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837395.16" calcext:value-type="float">
            <text:p>837395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k-1M</text:p>
          </table:table-cell>
          <table:table-cell office:value-type="string" calcext:value-type="string">
            <text:p>Over 3M</text:p>
          </table:table-cell>
        </table:table-row>
        <table:table-row table:style-name="ro3">
          <table:table-cell table:number-columns-repeated="2"/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2024-06</text:p>
          </table:table-cell>
          <table:table-cell office:value-type="float" office:value="120706.6849" calcext:value-type="float">
            <text:p>120706,68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r 300k</text:p>
          </table:table-cell>
          <table:table-cell office:value-type="string" calcext:value-type="string">
            <text:p>Over 3M</text:p>
          </table:table-cell>
        </table:table-row>
      </table:table>
      <table:named-expressions/>
      <table:database-ranges>
        <table:database-range table:name="__Anonymous_Sheet_DB__0" table:target-range-address="Sheet1.A1:Sheet1.O9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3:37:16.532916926</meta:creation-date>
    <dc:date>2024-07-10T20:18:57.076905937</dc:date>
    <meta:editing-duration>PT21M</meta:editing-duration>
    <meta:editing-cycles>5</meta:editing-cycles>
    <meta:generator>LibreOffice/7.3.7.2$Linux_X86_64 LibreOffice_project/30$Build-2</meta:generator>
    <meta:document-statistic meta:table-count="2" meta:cell-count="15607" meta:object-count="0"/>
  </office:meta>
</office:document-meta>
</file>